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loister" svg:font-family="Cloister" style:font-family-generic="roman" style:font-pitch="variable"/>
    <style:font-face style:name="Linux Libertine S.O.Cist." svg:font-family="'Linux Libertine S.O.Cist.'"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Header" style:master-page-name="">
      <style:paragraph-properties fo:line-height="0.0008in" style:page-number="auto"/>
    </style:style>
    <style:style style:name="P2"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style>
    <style:style style:name="P3"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028in" style:type="right"/>
        </style:tab-stops>
      </style:paragraph-properties>
    </style:style>
    <style:style style:name="P4"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11in" style:type="right"/>
        </style:tab-stops>
      </style:paragraph-properties>
    </style:style>
    <style:style style:name="P5" style:family="paragraph" style:parent-style-name="Footer" style:master-page-name="">
      <style:paragraph-properties style:page-number="auto"/>
      <style:text-properties fo:font-size="1pt" style:font-size-asian="1pt" style:font-size-complex="1pt"/>
    </style:style>
    <style:style style:name="P6" style:family="paragraph" style:parent-style-name="Header" style:master-page-name="">
      <style:paragraph-properties style:page-number="auto"/>
      <style:text-properties fo:font-size="1pt" style:font-size-asian="1pt" style:font-size-complex="1pt"/>
    </style:style>
    <style:style style:name="P7" style:family="paragraph" style:parent-style-name="Body_20_text_20__28_6_29_" style:master-page-name="">
      <loext:graphic-properties draw:fill-gradient-name="gradient" draw:fill-hatch-name="hatch"/>
      <style:paragraph-properties fo:margin-left="0in" fo:margin-right="0in" style:line-height-at-least="0.239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8" style:family="paragraph" style:parent-style-name="Footnote" style:master-page-name="">
      <style:paragraph-properties fo:margin-left="0in" fo:margin-right="0in" style:line-height-at-least="0.239in" fo:text-align="start" style:justify-single-word="false" fo:text-indent="0.25in" style:auto-text-indent="false" style:page-number="auto"/>
    </style:style>
    <style:style style:name="P9" style:family="paragraph" style:parent-style-name="Body_20_text_20__28_2_29_" style:master-page-name="">
      <loext:graphic-properties draw:fill-gradient-name="gradient" draw:fill-hatch-name="hatch"/>
      <style:paragraph-properties fo:margin-left="0in" fo:margin-right="0in" style:line-height-at-least="0.2984in" fo:text-align="justify" style:justify-single-word="false" fo:hyphenation-ladder-count="no-limit" fo:text-indent="0.2in" style:auto-text-indent="false" style:page-number="auto" style:writing-mode="lr-tb"/>
      <style:text-properties officeooo:paragraph-rsid="000c2005" fo:hyphenate="true" fo:hyphenation-remain-char-count="2" fo:hyphenation-push-char-count="2" loext:hyphenation-no-caps="false"/>
    </style:style>
    <style:style style:name="P10" style:family="paragraph" style:parent-style-name="Body_20_text_20__28_2_29_" style:master-page-name="">
      <loext:graphic-properties draw:fill-gradient-name="gradient" draw:fill-hatch-name="hatch"/>
      <style:paragraph-properties fo:margin-left="0in" fo:margin-right="0in" style:line-height-at-least="0.2984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1" style:family="paragraph" style:parent-style-name="Body_20_text_20__28_2_29_" style:master-page-name="">
      <loext:graphic-properties draw:fill-gradient-name="gradient" draw:fill-hatch-name="hatch"/>
      <style:paragraph-properties fo:margin-left="0in" fo:margin-right="0in" style:line-height-at-least="0.2929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2" style:family="paragraph" style:parent-style-name="Body_20_text_20__28_2_29_" style:master-page-name="">
      <loext:graphic-properties draw:fill-gradient-name="gradient" draw:fill-hatch-name="hatch"/>
      <style:paragraph-properties fo:margin-left="0in" fo:margin-right="0in" style:line-height-at-least="0.3335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3" style:family="paragraph" style:parent-style-name="Body_20_text_20__28_2_29_" style:master-page-name="">
      <loext:graphic-properties draw:fill-gradient-name="gradient" draw:fill-hatch-name="hatch"/>
      <style:paragraph-properties fo:margin-left="0in" fo:margin-right="0in" style:line-height-at-least="0.2874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4" style:family="paragraph" style:parent-style-name="Body_20_text_20__28_2_29_" style:master-page-name="">
      <loext:graphic-properties draw:fill-gradient-name="gradient" draw:fill-hatch-name="hatch"/>
      <style:paragraph-properties fo:margin-left="0in" fo:margin-right="0in" style:line-height-at-least="0.2874in" fo:text-align="justify" style:justify-single-word="false" fo:hyphenation-ladder-count="no-limit" fo:text-indent="0.2in" style:auto-text-indent="false" style:page-number="auto"/>
      <style:text-properties officeooo:paragraph-rsid="0014d44e" fo:hyphenate="true" fo:hyphenation-remain-char-count="2" fo:hyphenation-push-char-count="2" loext:hyphenation-no-caps="false"/>
    </style:style>
    <style:style style:name="P15" style:family="paragraph" style:parent-style-name="Body_20_text_20__28_6_29_"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6" style:family="paragraph" style:parent-style-name="Body_20_text_20__28_2_29_"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ext-properties officeooo:paragraph-rsid="001eba1a" fo:hyphenate="true" fo:hyphenation-remain-char-count="2" fo:hyphenation-push-char-count="2" loext:hyphenation-no-caps="false"/>
    </style:style>
    <style:style style:name="P17" style:family="paragraph" style:parent-style-name="Body_20_text_20__28_2_29_">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text-properties officeooo:paragraph-rsid="001eba1a" fo:hyphenate="true" fo:hyphenation-remain-char-count="2" fo:hyphenation-push-char-count="2" loext:hyphenation-no-caps="false"/>
    </style:style>
    <style:style style:name="P18" style:family="paragraph" style:parent-style-name="Body_20_text_20__28_2_29_" style:master-page-name="">
      <loext:graphic-properties draw:fill-gradient-name="gradient" draw:fill-hatch-name="hatch"/>
      <style:paragraph-properties fo:margin-left="0in" fo:margin-right="0in" style:line-height-at-least="0.2665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19" style:family="paragraph" style:parent-style-name="Body_20_text_20__28_6_29_" style:master-page-name="">
      <loext:graphic-properties draw:fill-gradient-name="gradient" draw:fill-hatch-name="hatch"/>
      <style:paragraph-properties fo:margin-left="0in" fo:margin-right="0in" style:line-height-at-least="0.2665in" fo:text-align="justify" style:justify-single-word="false" fo:hyphenation-ladder-count="no-limit" fo:text-indent="0.2in" style:auto-text-indent="false" style:page-number="auto" fo:break-after="page"/>
      <style:text-properties officeooo:paragraph-rsid="0012a315" fo:hyphenate="true" fo:hyphenation-remain-char-count="2" fo:hyphenation-push-char-count="2" loext:hyphenation-no-caps="false"/>
    </style:style>
    <style:style style:name="P20" style:family="paragraph" style:parent-style-name="Body_20_text_20__28_6_29_" style:master-page-name="">
      <loext:graphic-properties draw:fill-gradient-name="gradient" draw:fill-hatch-name="hatch"/>
      <style:paragraph-properties fo:margin-left="0in" fo:margin-right="0in" style:line-height-at-least="0.2772in" fo:text-align="justify" style:justify-single-word="false" fo:hyphenation-ladder-count="no-limit" fo:text-indent="0in" style:auto-text-indent="false" style:page-number="auto"/>
      <style:text-properties officeooo:paragraph-rsid="000ddadd" fo:hyphenate="true" fo:hyphenation-remain-char-count="2" fo:hyphenation-push-char-count="2" loext:hyphenation-no-caps="false"/>
    </style:style>
    <style:style style:name="P21" style:family="paragraph" style:parent-style-name="Body_20_text_20__28_6_29_" style:master-page-name="">
      <loext:graphic-properties draw:fill-gradient-name="gradient" draw:fill-hatch-name="hatch"/>
      <style:paragraph-properties fo:margin-left="0in" fo:margin-right="0in" style:line-height-at-least="0.2807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2" style:family="paragraph" style:parent-style-name="Body_20_text_20__28_6_29_" style:master-page-name="">
      <loext:graphic-properties draw:fill-gradient-name="gradient" draw:fill-hatch-name="hatch"/>
      <style:paragraph-properties fo:margin-left="0in" fo:margin-right="0in" style:line-height-at-least="0.2319in" fo:text-align="justify" style:justify-single-word="false" fo:hyphenation-ladder-count="no-limit" fo:text-indent="0.2in" style:auto-text-indent="false" style:page-number="auto"/>
      <style:text-properties officeooo:paragraph-rsid="0011b789" fo:hyphenate="true" fo:hyphenation-remain-char-count="2" fo:hyphenation-push-char-count="2" loext:hyphenation-no-caps="false"/>
    </style:style>
    <style:style style:name="P23" style:family="paragraph" style:parent-style-name="Body_20_text_20__28_6_29_" style:master-page-name="">
      <loext:graphic-properties draw:fill-gradient-name="gradient" draw:fill-hatch-name="hatch"/>
      <style:paragraph-properties fo:margin-left="0in" fo:margin-right="0in" style:line-height-at-least="0.2319in" fo:text-align="justify" style:justify-single-word="false" fo:hyphenation-ladder-count="no-limit" fo:text-indent="0.2in" style:auto-text-indent="false" style:page-number="auto" fo:break-after="page"/>
      <style:text-properties officeooo:paragraph-rsid="0011b789" fo:hyphenate="true" fo:hyphenation-remain-char-count="2" fo:hyphenation-push-char-count="2" loext:hyphenation-no-caps="false"/>
    </style:style>
    <style:style style:name="P24" style:family="paragraph" style:parent-style-name="Body_20_text_20__28_6_29_" style:master-page-name="">
      <loext:graphic-properties draw:fill-gradient-name="gradient" draw:fill-hatch-name="hatch"/>
      <style:paragraph-properties fo:margin-left="0in" fo:margin-right="0in" style:line-height-at-least="0.2791in" fo:text-align="justify" style:justify-single-word="false" fo:hyphenation-ladder-count="no-limit" fo:text-indent="0.2in" style:auto-text-indent="false" style:page-number="auto">
        <style:tab-stops>
          <style:tab-stop style:position="6.1307in"/>
        </style:tab-stops>
      </style:paragraph-properties>
      <style:text-properties officeooo:paragraph-rsid="000c2005" fo:hyphenate="true" fo:hyphenation-remain-char-count="2" fo:hyphenation-push-char-count="2" loext:hyphenation-no-caps="false"/>
    </style:style>
    <style:style style:name="P25" style:family="paragraph" style:parent-style-name="Body_20_text_20__28_6_29_" style:master-page-name="">
      <loext:graphic-properties draw:fill-gradient-name="gradient" draw:fill-hatch-name="hatch"/>
      <style:paragraph-properties fo:margin-left="0in" fo:margin-right="0in" style:line-height-at-least="0.2791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6" style:family="paragraph" style:parent-style-name="Body_20_text_20__28_6_29_" style:master-page-name="">
      <loext:graphic-properties draw:fill-gradient-name="gradient" draw:fill-hatch-name="hatch"/>
      <style:paragraph-properties fo:margin-left="0in" fo:margin-right="0in" style:line-height-at-least="0.2756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7" style:family="paragraph" style:parent-style-name="Body_20_text_20__28_6_29_" style:master-page-name="">
      <loext:graphic-properties draw:fill-gradient-name="gradient" draw:fill-hatch-name="hatch"/>
      <style:paragraph-properties fo:margin-left="0in" fo:margin-right="0in" style:line-height-at-least="0.2693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8" style:family="paragraph" style:parent-style-name="Other" style:master-page-name="">
      <loext:graphic-properties draw:fill-gradient-name="gradient" draw:fill-hatch-name="hatch"/>
      <style:paragraph-properties fo:margin-left="0in" fo:margin-right="0in" style:line-height-at-least="0.1752in" fo:text-align="center"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29" style:family="paragraph" style:parent-style-name="Other">
      <loext:graphic-properties draw:fill-gradient-name="gradient" draw:fill-hatch-name="hatch"/>
      <style:paragraph-properties fo:margin-left="0in" fo:margin-right="0in" style:line-height-at-least="0.1752in" fo:text-align="center"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30" style:family="paragraph" style:parent-style-name="Other">
      <loext:graphic-properties draw:fill-gradient-name="gradient" draw:fill-hatch-name="hatch"/>
      <style:paragraph-properties fo:margin-left="0in" fo:margin-right="0in" style:line-height-at-least="0.1752in" fo:text-align="justify" style:justify-single-word="false" fo:hyphenation-ladder-count="no-limit" fo:text-indent="0.2in" style:auto-text-indent="false"/>
      <style:text-properties style:font-name="Linux Libertine S.O.Cist." fo:font-size="1pt" fo:language="la" fo:country="VA" officeooo:paragraph-rsid="000c2005" fo:background-color="transparent" style:font-size-asian="1pt" style:font-size-complex="1pt" fo:hyphenate="true" fo:hyphenation-remain-char-count="2" fo:hyphenation-push-char-count="2" loext:hyphenation-no-caps="false"/>
    </style:style>
    <style:style style:name="P31" style:family="paragraph" style:parent-style-name="Body_20_text_20__28_2_29__20__2b__20_DropCap63">
      <loext:graphic-properties draw:fill-gradient-name="gradient" draw:fill-hatch-name="hatch"/>
      <style:paragraph-properties fo:margin-left="0in" fo:margin-right="0in" fo:text-align="justify"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32" style:family="paragraph" style:parent-style-name="Body_20_text_20__28_2_29__20__2b__20_DropCap70">
      <loext:graphic-properties draw:fill-gradient-name="gradient" draw:fill-hatch-name="hatch"/>
      <style:paragraph-properties fo:margin-left="0in" fo:margin-right="0in" fo:text-align="justify"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33" style:family="paragraph" style:parent-style-name="Body_20_text_20__28_2_29__20__2b__20_DropCap69">
      <loext:graphic-properties draw:fill-gradient-name="gradient" draw:fill-hatch-name="hatch"/>
      <style:paragraph-properties fo:margin-left="0in" fo:margin-right="0in" fo:text-align="justify"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34" style:family="paragraph" style:parent-style-name="Body_20_text_20__28_2_29_">
      <loext:graphic-properties draw:fill="none" draw:fill-color="#729fcf" draw:fill-gradient-name="gradient" draw:fill-hatch-name="hatch"/>
      <style:paragraph-properties fo:margin-left="0in" fo:margin-right="0in" fo:margin-top="0in" fo:margin-bottom="0in" style:contextual-spacing="false" style:line-height-at-least="0.2945in" fo:text-align="justify" style:justify-single-word="false" fo:hyphenation-ladder-count="no-limit" fo:text-indent="0.2in" style:auto-text-indent="false" fo:background-color="transparent" style:writing-mode="lr-tb">
        <style:tab-stops>
          <style:tab-stop style:position="0.5654in"/>
        </style:tab-stops>
      </style:paragraph-properties>
      <style:text-properties officeooo:paragraph-rsid="001dde60" fo:hyphenate="true" fo:hyphenation-remain-char-count="2" fo:hyphenation-push-char-count="2" loext:hyphenation-no-caps="false"/>
    </style:style>
    <style:style style:name="P35" style:family="paragraph" style:parent-style-name="Body_20_text_20__28_2_29_" style:master-page-name="">
      <loext:graphic-properties draw:fill-gradient-name="gradient" draw:fill-hatch-name="hatch"/>
      <style:paragraph-properties fo:margin-left="0in" fo:margin-right="0in" style:line-height-at-least="0.2992in" fo:text-align="center"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36" style:family="paragraph" style:parent-style-name="Body_20_text_20__28_2_29_">
      <loext:graphic-properties draw:fill-gradient-name="gradient" draw:fill-hatch-name="hatch"/>
      <style:paragraph-properties fo:margin-left="0in" fo:margin-right="0in" style:line-height-at-least="0.2555in" fo:text-align="justify" style:justify-single-word="false" fo:hyphenation-ladder-count="no-limit" fo:text-indent="0.2in" style:auto-text-indent="false"/>
      <style:text-properties officeooo:paragraph-rsid="000c2005" fo:hyphenate="true" fo:hyphenation-remain-char-count="2" fo:hyphenation-push-char-count="2" loext:hyphenation-no-caps="false"/>
    </style:style>
    <style:style style:name="P37" style:family="paragraph" style:parent-style-name="Body_20_text_20__28_2_29_" style:master-page-name="">
      <loext:graphic-properties draw:fill-gradient-name="gradient" draw:fill-hatch-name="hatch"/>
      <style:paragraph-properties fo:margin-left="0in" fo:margin-right="0in" style:line-height-at-least="0.2555in" fo:text-align="justify"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38" style:family="paragraph" style:parent-style-name="Body_20_text_20__28_6_29_" style:master-page-name="">
      <loext:graphic-properties draw:fill-gradient-name="gradient" draw:fill-hatch-name="hatch"/>
      <style:paragraph-properties fo:margin-left="0in" fo:margin-right="0in" style:line-height-at-least="0.2307in" fo:text-align="justify" style:justify-single-word="false" fo:hyphenation-ladder-count="no-limit" fo:text-indent="0.2in" style:auto-text-indent="false" style:page-number="auto"/>
      <style:text-properties officeooo:paragraph-rsid="001846eb" fo:hyphenate="true" fo:hyphenation-remain-char-count="2" fo:hyphenation-push-char-count="2" loext:hyphenation-no-caps="false"/>
    </style:style>
    <style:style style:name="P39" style:family="paragraph" style:parent-style-name="Body_20_text_20__28_6_29_" style:master-page-name="">
      <loext:graphic-properties draw:fill-gradient-name="gradient" draw:fill-hatch-name="hatch"/>
      <style:paragraph-properties fo:margin-left="0in" fo:margin-right="0in" style:line-height-at-least="0.2307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40" style:family="paragraph" style:parent-style-name="Body_20_text_20__28_6_29_">
      <loext:graphic-properties draw:fill-gradient-name="gradient" draw:fill-hatch-name="hatch"/>
      <style:paragraph-properties fo:margin-left="0in" fo:margin-right="0in" style:line-height-at-least="0.272in" fo:text-align="justify" style:justify-single-word="false" fo:hyphenation-ladder-count="no-limit" fo:text-indent="0.2in" style:auto-text-indent="false"/>
      <style:text-properties officeooo:paragraph-rsid="00189a5e" fo:hyphenate="true" fo:hyphenation-remain-char-count="2" fo:hyphenation-push-char-count="2" loext:hyphenation-no-caps="false"/>
    </style:style>
    <style:style style:name="P41" style:family="paragraph" style:parent-style-name="Body_20_text_20__28_6_29_" style:master-page-name="">
      <loext:graphic-properties draw:fill-gradient-name="gradient" draw:fill-hatch-name="hatch"/>
      <style:paragraph-properties fo:margin-left="0in" fo:margin-right="0in" style:line-height-at-least="0.228in" fo:text-align="justify" style:justify-single-word="false" fo:hyphenation-ladder-count="no-limit" fo:text-indent="0.2in" style:auto-text-indent="false" style:page-number="auto"/>
      <style:text-properties officeooo:paragraph-rsid="00189a5e" fo:hyphenate="true" fo:hyphenation-remain-char-count="2" fo:hyphenation-push-char-count="2" loext:hyphenation-no-caps="false"/>
    </style:style>
    <style:style style:name="P42" style:family="paragraph" style:parent-style-name="Body_20_text_20__28_6_29_" style:master-page-name="">
      <loext:graphic-properties draw:fill-gradient-name="gradient" draw:fill-hatch-name="hatch"/>
      <style:paragraph-properties fo:margin-left="0in" fo:margin-right="0in" style:line-height-at-least="0.2528in" fo:text-align="justify" style:justify-single-word="false" fo:hyphenation-ladder-count="no-limit" fo:text-indent="0.2in" style:auto-text-indent="false" style:page-number="auto"/>
      <style:text-properties officeooo:paragraph-rsid="001eba1a" fo:hyphenate="true" fo:hyphenation-remain-char-count="2" fo:hyphenation-push-char-count="2" loext:hyphenation-no-caps="false"/>
    </style:style>
    <style:style style:name="P43" style:family="paragraph" style:parent-style-name="Body_20_text_20__28_6_29_" style:master-page-name="">
      <loext:graphic-properties draw:fill-gradient-name="gradient" draw:fill-hatch-name="hatch"/>
      <style:paragraph-properties fo:margin-left="0in" fo:margin-right="0in" style:line-height-at-least="0.2374in" fo:text-align="justify" style:justify-single-word="false" fo:hyphenation-ladder-count="no-limit" fo:text-indent="0.2in" style:auto-text-indent="false" style:page-number="auto" fo:break-after="page"/>
      <style:text-properties officeooo:paragraph-rsid="001eba1a" fo:hyphenate="true" fo:hyphenation-remain-char-count="2" fo:hyphenation-push-char-count="2" loext:hyphenation-no-caps="false"/>
    </style:style>
    <style:style style:name="P44" style:family="paragraph" style:parent-style-name="Footnote" style:master-page-name="">
      <style:paragraph-properties fo:margin-left="0in" fo:margin-right="0in" style:line-height-at-least="0.2236in" fo:text-align="start" style:justify-single-word="false" fo:text-indent="0.25in" style:auto-text-indent="false" style:page-number="auto"/>
    </style:style>
    <style:style style:name="P45" style:family="paragraph" style:parent-style-name="Heading_20__23_6" style:master-page-name="">
      <loext:graphic-properties draw:fill-gradient-name="gradient" draw:fill-hatch-name="hatch"/>
      <style:paragraph-properties fo:margin-left="0in" fo:margin-right="0in" style:line-height-at-least="0.2874in" fo:text-align="center"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46" style:family="paragraph" style:parent-style-name="Heading_20__23_6" style:master-page-name="">
      <loext:graphic-properties draw:fill-gradient-name="gradient" draw:fill-hatch-name="hatch"/>
      <style:paragraph-properties fo:margin-left="0in" fo:margin-right="0in" style:line-height-at-least="0.2874in" fo:text-align="justify" style:justify-single-word="false" fo:keep-together="always" fo:hyphenation-ladder-count="no-limit" fo:text-indent="0.2in" style:auto-text-indent="false" style:page-number="auto" fo:keep-with-next="always"/>
      <style:text-properties officeooo:paragraph-rsid="00189a5e" fo:hyphenate="true" fo:hyphenation-remain-char-count="2" fo:hyphenation-push-char-count="2" loext:hyphenation-no-caps="false"/>
    </style:style>
    <style:style style:name="P47" style:family="paragraph" style:parent-style-name="Heading_20__23_6" style:master-page-name="">
      <loext:graphic-properties draw:fill-gradient-name="gradient" draw:fill-hatch-name="hatch"/>
      <style:paragraph-properties fo:margin-left="0in" fo:margin-right="0in" style:line-height-at-least="0.2929in" fo:text-align="justify"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48" style:family="paragraph" style:parent-style-name="Heading_20__23_6" style:master-page-name="">
      <loext:graphic-properties draw:fill-gradient-name="gradient" draw:fill-hatch-name="hatch"/>
      <style:paragraph-properties fo:margin-left="0in" fo:margin-right="0in" style:line-height-at-least="0.289in" fo:text-align="justify"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49"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50" style:family="paragraph" style:parent-style-name="Body_20_text_20__28_2_29_" style:list-style-name="L3">
      <loext:graphic-properties draw:fill="none" draw:fill-color="#729fcf" draw:fill-gradient-name="gradient" draw:fill-hatch-name="hatch"/>
      <style:paragraph-properties fo:margin-left="0.3752in" fo:margin-right="0in" style:line-height-at-least="0.2862in" fo:text-align="justify" style:justify-single-word="false" fo:hyphenation-ladder-count="no-limit" fo:text-indent="0.1866in" style:auto-text-indent="false" fo:background-color="transparent"/>
      <style:text-properties officeooo:paragraph-rsid="001a3cb0" fo:hyphenate="true" fo:hyphenation-remain-char-count="2" fo:hyphenation-push-char-count="2" loext:hyphenation-no-caps="false"/>
    </style:style>
    <style:style style:name="P51"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2154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52" style:family="paragraph" style:parent-style-name="Body_20_text_20__28_2_29_" style:list-style-name="L3" style:master-page-name="">
      <loext:graphic-properties draw:fill="none" draw:fill-color="#729fcf" draw:fill-gradient-name="gradient" draw:fill-hatch-name="hatch"/>
      <style:paragraph-properties fo:margin-left="0.3752in" fo:margin-right="0in" style:line-height-at-least="0.3236in" fo:text-align="justify" style:justify-single-word="false" fo:hyphenation-ladder-count="no-limit" fo:text-indent="0.1866in" style:auto-text-indent="false" style:page-number="auto" fo:break-before="auto" fo:break-after="auto" fo:background-color="transparent"/>
      <style:text-properties officeooo:paragraph-rsid="001a3cb0" fo:hyphenate="true" fo:hyphenation-remain-char-count="2" fo:hyphenation-push-char-count="2" loext:hyphenation-no-caps="false"/>
    </style:style>
    <style:style style:name="P53" style:family="paragraph" style:parent-style-name="Body_20_text_20__28_2_29_" style:list-style-name="L3">
      <loext:graphic-properties draw:fill="none" draw:fill-color="#729fcf" draw:fill-gradient-name="gradient" draw:fill-hatch-name="hatch"/>
      <style:paragraph-properties fo:margin-left="0.3752in" fo:margin-right="0in" style:line-height-at-least="0.3236in" fo:text-align="justify" style:justify-single-word="false" fo:hyphenation-ladder-count="no-limit" fo:text-indent="0.1866in" style:auto-text-indent="false" fo:background-color="transparent"/>
      <style:text-properties officeooo:paragraph-rsid="001a3cb0" fo:hyphenate="true" fo:hyphenation-remain-char-count="2" fo:hyphenation-push-char-count="2" loext:hyphenation-no-caps="false"/>
    </style:style>
    <style:style style:name="P54" style:family="paragraph" style:parent-style-name="Body_20_text_20__28_2_29_" style:list-style-name="L3" style:master-page-name="">
      <loext:graphic-properties draw:fill-gradient-name="gradient" draw:fill-hatch-name="hatch"/>
      <style:paragraph-properties fo:margin-left="0in" fo:margin-right="0in" style:line-height-at-least="0.3016in" fo:text-align="center" style:justify-single-word="false" fo:hyphenation-ladder-count="no-limit" fo:text-indent="0.2in" style:auto-text-indent="false" style:page-number="auto"/>
      <style:text-properties officeooo:paragraph-rsid="001a3cb0" fo:hyphenate="true" fo:hyphenation-remain-char-count="2" fo:hyphenation-push-char-count="2" loext:hyphenation-no-caps="false"/>
    </style:style>
    <style:style style:name="P55" style:family="paragraph" style:parent-style-name="Body_20_text_20__28_2_29_" style:list-style-name="L3" style:master-page-name="">
      <loext:graphic-properties draw:fill-gradient-name="gradient" draw:fill-hatch-name="hatch"/>
      <style:paragraph-properties fo:margin-left="0in" fo:margin-right="0in" style:line-height-at-least="0.2945in" fo:text-align="center" style:justify-single-word="false" fo:hyphenation-ladder-count="no-limit" fo:text-indent="0.2in" style:auto-text-indent="false" style:page-number="auto"/>
      <style:text-properties officeooo:paragraph-rsid="001a3cb0" fo:hyphenate="true" fo:hyphenation-remain-char-count="2" fo:hyphenation-push-char-count="2" loext:hyphenation-no-caps="false"/>
    </style:style>
    <style:style style:name="P56" style:family="paragraph" style:parent-style-name="Body_20_text_20__28_2_29_" style:list-style-name="L3" style:master-page-name="">
      <loext:graphic-properties draw:fill-gradient-name="gradient" draw:fill-hatch-name="hatch"/>
      <style:paragraph-properties fo:margin-left="0in" fo:margin-right="0in" style:line-height-at-least="0.2945in" fo:text-align="center" style:justify-single-word="false" fo:hyphenation-ladder-count="no-limit" fo:text-indent="0.2in" style:auto-text-indent="false" style:page-number="auto"/>
      <style:text-properties officeooo:paragraph-rsid="001b946c" fo:hyphenate="true" fo:hyphenation-remain-char-count="2" fo:hyphenation-push-char-count="2" loext:hyphenation-no-caps="false"/>
    </style:style>
    <style:style style:name="P57" style:family="paragraph" style:parent-style-name="Body_20_text_20__28_2_29_" style:list-style-name="L3">
      <loext:graphic-properties draw:fill="none" draw:fill-color="#729fcf" draw:fill-gradient-name="gradient" draw:fill-hatch-name="hatch"/>
      <style:paragraph-properties fo:margin-left="0in" fo:margin-right="0in" fo:margin-top="0in" fo:margin-bottom="0in" style:contextual-spacing="false" style:line-height-at-least="0.2945in" fo:text-align="justify" style:justify-single-word="false" fo:hyphenation-ladder-count="no-limit" fo:text-indent="0.2in" style:auto-text-indent="false" fo:background-color="transparent" style:writing-mode="lr-tb">
        <style:tab-stops>
          <style:tab-stop style:position="0.5654in"/>
        </style:tab-stops>
      </style:paragraph-properties>
      <style:text-properties officeooo:paragraph-rsid="001c438b" fo:hyphenate="true" fo:hyphenation-remain-char-count="2" fo:hyphenation-push-char-count="2" loext:hyphenation-no-caps="false"/>
    </style:style>
    <style:style style:name="P58" style:family="paragraph" style:parent-style-name="Body_20_text_20__28_2_29_" style:list-style-name="L3">
      <loext:graphic-properties draw:fill="none" draw:fill-color="#729fcf" draw:fill-gradient-name="gradient" draw:fill-hatch-name="hatch"/>
      <style:paragraph-properties fo:margin-left="0in" fo:margin-right="0in" fo:margin-top="0in" fo:margin-bottom="0in" style:contextual-spacing="false" style:line-height-at-least="0.2945in" fo:text-align="justify" style:justify-single-word="false" fo:hyphenation-ladder-count="no-limit" fo:text-indent="0.2in" style:auto-text-indent="false" fo:background-color="transparent" style:writing-mode="lr-tb">
        <style:tab-stops>
          <style:tab-stop style:position="0.5654in"/>
        </style:tab-stops>
      </style:paragraph-properties>
      <style:text-properties officeooo:paragraph-rsid="001dde60" fo:hyphenate="true" fo:hyphenation-remain-char-count="2" fo:hyphenation-push-char-count="2" loext:hyphenation-no-caps="false"/>
    </style:style>
    <style:style style:name="P59" style:family="paragraph" style:parent-style-name="Body_20_text_20__28_2_29_" style:list-style-name="L3" style:master-page-name="">
      <loext:graphic-properties draw:fill-gradient-name="gradient" draw:fill-hatch-name="hatch"/>
      <style:paragraph-properties fo:margin-left="0in" fo:margin-right="0in" style:line-height-at-least="0.2984in" fo:text-align="center" style:justify-single-word="false" fo:hyphenation-ladder-count="no-limit" fo:text-indent="0.2in" style:auto-text-indent="false" style:page-number="auto"/>
      <style:text-properties officeooo:paragraph-rsid="001b946c" fo:hyphenate="true" fo:hyphenation-remain-char-count="2" fo:hyphenation-push-char-count="2" loext:hyphenation-no-caps="false"/>
    </style:style>
    <style:style style:name="P60" style:family="paragraph" style:parent-style-name="Body_20_text_20__28_2_29_" style:list-style-name="L3" style:master-page-name="">
      <loext:graphic-properties draw:fill="none" draw:fill-color="#729fcf" draw:fill-gradient-name="gradient" draw:fill-hatch-name="hatch"/>
      <style:paragraph-properties fo:margin-left="0.5in" fo:margin-right="0in" style:line-height-at-least="0.2957in" fo:text-align="justify" style:justify-single-word="false" fo:hyphenation-ladder-count="no-limit" fo:text-indent="0.1866in" style:auto-text-indent="false" style:page-number="auto" fo:background-color="transparent"/>
      <style:text-properties officeooo:paragraph-rsid="001c438b" fo:hyphenate="true" fo:hyphenation-remain-char-count="2" fo:hyphenation-push-char-count="2" loext:hyphenation-no-caps="false"/>
    </style:style>
    <style:style style:name="P61" style:family="paragraph" style:parent-style-name="Body_20_text_20__28_2_29_" style:list-style-name="L3" style:master-page-name="">
      <loext:graphic-properties draw:fill-gradient-name="gradient" draw:fill-hatch-name="hatch"/>
      <style:paragraph-properties fo:margin-left="0in" fo:margin-right="0in" style:line-height-at-least="0.2957in" fo:text-align="center" style:justify-single-word="false" fo:hyphenation-ladder-count="no-limit" fo:text-indent="0.2in" style:auto-text-indent="false" style:page-number="auto"/>
      <style:text-properties officeooo:paragraph-rsid="001c438b" fo:hyphenate="true" fo:hyphenation-remain-char-count="2" fo:hyphenation-push-char-count="2" loext:hyphenation-no-caps="false"/>
    </style:style>
    <style:style style:name="P62" style:family="paragraph" style:parent-style-name="Body_20_text_20__28_2_29__20__2b__20_DropCap64" style:list-style-name="L3">
      <loext:graphic-properties draw:fill-gradient-name="gradient" draw:fill-hatch-name="hatch"/>
      <style:paragraph-properties fo:margin-left="0in" fo:margin-right="0in" fo:text-align="justify" style:justify-single-word="false" fo:hyphenation-ladder-count="no-limit" fo:text-indent="0.2in" style:auto-text-indent="false"/>
      <style:text-properties officeooo:paragraph-rsid="001a3cb0" fo:hyphenate="true" fo:hyphenation-remain-char-count="2" fo:hyphenation-push-char-count="2" loext:hyphenation-no-caps="false"/>
    </style:style>
    <style:style style:name="P63" style:family="paragraph" style:parent-style-name="Body_20_text_20__28_2_29__20__2b__20_DropCap66" style:list-style-name="L3">
      <loext:graphic-properties draw:fill-gradient-name="gradient" draw:fill-hatch-name="hatch"/>
      <style:paragraph-properties fo:margin-left="0in" fo:margin-right="0in" fo:text-align="justify" style:justify-single-word="false" fo:hyphenation-ladder-count="no-limit" fo:text-indent="0.2in" style:auto-text-indent="false"/>
      <style:text-properties officeooo:paragraph-rsid="001b946c" fo:hyphenate="true" fo:hyphenation-remain-char-count="2" fo:hyphenation-push-char-count="2" loext:hyphenation-no-caps="false"/>
    </style:style>
    <style:style style:name="P64" style:family="paragraph" style:parent-style-name="Body_20_text_20__28_6_29_" style:list-style-name="L2" style:master-page-name="">
      <loext:graphic-properties draw:fill-gradient-name="gradient" draw:fill-hatch-name="hatch"/>
      <style:paragraph-properties fo:margin-left="0in" fo:margin-right="0in" style:line-height-at-least="0.2807in" fo:text-align="justify" style:justify-single-word="false" fo:hyphenation-ladder-count="no-limit" fo:text-indent="0.2in" style:auto-text-indent="false" style:page-number="auto">
        <style:tab-stops>
          <style:tab-stop style:position="0.4839in"/>
        </style:tab-stops>
      </style:paragraph-properties>
      <style:text-properties officeooo:paragraph-rsid="000c2005" fo:hyphenate="true" fo:hyphenation-remain-char-count="2" fo:hyphenation-push-char-count="2" loext:hyphenation-no-caps="false"/>
    </style:style>
    <style:style style:name="P65" style:family="paragraph" style:parent-style-name="Body_20_text_20__28_6_29_" style:list-style-name="L2" style:master-page-name="">
      <loext:graphic-properties draw:fill-gradient-name="gradient" draw:fill-hatch-name="hatch"/>
      <style:paragraph-properties fo:margin-left="0in" fo:margin-right="0in" style:line-height-at-least="0.2807in" fo:text-align="justify" style:justify-single-word="false" fo:hyphenation-ladder-count="no-limit" fo:text-indent="0.2in" style:auto-text-indent="false" style:page-number="auto">
        <style:tab-stops>
          <style:tab-stop style:position="0.4835in"/>
        </style:tab-stops>
      </style:paragraph-properties>
      <style:text-properties officeooo:paragraph-rsid="000c2005" fo:hyphenate="true" fo:hyphenation-remain-char-count="2" fo:hyphenation-push-char-count="2" loext:hyphenation-no-caps="false"/>
    </style:style>
    <style:style style:name="P66" style:family="paragraph" style:parent-style-name="Body_20_text_20__28_6_29_" style:list-style-name="L2"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ab-stops>
          <style:tab-stop style:position="0.4783in"/>
        </style:tab-stops>
      </style:paragraph-properties>
      <style:text-properties officeooo:paragraph-rsid="000c2005" fo:hyphenate="true" fo:hyphenation-remain-char-count="2" fo:hyphenation-push-char-count="2" loext:hyphenation-no-caps="false"/>
    </style:style>
    <style:style style:name="P67" style:family="paragraph" style:parent-style-name="Body_20_text_20__28_6_29_" style:list-style-name="L3"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ab-stops>
          <style:tab-stop style:position="0.5752in"/>
        </style:tab-stops>
      </style:paragraph-properties>
      <style:text-properties officeooo:paragraph-rsid="00189a5e" fo:hyphenate="true" fo:hyphenation-remain-char-count="2" fo:hyphenation-push-char-count="2" loext:hyphenation-no-caps="false"/>
    </style:style>
    <style:style style:name="P68" style:family="paragraph" style:parent-style-name="Body_20_text_20__28_6_29_" style:list-style-name="L3"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ext-properties officeooo:paragraph-rsid="001c438b" fo:hyphenate="true" fo:hyphenation-remain-char-count="2" fo:hyphenation-push-char-count="2" loext:hyphenation-no-caps="false"/>
    </style:style>
    <style:style style:name="P69" style:family="paragraph" style:parent-style-name="Body_20_text_20__28_6_29_" style:list-style-name="L3" style:master-page-name="">
      <loext:graphic-properties draw:fill-gradient-name="gradient" draw:fill-hatch-name="hatch"/>
      <style:paragraph-properties fo:margin-left="0in" fo:margin-right="0in" style:line-height-at-least="0.278in" fo:text-align="justify" style:justify-single-word="false" fo:hyphenation-ladder-count="no-limit" fo:text-indent="0.2in" style:auto-text-indent="false" style:page-number="auto">
        <style:tab-stops>
          <style:tab-stop style:position="0.611in"/>
        </style:tab-stops>
      </style:paragraph-properties>
      <style:text-properties officeooo:paragraph-rsid="001c438b" fo:hyphenate="true" fo:hyphenation-remain-char-count="2" fo:hyphenation-push-char-count="2" loext:hyphenation-no-caps="false"/>
    </style:style>
    <style:style style:name="P70" style:family="paragraph" style:parent-style-name="Body_20_text_20__28_6_29_" style:list-style-name="L2" style:master-page-name="">
      <loext:graphic-properties draw:fill-gradient-name="gradient" draw:fill-hatch-name="hatch"/>
      <style:paragraph-properties fo:margin-left="0in" fo:margin-right="0in" style:line-height-at-least="0.2839in" fo:text-align="justify" style:justify-single-word="false" fo:hyphenation-ladder-count="no-limit" fo:text-indent="0.2in" style:auto-text-indent="false" style:page-number="auto" style:writing-mode="lr-tb">
        <style:tab-stops>
          <style:tab-stop style:position="0.4783in"/>
        </style:tab-stops>
      </style:paragraph-properties>
      <style:text-properties officeooo:paragraph-rsid="000c2005" fo:hyphenate="true" fo:hyphenation-remain-char-count="2" fo:hyphenation-push-char-count="2" loext:hyphenation-no-caps="false"/>
    </style:style>
    <style:style style:name="P71" style:family="paragraph" style:parent-style-name="Body_20_text_20__28_6_29_" style:list-style-name="L2" style:master-page-name="">
      <loext:graphic-properties draw:fill-gradient-name="gradient" draw:fill-hatch-name="hatch"/>
      <style:paragraph-properties fo:margin-left="0in" fo:margin-right="0in" style:line-height-at-least="0.2839in" fo:text-align="justify" style:justify-single-word="false" fo:hyphenation-ladder-count="no-limit" fo:text-indent="0.2in" style:auto-text-indent="false" style:page-number="auto">
        <style:tab-stops>
          <style:tab-stop style:position="0.4783in"/>
        </style:tab-stops>
      </style:paragraph-properties>
      <style:text-properties officeooo:paragraph-rsid="000c2005" fo:hyphenate="true" fo:hyphenation-remain-char-count="2" fo:hyphenation-push-char-count="2" loext:hyphenation-no-caps="false"/>
    </style:style>
    <style:style style:name="P72" style:family="paragraph" style:parent-style-name="Body_20_text_20__28_6_29_" style:list-style-name="L2" style:master-page-name="">
      <loext:graphic-properties draw:fill-gradient-name="gradient" draw:fill-hatch-name="hatch"/>
      <style:paragraph-properties fo:margin-left="0in" fo:margin-right="0in" style:line-height-at-least="0.2756in" fo:text-align="justify" style:justify-single-word="false" fo:hyphenation-ladder-count="no-limit" fo:text-indent="0.2in" style:auto-text-indent="false" style:page-number="auto">
        <style:tab-stops>
          <style:tab-stop style:position="0.5181in"/>
        </style:tab-stops>
      </style:paragraph-properties>
      <style:text-properties officeooo:paragraph-rsid="000c2005" fo:hyphenate="true" fo:hyphenation-remain-char-count="2" fo:hyphenation-push-char-count="2" loext:hyphenation-no-caps="false"/>
    </style:style>
    <style:style style:name="P73" style:family="paragraph" style:parent-style-name="Body_20_text_20__28_6_29_" style:list-style-name="L3" style:master-page-name="">
      <loext:graphic-properties draw:fill-gradient-name="gradient" draw:fill-hatch-name="hatch"/>
      <style:paragraph-properties fo:margin-left="0in" fo:margin-right="0in" fo:margin-top="0in" fo:margin-bottom="0in" style:contextual-spacing="false" style:line-height-at-least="0.2693in" fo:text-align="justify" style:justify-single-word="false" fo:hyphenation-ladder-count="no-limit" fo:text-indent="0.2in" style:auto-text-indent="false" style:page-number="auto" fo:break-before="auto" fo:break-after="auto">
        <style:tab-stops>
          <style:tab-stop style:position="0.5752in"/>
        </style:tab-stops>
      </style:paragraph-properties>
      <style:text-properties officeooo:paragraph-rsid="00165b05" fo:hyphenate="true" fo:hyphenation-remain-char-count="2" fo:hyphenation-push-char-count="2" loext:hyphenation-no-caps="false"/>
    </style:style>
    <style:style style:name="P74" style:family="paragraph" style:parent-style-name="Body_20_text_20__28_6_29_" style:list-style-name="L3" style:master-page-name="">
      <loext:graphic-properties draw:fill-gradient-name="gradient" draw:fill-hatch-name="hatch"/>
      <style:paragraph-properties fo:margin-left="0in" fo:margin-right="0in" fo:margin-top="0in" fo:margin-bottom="0in" style:contextual-spacing="false" style:line-height-at-least="0.2693in" fo:text-align="justify" style:justify-single-word="false" fo:hyphenation-ladder-count="no-limit" fo:text-indent="0.2in" style:auto-text-indent="false" style:page-number="auto">
        <style:tab-stops>
          <style:tab-stop style:position="0.5752in"/>
        </style:tab-stops>
      </style:paragraph-properties>
      <style:text-properties officeooo:paragraph-rsid="00189a5e" fo:hyphenate="true" fo:hyphenation-remain-char-count="2" fo:hyphenation-push-char-count="2" loext:hyphenation-no-caps="false"/>
    </style:style>
    <style:style style:name="P75" style:family="paragraph" style:parent-style-name="Body_20_text_20__28_6_29_" style:list-style-name="L3">
      <loext:graphic-properties draw:fill-gradient-name="gradient" draw:fill-hatch-name="hatch"/>
      <style:paragraph-properties fo:margin-left="0in" fo:margin-right="0in" fo:margin-top="0in" fo:margin-bottom="0in" style:contextual-spacing="false" style:line-height-at-least="0.2693in" fo:text-align="justify" style:justify-single-word="false" fo:hyphenation-ladder-count="no-limit" fo:text-indent="0.2in" style:auto-text-indent="false">
        <style:tab-stops>
          <style:tab-stop style:position="0.5752in"/>
        </style:tab-stops>
      </style:paragraph-properties>
      <style:text-properties officeooo:paragraph-rsid="00189a5e" fo:hyphenate="true" fo:hyphenation-remain-char-count="2" fo:hyphenation-push-char-count="2" loext:hyphenation-no-caps="false"/>
    </style:style>
    <style:style style:name="P76" style:family="paragraph" style:parent-style-name="Body_20_text_20__28_6_29_" style:list-style-name="L3" style:master-page-name="">
      <loext:graphic-properties draw:fill-gradient-name="gradient" draw:fill-hatch-name="hatch"/>
      <style:paragraph-properties fo:margin-left="0in" fo:margin-right="0in" style:line-height-at-least="0.2791in" fo:text-align="justify" style:justify-single-word="false" fo:hyphenation-ladder-count="no-limit" fo:text-indent="0.2in" style:auto-text-indent="false" style:page-number="auto">
        <style:tab-stops>
          <style:tab-stop style:position="0.5992in"/>
        </style:tab-stops>
      </style:paragraph-properties>
      <style:text-properties officeooo:paragraph-rsid="000c2005" fo:hyphenate="true" fo:hyphenation-remain-char-count="2" fo:hyphenation-push-char-count="2" loext:hyphenation-no-caps="false"/>
    </style:style>
    <style:style style:name="P77" style:family="paragraph" style:parent-style-name="Body_20_text_20__28_6_29_" style:list-style-name="L3">
      <loext:graphic-properties draw:fill-gradient-name="gradient" draw:fill-hatch-name="hatch"/>
      <style:paragraph-properties fo:margin-left="0in" fo:margin-right="0in" style:line-height-at-least="0.2799in" fo:text-align="justify" style:justify-single-word="false" fo:hyphenation-ladder-count="no-limit" fo:text-indent="0.2in" style:auto-text-indent="false">
        <style:tab-stops>
          <style:tab-stop style:position="0.5654in"/>
        </style:tab-stops>
      </style:paragraph-properties>
      <style:text-properties officeooo:paragraph-rsid="001a3cb0" fo:hyphenate="true" fo:hyphenation-remain-char-count="2" fo:hyphenation-push-char-count="2" loext:hyphenation-no-caps="false"/>
    </style:style>
    <style:style style:name="P78" style:family="paragraph" style:parent-style-name="Body_20_text_20__28_6_29_" style:list-style-name="L3" style:master-page-name="">
      <loext:graphic-properties draw:fill="none" draw:fill-color="#729fcf" draw:fill-gradient-name="gradient" draw:fill-hatch-name="hatch"/>
      <style:paragraph-properties fo:margin-left="0.3752in" fo:margin-right="0in" style:line-height-at-least="0.2799in" fo:text-align="justify" style:justify-single-word="false" fo:hyphenation-ladder-count="no-limit" fo:text-indent="0in" style:auto-text-indent="false" style:page-number="auto" fo:background-color="transparent" style:writing-mode="lr-tb">
        <style:tab-stops>
          <style:tab-stop style:position="0.5654in"/>
        </style:tab-stops>
      </style:paragraph-properties>
      <style:text-properties officeooo:paragraph-rsid="001a3cb0" fo:hyphenate="true" fo:hyphenation-remain-char-count="2" fo:hyphenation-push-char-count="2" loext:hyphenation-no-caps="false"/>
    </style:style>
    <style:style style:name="P79" style:family="paragraph" style:parent-style-name="Body_20_text_20__28_6_29_" style:list-style-name="L3">
      <loext:graphic-properties draw:fill="none" draw:fill-color="#729fcf" draw:fill-gradient-name="gradient" draw:fill-hatch-name="hatch"/>
      <style:paragraph-properties fo:margin-left="0.3752in" fo:margin-right="0in" style:line-height-at-least="0.2799in" fo:text-align="justify" style:justify-single-word="false" fo:hyphenation-ladder-count="no-limit" fo:text-indent="0in" style:auto-text-indent="false" fo:background-color="transparent" style:writing-mode="lr-tb">
        <style:tab-stops>
          <style:tab-stop style:position="0.5654in"/>
        </style:tab-stops>
      </style:paragraph-properties>
      <style:text-properties officeooo:paragraph-rsid="001a3cb0" fo:hyphenate="true" fo:hyphenation-remain-char-count="2" fo:hyphenation-push-char-count="2" loext:hyphenation-no-caps="false"/>
    </style:style>
    <style:style style:name="P80" style:family="paragraph" style:parent-style-name="Body_20_text_20__28_6_29_" style:list-style-name="L3" style:master-page-name="">
      <loext:graphic-properties draw:fill-gradient-name="gradient" draw:fill-hatch-name="hatch"/>
      <style:paragraph-properties fo:margin-left="0in" fo:margin-right="0in" style:line-height-at-least="0.239in" fo:text-align="justify" style:justify-single-word="false" fo:hyphenation-ladder-count="no-limit" fo:text-indent="0.2in" style:auto-text-indent="false" style:page-number="auto"/>
      <style:text-properties officeooo:paragraph-rsid="001b946c" fo:hyphenate="true" fo:hyphenation-remain-char-count="2" fo:hyphenation-push-char-count="2" loext:hyphenation-no-caps="false"/>
    </style:style>
    <style:style style:name="P81" style:family="paragraph" style:parent-style-name="Body_20_text_20__28_6_29_" style:list-style-name="L3" style:master-page-name="">
      <loext:graphic-properties draw:fill-gradient-name="gradient" draw:fill-hatch-name="hatch"/>
      <style:paragraph-properties fo:margin-left="0in" fo:margin-right="0in" style:line-height-at-least="0.239in" fo:text-align="justify" style:justify-single-word="false" fo:hyphenation-ladder-count="no-limit" fo:text-indent="0.2in" style:auto-text-indent="false" style:page-number="auto">
        <style:tab-stops>
          <style:tab-stop style:position="0.5335in"/>
        </style:tab-stops>
      </style:paragraph-properties>
      <style:text-properties officeooo:paragraph-rsid="000c2005" fo:hyphenate="true" fo:hyphenation-remain-char-count="2" fo:hyphenation-push-char-count="2" loext:hyphenation-no-caps="false"/>
    </style:style>
    <style:style style:name="P82" style:family="paragraph" style:parent-style-name="Body_20_text_20__28_6_29_" style:list-style-name="L3" style:master-page-name="">
      <loext:graphic-properties draw:fill-gradient-name="gradient" draw:fill-hatch-name="hatch"/>
      <style:paragraph-properties fo:margin-left="0in" fo:margin-right="0in" style:line-height-at-least="0.2555in" fo:text-align="justify" style:justify-single-word="false" fo:hyphenation-ladder-count="no-limit" fo:text-indent="0.2in" style:auto-text-indent="false" style:page-number="auto">
        <style:tab-stops>
          <style:tab-stop style:position="0.5583in"/>
        </style:tab-stops>
      </style:paragraph-properties>
      <style:text-properties officeooo:paragraph-rsid="001c438b" fo:hyphenate="true" fo:hyphenation-remain-char-count="2" fo:hyphenation-push-char-count="2" loext:hyphenation-no-caps="false"/>
    </style:style>
    <style:style style:name="P83" style:family="paragraph" style:parent-style-name="Body_20_text_20__28_6_29_" style:list-style-name="L3" style:master-page-name="">
      <loext:graphic-properties draw:fill-gradient-name="gradient" draw:fill-hatch-name="hatch"/>
      <style:paragraph-properties fo:margin-left="0in" fo:margin-right="0in" style:line-height-at-least="0.3in" fo:text-align="justify" style:justify-single-word="false" fo:hyphenation-ladder-count="no-limit" fo:text-indent="0.2in" style:auto-text-indent="false" style:page-number="auto"/>
      <style:text-properties officeooo:paragraph-rsid="001c438b" fo:hyphenate="true" fo:hyphenation-remain-char-count="2" fo:hyphenation-push-char-count="2" loext:hyphenation-no-caps="false"/>
    </style:style>
    <style:style style:name="P84" style:family="paragraph" style:parent-style-name="Body_20_text_20__28_6_29_" style:list-style-name="L3" style:master-page-name="">
      <loext:graphic-properties draw:fill-gradient-name="gradient" draw:fill-hatch-name="hatch"/>
      <style:paragraph-properties fo:margin-left="0in" fo:margin-right="0in" style:line-height-at-least="0.2083in" fo:text-align="justify" style:justify-single-word="false" fo:hyphenation-ladder-count="no-limit" fo:text-indent="0.2in" style:auto-text-indent="false" style:page-number="auto"/>
      <style:text-properties officeooo:paragraph-rsid="001dde60" fo:hyphenate="true" fo:hyphenation-remain-char-count="2" fo:hyphenation-push-char-count="2" loext:hyphenation-no-caps="false"/>
    </style:style>
    <style:style style:name="P85" style:family="paragraph" style:parent-style-name="Body_20_text_20__28_6_29_" style:list-style-name="L3" style:master-page-name="">
      <loext:graphic-properties draw:fill-gradient-name="gradient" draw:fill-hatch-name="hatch"/>
      <style:paragraph-properties fo:margin-left="0in" fo:margin-right="0in" style:line-height-at-least="0.2835in" fo:text-align="justify" style:justify-single-word="false" fo:hyphenation-ladder-count="no-limit" fo:text-indent="0.2in" style:auto-text-indent="false" style:page-number="auto">
        <style:tab-stops>
          <style:tab-stop style:position="0.5972in"/>
        </style:tab-stops>
      </style:paragraph-properties>
      <style:text-properties officeooo:paragraph-rsid="001c438b" fo:hyphenate="true" fo:hyphenation-remain-char-count="2" fo:hyphenation-push-char-count="2" loext:hyphenation-no-caps="false"/>
    </style:style>
    <style:style style:name="P86" style:family="paragraph" style:parent-style-name="Body_20_text_20__28_6_29_" style:list-style-name="L3" style:master-page-name="">
      <loext:graphic-properties draw:fill="none" draw:fill-color="#729fcf"/>
      <style:paragraph-properties fo:margin-left="0in" fo:margin-right="0in" fo:line-height="150%" fo:text-indent="0.3118in" style:auto-text-indent="false" style:page-number="auto" fo:background-color="transparent"/>
    </style:style>
    <style:style style:name="P87" style:family="paragraph" style:parent-style-name="Body_20_text_20__28_6_29_" style:list-style-name="L3">
      <loext:graphic-properties draw:fill="none" draw:fill-color="#729fcf"/>
      <style:paragraph-properties fo:margin-left="0in" fo:margin-right="0in" fo:line-height="150%" fo:text-indent="0.3118in" style:auto-text-indent="false" fo:background-color="transparent"/>
    </style:style>
    <style:style style:name="P88" style:family="paragraph" style:parent-style-name="Body_20_text_20__28_6_29_" style:list-style-name="L3">
      <loext:graphic-properties draw:fill-gradient-name="gradient" draw:fill-hatch-name="hatch"/>
      <style:paragraph-properties fo:margin-left="0in" fo:margin-right="0in" style:line-height-at-least="0.2717in" fo:text-align="justify" style:justify-single-word="false" fo:hyphenation-ladder-count="no-limit" fo:text-indent="0.2in" style:auto-text-indent="false">
        <style:tab-stops>
          <style:tab-stop style:position="0.6165in"/>
        </style:tab-stops>
      </style:paragraph-properties>
      <style:text-properties officeooo:paragraph-rsid="000c2005" fo:hyphenate="true" fo:hyphenation-remain-char-count="2" fo:hyphenation-push-char-count="2" loext:hyphenation-no-caps="false"/>
    </style:style>
    <style:style style:name="P89" style:family="paragraph" style:parent-style-name="Footnote" style:list-style-name="L1" style:master-page-name="">
      <style:paragraph-properties fo:margin-left="0in" fo:margin-right="0in" style:line-height-at-least="0.2138in" fo:text-align="start" style:justify-single-word="false" fo:text-indent="0.25in" style:auto-text-indent="false" style:page-number="auto">
        <style:tab-stops>
          <style:tab-stop style:position="0.4307in"/>
        </style:tab-stops>
      </style:paragraph-properties>
      <style:text-properties officeooo:paragraph-rsid="0011b789"/>
    </style:style>
    <style:style style:name="T1" style:family="text">
      <style:text-properties fo:color="#000000" loext:opacity="100%" fo:background-color="#80ffff" loext:char-shading-value="0"/>
    </style:style>
    <style:style style:name="T2" style:family="text">
      <style:text-properties fo:color="#000000" loext:opacity="100%" style:text-position="25% 58%" style:font-name="Linux Libertine S.O.Cist." fo:language="la" fo:country="VA" fo:background-color="transparent" loext:char-shading-value="0"/>
    </style:style>
    <style:style style:name="T3" style:family="text">
      <style:text-properties fo:color="#000000" loext:opacity="100%" style:font-name="Cloister" fo:font-size="20pt" fo:language="la" fo:country="VA" fo:background-color="transparent" loext:char-shading-value="0" style:font-size-asian="20pt" style:font-size-complex="20pt"/>
    </style:style>
    <style:style style:name="T4" style:family="text">
      <style:text-properties fo:color="#000000" loext:opacity="100%" style:font-name="Cloister" fo:font-size="20pt" fo:language="la" fo:country="VA" officeooo:rsid="000e165b" fo:background-color="transparent" loext:char-shading-value="0" style:font-size-asian="20pt" style:font-size-complex="20pt"/>
    </style:style>
    <style:style style:name="T5" style:family="text">
      <style:text-properties fo:color="#000000" loext:opacity="100%" style:text-position="0% 100%" style:font-name="Linux Libertine S.O.Cist." fo:language="la" fo:country="VA" fo:background-color="transparent" loext:char-shading-value="0"/>
    </style:style>
    <style:style style:name="T6" style:family="text">
      <style:text-properties fo:color="#000000" loext:opacity="100%" style:text-position="0% 100%" style:font-name="Linux Libertine S.O.Cist." fo:language="la" fo:country="VA" officeooo:rsid="000fc61f" fo:background-color="transparent" loext:char-shading-value="0"/>
    </style:style>
    <style:style style:name="T7" style:family="text">
      <style:text-properties fo:color="#000000" loext:opacity="100%" style:font-name="Linux Libertine S.O.Cist." fo:font-size="20pt" fo:language="la" fo:country="VA" fo:background-color="transparent" loext:char-shading-value="0" style:font-size-asian="20pt" style:font-size-complex="20pt"/>
    </style:style>
    <style:style style:name="T8" style:family="text">
      <style:text-properties fo:color="#000000" loext:opacity="100%" style:font-name="Linux Libertine S.O.Cist." fo:language="la" fo:country="VA" fo:font-style="normal" officeooo:rsid="001a3cb0" fo:background-color="transparent" loext:char-shading-value="0" style:font-style-asian="normal" style:font-style-complex="normal"/>
    </style:style>
    <style:style style:name="T9" style:family="text">
      <style:text-properties fo:color="#000000" loext:opacity="100%" style:font-name="Linux Libertine S.O.Cist." fo:language="la" fo:country="VA" style:text-underline-style="none" fo:background-color="transparent" loext:char-shading-value="0"/>
    </style:style>
    <style:style style:name="T10" style:family="text">
      <style:text-properties fo:color="#000000" loext:opacity="100%" style:font-name="Linux Libertine S.O.Cist." fo:language="la" fo:country="VA" style:text-underline-style="none" officeooo:rsid="00189a5e" fo:background-color="transparent" loext:char-shading-value="0"/>
    </style:style>
    <style:style style:name="T11" style:family="text">
      <style:text-properties fo:color="#000000" loext:opacity="100%" style:font-name="Linux Libertine S.O.Cist." fo:language="la" fo:country="VA" style:text-underline-style="none" officeooo:rsid="0014d44e" fo:background-color="transparent" loext:char-shading-value="0"/>
    </style:style>
    <style:style style:name="T12" style:family="text">
      <style:text-properties fo:color="#000000" loext:opacity="100%" style:font-name="Linux Libertine S.O.Cist." fo:language="la" fo:country="VA" fo:background-color="transparent" loext:char-shading-value="0"/>
    </style:style>
    <style:style style:name="T13" style:family="text">
      <style:text-properties fo:color="#000000" loext:opacity="100%" style:font-name="Linux Libertine S.O.Cist." fo:language="la" fo:country="VA" officeooo:rsid="001a3cb0" fo:background-color="transparent" loext:char-shading-value="0"/>
    </style:style>
    <style:style style:name="T14" style:family="text">
      <style:text-properties fo:color="#000000" loext:opacity="100%" style:font-name="Linux Libertine S.O.Cist." fo:language="la" fo:country="VA" officeooo:rsid="001b946c" fo:background-color="transparent" loext:char-shading-value="0"/>
    </style:style>
    <style:style style:name="T15" style:family="text">
      <style:text-properties fo:color="#000000" loext:opacity="100%" style:font-name="Linux Libertine S.O.Cist." fo:language="la" fo:country="VA" officeooo:rsid="000fc61f" fo:background-color="transparent" loext:char-shading-value="0"/>
    </style:style>
    <style:style style:name="T16" style:family="text">
      <style:text-properties fo:color="#000000" loext:opacity="100%" style:font-name="Linux Libertine S.O.Cist." fo:language="la" fo:country="VA" officeooo:rsid="0011b789" fo:background-color="transparent" loext:char-shading-value="0"/>
    </style:style>
    <style:style style:name="T17" style:family="text">
      <style:text-properties fo:color="#000000" loext:opacity="100%" style:font-name="Linux Libertine S.O.Cist." fo:language="la" fo:country="VA" officeooo:rsid="0014d44e" fo:background-color="transparent" loext:char-shading-value="0"/>
    </style:style>
    <style:style style:name="T18" style:family="text">
      <style:text-properties fo:color="#000000" loext:opacity="100%" style:font-name="Linux Libertine S.O.Cist." fo:language="la" fo:country="VA" officeooo:rsid="00165b05" fo:background-color="transparent" loext:char-shading-value="0"/>
    </style:style>
    <style:style style:name="T19" style:family="text">
      <style:text-properties fo:color="#000000" loext:opacity="100%" style:font-name="Linux Libertine S.O.Cist." fo:language="la" fo:country="VA" officeooo:rsid="00189a5e" fo:background-color="transparent" loext:char-shading-value="0"/>
    </style:style>
    <style:style style:name="T20" style:family="text">
      <style:text-properties fo:color="#000000" loext:opacity="100%" style:font-name="Linux Libertine S.O.Cist." fo:language="la" fo:country="VA" officeooo:rsid="001c438b" fo:background-color="transparent" loext:char-shading-value="0"/>
    </style:style>
    <style:style style:name="T21" style:family="text">
      <style:text-properties fo:color="#000000" loext:opacity="100%" style:font-name="Linux Libertine S.O.Cist." fo:language="la" fo:country="VA" officeooo:rsid="001dde60" fo:background-color="transparent" loext:char-shading-value="0"/>
    </style:style>
    <style:style style:name="T22" style:family="text">
      <style:text-properties fo:color="#000000" loext:opacity="100%" style:font-name="Linux Libertine S.O.Cist." fo:language="la" fo:country="VA" fo:background-color="transparent" loext:char-shading-value="0" style:language-asian="en" style:country-asian="US" style:language-complex="en" style:country-complex="US"/>
    </style:style>
    <style:style style:name="T23" style:family="text">
      <style:text-properties fo:color="#000000" loext:opacity="100%" style:font-name="Linux Libertine S.O.Cist." fo:language="la" fo:country="VA" officeooo:rsid="001dde60" fo:background-color="transparent" loext:char-shading-value="0" style:language-asian="en" style:country-asian="US" style:language-complex="en" style:country-complex="US"/>
    </style:style>
    <style:style style:name="T24" style:family="text">
      <style:text-properties fo:color="#000000" loext:opacity="100%" style:font-name="Linux Libertine S.O.Cist." fo:language="la" fo:country="VA" officeooo:rsid="001eba1a" fo:background-color="transparent" loext:char-shading-value="0"/>
    </style:style>
    <style:style style:name="T25" style:family="text">
      <style:text-properties fo:color="#000000" loext:opacity="100%" style:font-name="Linux Libertine S.O.Cist." fo:font-size="18pt" fo:language="la" fo:country="VA" fo:background-color="transparent" loext:char-shading-value="0" style:font-size-asian="18pt" style:font-size-complex="18pt"/>
    </style:style>
    <style:style style:name="T26" style:family="text">
      <style:text-properties fo:color="#000000" loext:opacity="100%" style:font-name="Linux Libertine S.O.Cist." fo:font-size="18pt" fo:language="la" fo:country="VA" officeooo:rsid="0012a315" fo:background-color="transparent" loext:char-shading-value="0" style:font-size-asian="18pt" style:font-size-complex="18pt"/>
    </style:style>
    <style:style style:name="T27" style:family="text">
      <style:text-properties fo:color="#000000" loext:opacity="100%" style:font-name="Linux Libertine S.O.Cist." fo:font-size="18pt" fo:language="la" fo:country="VA" officeooo:rsid="001dde60" fo:background-color="transparent" loext:char-shading-value="0" style:font-size-asian="18pt" style:font-size-complex="18pt"/>
    </style:style>
    <style:style style:name="T28" style:family="text">
      <style:text-properties fo:color="#000000" loext:opacity="100%" style:font-name="Linux Libertine S.O.Cist." fo:font-size="15pt" fo:language="la" fo:country="VA" fo:font-style="normal" fo:background-color="transparent" loext:char-shading-value="0" style:font-size-asian="15pt" style:font-style-asian="normal" style:font-size-complex="15pt" style:font-style-complex="normal"/>
    </style:style>
    <style:style style:name="T29" style:family="text">
      <style:text-properties fo:color="#000000" loext:opacity="100%" style:font-name="Linux Libertine S.O.Cist." fo:background-color="transparent" loext:char-shading-value="0"/>
    </style:style>
    <style:style style:name="T30" style:family="text">
      <style:text-properties style:font-name="Cloister" fo:font-size="20pt" fo:language="la" fo:country="VA" fo:background-color="transparent" loext:char-shading-value="0" style:font-size-asian="20pt" style:font-size-complex="20pt"/>
    </style:style>
    <style:style style:name="T31" style:family="text">
      <style:text-properties style:font-name="Cloister" fo:font-size="20pt" fo:language="la" fo:country="VA" officeooo:rsid="000e165b" fo:background-color="transparent" loext:char-shading-value="0" style:font-size-asian="20pt" style:font-size-complex="20pt"/>
    </style:style>
    <style:style style:name="T32" style:family="text">
      <style:text-properties style:font-name="Linux Libertine S.O.Cist." fo:font-size="22pt" fo:language="la" fo:country="VA" fo:background-color="transparent" loext:char-shading-value="0" style:font-size-asian="18pt" style:font-size-complex="18pt"/>
    </style:style>
    <style:style style:name="T33" style:family="text">
      <style:text-properties style:font-name="Linux Libertine S.O.Cist." fo:font-size="20pt" fo:language="la" fo:country="VA" fo:background-color="transparent" loext:char-shading-value="0" style:font-size-asian="20pt" style:font-size-complex="20pt"/>
    </style:style>
    <style:style style:name="T34" style:family="text">
      <style:text-properties style:font-name="Linux Libertine S.O.Cist." fo:language="la" fo:country="VA"/>
    </style:style>
    <style:style style:name="T35" style:family="text">
      <style:text-properties style:font-name="Linux Libertine S.O.Cist." fo:language="la" fo:country="VA" fo:font-style="normal" officeooo:rsid="001a3cb0" fo:background-color="transparent" loext:char-shading-value="0" style:font-style-asian="normal" style:font-style-complex="normal"/>
    </style:style>
    <style:style style:name="T36" style:family="text">
      <style:text-properties style:font-name="Linux Libertine S.O.Cist." fo:language="la" fo:country="VA" style:text-underline-style="none" fo:background-color="transparent" loext:char-shading-value="0"/>
    </style:style>
    <style:style style:name="T37" style:family="text">
      <style:text-properties style:font-name="Linux Libertine S.O.Cist." fo:language="la" fo:country="VA" style:text-underline-style="none" officeooo:rsid="0014d44e" fo:background-color="transparent" loext:char-shading-value="0"/>
    </style:style>
    <style:style style:name="T38" style:family="text">
      <style:text-properties style:font-name="Linux Libertine S.O.Cist." fo:language="la" fo:country="VA" fo:background-color="transparent" loext:char-shading-value="0"/>
    </style:style>
    <style:style style:name="T39" style:family="text">
      <style:text-properties style:font-name="Linux Libertine S.O.Cist." fo:language="la" fo:country="VA" officeooo:rsid="001b946c" fo:background-color="transparent" loext:char-shading-value="0"/>
    </style:style>
    <style:style style:name="T40" style:family="text">
      <style:text-properties style:font-name="Linux Libertine S.O.Cist." fo:language="la" fo:country="VA" officeooo:rsid="001a3cb0" fo:background-color="transparent" loext:char-shading-value="0"/>
    </style:style>
    <style:style style:name="T41" style:family="text">
      <style:text-properties style:font-name="Linux Libertine S.O.Cist." fo:language="la" fo:country="VA" officeooo:rsid="001c438b" fo:background-color="transparent" loext:char-shading-value="0"/>
    </style:style>
    <style:style style:name="T42" style:family="text">
      <style:text-properties style:font-name="Linux Libertine S.O.Cist." fo:language="la" fo:country="VA" officeooo:rsid="000ddadd" fo:background-color="transparent" loext:char-shading-value="0"/>
    </style:style>
    <style:style style:name="T43" style:family="text">
      <style:text-properties style:font-name="Linux Libertine S.O.Cist." fo:language="la" fo:country="VA" officeooo:rsid="000fc61f" fo:background-color="transparent" loext:char-shading-value="0"/>
    </style:style>
    <style:style style:name="T44" style:family="text">
      <style:text-properties style:font-name="Linux Libertine S.O.Cist." fo:language="la" fo:country="VA" officeooo:rsid="0011b789" fo:background-color="transparent" loext:char-shading-value="0"/>
    </style:style>
    <style:style style:name="T45" style:family="text">
      <style:text-properties style:font-name="Linux Libertine S.O.Cist." fo:language="la" fo:country="VA" officeooo:rsid="0014d44e" fo:background-color="transparent" loext:char-shading-value="0"/>
    </style:style>
    <style:style style:name="T46" style:family="text">
      <style:text-properties style:font-name="Linux Libertine S.O.Cist." fo:language="la" fo:country="VA" officeooo:rsid="00165b05" fo:background-color="transparent" loext:char-shading-value="0"/>
    </style:style>
    <style:style style:name="T47" style:family="text">
      <style:text-properties style:font-name="Linux Libertine S.O.Cist." fo:language="la" fo:country="VA" officeooo:rsid="001dde60" fo:background-color="transparent" loext:char-shading-value="0"/>
    </style:style>
    <style:style style:name="T48" style:family="text">
      <style:text-properties style:font-name="Linux Libertine S.O.Cist." fo:language="la" fo:country="VA" officeooo:rsid="001eba1a" fo:background-color="transparent" loext:char-shading-value="0"/>
    </style:style>
    <style:style style:name="T49" style:family="text">
      <style:text-properties style:font-name="Linux Libertine S.O.Cist." fo:font-size="18pt" fo:language="la" fo:country="VA" fo:background-color="transparent" loext:char-shading-value="0" style:font-size-asian="18pt" style:font-size-complex="18pt"/>
    </style:style>
    <style:style style:name="T50" style:family="text">
      <style:text-properties style:font-name="Linux Libertine S.O.Cist." fo:font-size="18pt" fo:language="la" fo:country="VA" officeooo:rsid="0014d44e" fo:background-color="transparent" loext:char-shading-value="0" style:font-size-asian="18pt" style:font-size-complex="18pt"/>
    </style:style>
    <style:style style:name="T51" style:family="text">
      <style:text-properties style:font-name="Linux Libertine S.O.Cist." fo:font-size="18pt" fo:language="la" fo:country="VA" officeooo:rsid="001a3cb0" fo:background-color="transparent" loext:char-shading-value="0" style:font-size-asian="18pt" style:font-size-complex="18pt"/>
    </style:style>
    <style:style style:name="T52" style:family="text">
      <style:text-properties style:font-name="Linux Libertine S.O.Cist." fo:font-size="15pt" fo:language="la" fo:country="VA" fo:background-color="transparent" loext:char-shading-value="0" style:font-size-asian="15pt" style:font-size-complex="15pt"/>
    </style:style>
    <style:style style:name="T53" style:family="text">
      <style:text-properties style:font-name="Linux Libertine S.O.Cist." fo:font-size="15pt" fo:language="la" fo:country="VA" fo:font-style="normal" fo:background-color="transparent" loext:char-shading-value="0" style:font-size-asian="15pt" style:font-style-asian="normal" style:font-size-complex="15pt" style:font-style-complex="normal"/>
    </style:style>
    <style:style style:name="T54" style:family="text">
      <style:text-properties style:font-name="Linux Libertine S.O.Cist." fo:background-color="transparent" loext:char-shading-value="0"/>
    </style:style>
    <style:style style:name="T55" style:family="text">
      <style:text-properties officeooo:rsid="001dde6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text:list-style style:name="L1">
      <text:list-level-style-number text:level="1" text:style-name="CharStyle8" loext:num-list-format="%1%." style:num-suffix="." style:num-format="1" text:start-value="2">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99" loext:num-list-format="%1%." style:num-suffix="." style:num-format="1" text:start-value="3">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9" loext:num-list-format="%1%." style:num-suffix="." style:num-format="1" text:start-value="10">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6" text:is-list-header="true"><text:bookmark-start text:name="bookmark1249"/><text:bookmark-start text:name="bookmark1248"/><text:bookmark-start text:name="bookmark1247"/><text:span text:style-name="CharStyle55"><text:span text:style-name="T32">CAPUT II.</text:span></text:span><text:bookmark-end text:name="bookmark1249"/><text:bookmark-end text:name="bookmark1248"/><text:bookmark-end text:name="bookmark1247"/></text:h>
      <text:p text:style-name="P28"><text:span text:style-name="CharStyle163"><text:span text:style-name="T7"/></text:span></text:p>
      <text:p text:style-name="P29"><text:span text:style-name="CharStyle163"><text:span text:style-name="T3">De</text:span></text:span><text:span text:style-name="CharStyle163"><text:span text:style-name="T30"> professione </text:span></text:span><text:span text:style-name="CharStyle163"><text:span text:style-name="T4">M</text:span></text:span><text:span text:style-name="CharStyle163"><text:span text:style-name="T30">ona</text:span></text:span><text:span text:style-name="CharStyle163"><text:span text:style-name="T31">ch</text:span></text:span><text:span text:style-name="CharStyle163"><text:span text:style-name="T30">orum.</text:span></text:span></text:p>
      <text:p text:style-name="P29"><text:span text:style-name="CharStyle163"><text:span text:style-name="T33">_________</text:span></text:span></text:p>
      <text:p text:style-name="P30"/>
      <text:p text:style-name="P20"><text:span text:style-name="CharStyle97"><text:span text:style-name="T42">C</text:span></text:span><text:span text:style-name="CharStyle97"><text:span text:style-name="T38">o</text:span></text:span><text:span text:style-name="CharStyle97"><text:span text:style-name="T12">mp</text:span></text:span><text:span text:style-name="CharStyle97"><text:span text:style-name="T38">leto</text:span></text:span><text:span text:style-name="CharStyle95"><text:span text:style-name="T38"> </text:span></text:span><text:span text:style-name="CharStyle95"><text:span text:style-name="T2"><text:note text:id="ftn1" text:note-class="footnote"><text:note-citation>1</text:note-citation><text:note-body><text:p text:style-name="P8"><text:span text:style-name="CharStyle3"><text:span text:style-name="T54"><text:s/></text:span></text:span><text:span text:style-name="CharStyle3"><text:span text:style-name="T29">1</text:span></text:span><text:span text:style-name="CharStyle3"><text:span text:style-name="T54">. Completo probationis anno, res, si quas habet, de iis liberrime disponat coram Notario et testibus extra Monasterium, et fiat instrumentum publicum.</text:span></text:span></text:p><text:list xml:id="list1358834904" text:style-name="L1"><text:list-item><text:p text:style-name="P89"><text:span text:style-name="CharStyle3"><text:span text:style-name="T54"><text:tab/>Relicta sic omni proprietate ac prius per decem dies factis </text:span></text:span><text:span text:style-name="CharStyle107"><text:span text:style-name="T38">exercitiis spiritualibus sub directione Magistri, adducatur in Capitulum post preces Primae solitas a Magistro Novitiorum eodem ritu quo dictum est, et ab Abbate interrogatus de perseverantia et certus, accedat et genua flectat ante ipsum, et junctas manus...</text:span></text:span></text:p></text:list-item></text:list></text:note-body></text:note></text:span></text:span><text:span text:style-name="CharStyle95"><text:span text:style-name="T38"><text:s/>fere probationis anno, decem circiter die­bus antequam annus expiret, post tertiam Regulae lectionem et expositionem, adductus Novitius in Ca</text:span></text:span><text:span text:style-name="CharStyle101"><text:span text:style-name="T38">pitulum,</text:span></text:span><text:span text:style-name="CharStyle95"><text:span text:style-name="T38"> ut supra, prostratus faciat ultimam suam petitionem, et coram omnibus, quid de rebus suis, si quas habet, fieri voluerit, liberrime disponat, maxime in gratiam pauperum. Et de hoc fiat postea instrumentum publicum coram Notario, cum testibus, ad hoc expresse vocato.</text:span></text:span></text:p>
      <text:p text:style-name="P15"><text:span text:style-name="CharStyle95"><text:span text:style-name="T38">2. Relicta sic omni proprietate genua flectat ant</text:span></text:span><text:span text:style-name="CharStyle95"><text:span text:style-name="T12">e</text:span></text:span><text:span text:style-name="CharStyle95"><text:span text:style-name="T38"> Abbatem et junctas manus suas inter manus illius ponens dica</text:span></text:span><text:span text:style-name="CharStyle95"><text:span text:style-name="T12">t</text:span></text:span><text:span text:style-name="CharStyle95"><text:span text:style-name="T38">:</text:span></text:span></text:p>
      <text:p text:style-name="P9"><text:span text:style-name="CharStyle38"><text:span text:style-name="T38">Pater, prom</text:span></text:span><text:span text:style-name="CharStyle38"><text:span text:style-name="T43">í</text:span></text:span><text:span text:style-name="CharStyle38"><text:span text:style-name="T38">tto tibi et success</text:span></text:span><text:span text:style-name="CharStyle38"><text:span text:style-name="T15">ó</text:span></text:span><text:span text:style-name="CharStyle38"><text:span text:style-name="T38">ribus tuis legitimis Obedi</text:span></text:span><text:span text:style-name="CharStyle38"><text:span text:style-name="T15">é</text:span></text:span><text:span text:style-name="CharStyle38"><text:span text:style-name="T38">ntiam sec</text:span></text:span><text:span text:style-name="CharStyle38"><text:span text:style-name="T43">ú</text:span></text:span><text:span text:style-name="CharStyle38"><text:span text:style-name="T38">ndum R</text:span></text:span><text:span text:style-name="CharStyle38"><text:span text:style-name="T15">é</text:span></text:span><text:span text:style-name="CharStyle38"><text:span text:style-name="T38">gulam sancti Bened</text:span></text:span><text:span text:style-name="CharStyle38"><text:span text:style-name="T43">í</text:span></text:span><text:span text:style-name="CharStyle38"><text:span text:style-name="T38">cti </text:span></text:span><text:span text:style-name="CharStyle38"><text:span text:style-name="T6">us</text:span></text:span><text:span text:style-name="CharStyle38"><text:span text:style-name="T38">q</text:span></text:span><text:span text:style-name="CharStyle38"><text:span text:style-name="T12">ue</text:span></text:span><text:span text:style-name="CharStyle38"><text:span text:style-name="T38"> ad mortem.</text:span></text:span></text:p>
      <text:p text:style-name="P10"><text:span text:style-name="CharStyle106"><text:span text:style-name="T38">Cui Superior: </text:span></text:span><text:span text:style-name="CharStyle38"><text:span text:style-name="T38">Et Deus det tibi vitam aeternam.</text:span></text:span></text:p>
      <text:p text:style-name="P21"><text:span text:style-name="CharStyle95"><text:span text:style-name="T38">Aliique omnes respondean</text:span></text:span><text:span text:style-name="CharStyle95"><text:span text:style-name="T12">t</text:span></text:span><text:span text:style-name="CharStyle95"><text:span text:style-name="T38">: </text:span></text:span><text:span text:style-name="CharStyle95"><text:span text:style-name="T49">Amen.</text:span></text:span></text:p>
      <text:p text:style-name="P21"><text:span text:style-name="CharStyle95"><text:span text:style-name="T38">Quo facto osculetur eum Abbas, et ipse Novitius facta in­clinatione, disceda</text:span></text:span><text:span text:style-name="CharStyle95"><text:span text:style-name="T12">t</text:span></text:span><text:span text:style-name="CharStyle95"><text:span text:style-name="T2"><text:note text:id="ftn2" text:note-class="footnote"><text:note-citation>2</text:note-citation><text:note-body><text:p text:style-name="P22"><text:span text:style-name="CharStyle107"><text:span text:style-name="T34"><text:s/>... discedat donec in Ecclesia...</text:span></text:span></text:p></text:note-body></text:note></text:span></text:span><text:span text:style-name="CharStyle95"><text:span text:style-name="T38"> ad exercitia spiritualia obeunda donec in Ecclesia publice profiteatur.</text:span></text:span></text:p>
      <text:list xml:id="list1593402466" text:style-name="L2">
        <text:list-item>
          <text:p text:style-name="P64"><text:bookmark text:name="bookmark1250"/><text:span text:style-name="CharStyle95"><text:span text:style-name="T38"><text:tab/>Adveniente autem die competenti post integrum pro­bationis annum elapsum, omnia praeparentur in Ecclesia quae ad faciendum Monachum necessaria sunt. Ac primo quidem Vestiarius deferat super mensam, ad gradum Presbyterii po­sitam a sinistris loci ubi sessurus est Superior dum vota ex­cipiet, vestes Monasticas, id est Scapulare et Cingulum nigrum cum Cuculla et Caputio albi coloris. Juxta sint aqua benedicta cum Aspersorio, liber Ritualis, atramentum et calami ad scribendum dispositi et faldistorium cum scabellis pro Abbate et Ministris.</text:span></text:span><text:span text:style-name="CharStyle95"><text:span text:style-name="T2"><text:note text:id="ftn3" text:note-class="footnote"><text:note-citation>3</text:note-citation><text:note-body><text:p text:style-name="P23"><text:span text:style-name="CharStyle107"><text:span text:style-name="T34">... et Ministris. — 4. Porro Novitius...</text:span></text:span></text:p></text:note-body></text:note></text:span></text:span><text:span text:style-name="CharStyle95"><text:span text:style-name="T38"> Si No</text:span></text:span><text:soft-page-break/><text:span text:style-name="CharStyle95"><text:span text:style-name="T38">vitius laicus fuerit ac conf</text:span></text:span><text:span text:style-name="CharStyle95"><text:span text:style-name="T12">i</text:span></text:span><text:span text:style-name="CharStyle95"><text:span text:style-name="T38">rmatus, et Abbati proprio profiteatur, his addantur forfices in pelvicula.</text:span></text:span></text:p>
        </text:list-item>
        <text:list-item>
          <text:p text:style-name="P65"><text:bookmark text:name="bookmark1251"/><text:span text:style-name="CharStyle95"><text:span text:style-name="T38"><text:tab/>Porro Novitius scribat manu propria Professionis suae formam in charta seu pergameno taliter, ut infra possit ipse</text:span></text:span><text:span text:style-name="CharStyle107"><text:span text:style-name="T38"> </text:span></text:span><text:span text:style-name="CharStyle95"><text:span text:style-name="T38">in Ecclesia subscribere et Crucem facere ; necnon et Abbas vota excipiens, de ipsa Professione cum testibus, in eadem charta attestari. Forma autem Professionis ista es</text:span></text:span><text:span text:style-name="CharStyle95"><text:span text:style-name="T12">t</text:span></text:span><text:span text:style-name="CharStyle95"><text:span text:style-name="T38">:</text:span></text:span></text:p>
        </text:list-item>
      </text:list>
      <text:p text:style-name="P11"><text:span text:style-name="CharStyle64"><text:span text:style-name="T38">E</text:span></text:span><text:span text:style-name="CharStyle64"><text:span text:style-name="T12">g</text:span></text:span><text:span text:style-name="CharStyle64"><text:span text:style-name="T38">o frater NN. Sacerdos</text:span></text:span><text:span text:style-name="CharStyle64"><text:span text:style-name="T12">,</text:span></text:span><text:span text:style-name="CharStyle106"><text:span text:style-name="T38"> vel </text:span></text:span><text:span text:style-name="CharStyle64"><text:span text:style-name="T38">Diaconus</text:span></text:span><text:span text:style-name="CharStyle64"><text:span text:style-name="T12">,</text:span></text:span><text:span text:style-name="CharStyle106"><text:span text:style-name="T38"> vel </text:span></text:span><text:span text:style-name="CharStyle64"><text:span text:style-name="T38">Subdiaconus</text:span></text:span><text:span text:style-name="CharStyle64"><text:span text:style-name="T12">,</text:span></text:span><text:span text:style-name="CharStyle106"><text:span text:style-name="T38"> vel </text:span></text:span><text:span text:style-name="CharStyle64"><text:span text:style-name="T38">Acolythus</text:span></text:span><text:span text:style-name="CharStyle64"><text:span text:style-name="T12">,</text:span></text:span><text:span text:style-name="CharStyle106"><text:span text:style-name="T38"> vel </text:span></text:span><text:span text:style-name="CharStyle64"><text:span text:style-name="T38">Clericus,</text:span></text:span><text:span text:style-name="CharStyle106"><text:span text:style-name="T38"> vel </text:span></text:span><text:span text:style-name="CharStyle64"><text:span text:style-name="T38">Laicu</text:span></text:span><text:span text:style-name="CharStyle64"><text:span text:style-name="T12">s p</text:span></text:span><text:span text:style-name="CharStyle64"><text:span text:style-name="T38">ro</text:span></text:span><text:span text:style-name="CharStyle64"><text:span text:style-name="T12">­</text:span></text:span><text:span text:style-name="CharStyle64"><text:span text:style-name="T38">mitto Stab</text:span></text:span><text:span text:style-name="CharStyle64"><text:span text:style-name="T12">i</text:span></text:span><text:span text:style-name="CharStyle64"><text:span text:style-name="T38">l</text:span></text:span><text:span text:style-name="CharStyle64"><text:span text:style-name="T12">i</text:span></text:span><text:span text:style-name="CharStyle64"><text:span text:style-name="T38">tatem meam, Conversionem morum meorum, et Obedientiam secundum Regulam sancti Benedicti Abbatis, coram Deo et omnibus Sanctis ejus</text:span></text:span><text:span text:style-name="CharStyle64"><text:span text:style-name="T12">,</text:span></text:span><text:span text:style-name="CharStyle64"><text:span text:style-name="T38"> quorum Reliqui</text:span></text:span><text:span text:style-name="CharStyle64"><text:span text:style-name="T16">ae</text:span></text:span><text:span text:style-name="CharStyle64"><text:span text:style-name="T38"> hic habentur, </text:span></text:span><text:span text:style-name="CharStyle64"><text:span text:style-name="T44">§</text:span></text:span><text:span text:style-name="CharStyle64"><text:span text:style-name="T38"> in hoc loco qui vocatur N</text:span></text:span><text:span text:style-name="CharStyle64"><text:span text:style-name="T12">.</text:span></text:span><text:span text:style-name="CharStyle64"><text:span text:style-name="T38"> Cisterciensis Ordinis, constructo in honorem beatissim</text:span></text:span><text:span text:style-name="CharStyle64"><text:span text:style-name="T44">ae</text:span></text:span><text:span text:style-name="CharStyle64"><text:span text:style-name="T38"> Dei Genitricis semperque Vir</text:span></text:span><text:span text:style-name="CharStyle64"><text:span text:style-name="T12">g</text:span></text:span><text:span text:style-name="CharStyle64"><text:span text:style-name="T38">inis Mar</text:span></text:span><text:span text:style-name="CharStyle64"><text:span text:style-name="T44">ia</text:span></text:span><text:span text:style-name="CharStyle64"><text:span text:style-name="T38">e</text:span></text:span><text:span text:style-name="CharStyle64"><text:span text:style-name="T12">,</text:span></text:span><text:span text:style-name="CharStyle64"><text:span text:style-name="T38"> * </text:span></text:span><text:span text:style-name="CharStyle64"><text:span text:style-name="T12">in p</text:span></text:span><text:span text:style-name="CharStyle64"><text:span text:style-name="T38">r</text:span></text:span><text:span text:style-name="CharStyle64"><text:span text:style-name="T44">ae</text:span></text:span><text:span text:style-name="CharStyle64"><text:span text:style-name="T38">sentia </text:span></text:span><text:span text:style-name="CharStyle64"><text:span text:style-name="T12">Dom</text:span></text:span><text:span text:style-name="CharStyle64"><text:span text:style-name="T38">n</text:span></text:span><text:span text:style-name="CharStyle64"><text:span text:style-name="T12">i</text:span></text:span><text:span text:style-name="CharStyle64"><text:span text:style-name="T38"> N</text:span></text:span><text:span text:style-name="CharStyle64"><text:span text:style-name="T12">.</text:span></text:span><text:span text:style-name="CharStyle64"><text:span text:style-name="T38"> </text:span></text:span><text:span text:style-name="CharStyle64"><text:span text:style-name="T12">de</text:span></text:span><text:span text:style-name="CharStyle64"><text:span text:style-name="T38"> </text:span></text:span><text:span text:style-name="CharStyle64"><text:span text:style-name="T12">N.</text:span></text:span><text:span text:style-name="CharStyle64"><text:span text:style-name="T38"> Abba</text:span></text:span><text:span text:style-name="CharStyle64"><text:span text:style-name="T12">ti</text:span></text:span><text:span text:style-name="CharStyle64"><text:span text:style-name="T38">s</text:span></text:span><text:span text:style-name="CharStyle64"><text:span text:style-name="T12">.</text:span></text:span><text:span text:style-name="CharStyle64"><text:span text:style-name="T2"><text:note text:id="ftn4" text:note-class="footnote"><text:note-citation>4</text:note-citation><text:note-body><text:p text:style-name="P19"><text:span text:style-name="CharStyle109"><text:span text:style-name="T38">... Abba</text:span></text:span><text:span text:style-name="CharStyle109"><text:span text:style-name="T12">t</text:span></text:span><text:span text:style-name="CharStyle109"><text:span text:style-name="T38">is</text:span></text:span><text:span text:style-name="CharStyle109"><text:span text:style-name="T12">.</text:span></text:span><text:span text:style-name="CharStyle107"><text:span text:style-name="T38"> Si fiat Professio extra Monasterium proprium d</text:span></text:span><text:span text:style-name="CharStyle107"><text:span text:style-name="T12">i</text:span></text:span><text:span text:style-name="CharStyle107"><text:span text:style-name="T38">catur </text:span></text:span><text:span text:style-name="CharStyle107"><text:span text:style-name="T12">:</text:span></text:span><text:span text:style-name="CharStyle107"><text:span text:style-name="T38"> </text:span></text:span><text:span text:style-name="CharStyle109"><text:span text:style-name="T12">p</text:span></text:span><text:span text:style-name="CharStyle109"><text:span text:style-name="T38">ro eo loco. </text:span></text:span><text:span text:style-name="CharStyle109"><text:span text:style-name="T12">—</text:span></text:span><text:span text:style-name="CharStyle107"><text:span text:style-name="T38"> 5. Dicto Evangelio...</text:span></text:span></text:p></text:note-body></text:note></text:span></text:span></text:p>
      <text:list xml:id="list165731830640236" text:continue-numbering="true" text:style-name="L2">
        <text:list-item>
          <text:p text:style-name="P66"><text:bookmark text:name="bookmark1252"/><text:span text:style-name="CharStyle95"><text:span text:style-name="T38"><text:tab/>His omnibus rite ordinatis, si Novitius adhuc laicus est et confirmatus, benedicatur ei corona ab Abbate in Ecclesia, ut lib. 8. cap. 7. antequam radatur in Monachum. Postea au</text:span></text:span><text:span text:style-name="CharStyle95"><text:span text:style-name="T38">tem hora convenienti Abbas Missam celebret.</text:span></text:span></text:p>
        </text:list-item>
        <text:list-item>
          <text:p text:style-name="P70"><text:bookmark text:name="bookmark1253"/><text:span text:style-name="CharStyle95"><text:span text:style-name="T38"><text:tab/>Dicto Evangelio, stent Fratres in Stallis versus Altare, Abbas cum </text:span></text:span><text:span text:style-name="CharStyle95"><text:span text:style-name="T45">B</text:span></text:span><text:span text:style-name="CharStyle95"><text:span text:style-name="T12">a</text:span></text:span><text:span text:style-name="CharStyle95"><text:span text:style-name="T38">c</text:span></text:span><text:span text:style-name="CharStyle95"><text:span text:style-name="T12">u</text:span></text:span><text:span text:style-name="CharStyle95"><text:span text:style-name="T17">l</text:span></text:span><text:span text:style-name="CharStyle95"><text:span text:style-name="T38">o </text:span></text:span><text:span text:style-name="CharStyle193"><text:span text:style-name="T28">e</text:span></text:span><text:span text:style-name="CharStyle193"><text:span text:style-name="T53">t</text:span></text:span><text:span text:style-name="CharStyle95"><text:span text:style-name="T38"> Ministris accedens ad gradum Presbyterii sedeat medius in faldistorio, Ministri vero super scabella paulo retro ; et Magister Novitiorum adducat Novitium a si­nistris quasi sequentem. Cum pervenerint ante Abbatem, profunde simul inclinent, et recedente Magistro in primum Stallum Chori Novitiorum, Novitius super faciem humi, sine aliquo tapete substrato, prostratus interrogetur ab Abbate cooperto :</text:span></text:span></text:p>
        </text:list-item>
      </text:list>
      <text:h text:style-name="P47" text:outline-level="6"><text:bookmark-start text:name="bookmark1254"/><text:bookmark-start text:name="bookmark1256"/><text:bookmark-start text:name="bookmark1255"/><text:span text:style-name="CharStyle55"><text:span text:style-name="T38">Quid petis ?</text:span></text:span><text:bookmark-end text:name="bookmark1254"/><text:bookmark-end text:name="bookmark1256"/><text:bookmark-end text:name="bookmark1255"/></text:h>
      <text:h text:style-name="P47" text:outline-level="6"><text:bookmark-start text:name="bookmark12541"/><text:bookmark-start text:name="bookmark1257"/><text:bookmark-start text:name="bookmark12551"/><text:span text:style-name="CharStyle55"><text:span text:style-name="T52">Ac respondeat:</text:span></text:span><text:span text:style-name="CharStyle55"><text:span text:style-name="T38"> Miseric</text:span></text:span><text:span text:style-name="CharStyle55"><text:span text:style-name="T45">ó</text:span></text:span><text:span text:style-name="CharStyle55"><text:span text:style-name="T38">rdiam Dei et Ordinis.</text:span></text:span><text:bookmark-end text:name="bookmark12541"/><text:bookmark-end text:name="bookmark1257"/><text:bookmark-end text:name="bookmark12551"/></text:h>
      <text:list xml:id="list165731566175995" text:continue-numbering="true" text:style-name="L2">
        <text:list-item>
          <text:p text:style-name="P71"><text:bookmark text:name="bookmark1258"/><text:span text:style-name="CharStyle95"><text:span text:style-name="T38"><text:tab/>Deinde jussus assurgere his verbis : </text:span></text:span><text:span text:style-name="CharStyle95"><text:span text:style-name="T49">Surge in n</text:span></text:span><text:span text:style-name="CharStyle95"><text:span text:style-name="T50">ó</text:span></text:span><text:span text:style-name="CharStyle95"><text:span text:style-name="T49">mine</text:span></text:span><text:span text:style-name="CharStyle109"><text:span text:style-name="T49"> </text:span></text:span><text:span text:style-name="CharStyle95"><text:span text:style-name="T49">D</text:span></text:span><text:span text:style-name="CharStyle95"><text:span text:style-name="T26">ó</text:span></text:span><text:span text:style-name="CharStyle95"><text:span text:style-name="T49">mini,</text:span></text:span><text:span text:style-name="CharStyle95"><text:span text:style-name="T38"> inclinet, et stans doceatur ab Abbate : qui, exposita denuo asperitate Ordinis, et exquisita ac comperta Novitii perseverantia, subjunga</text:span></text:span><text:span text:style-name="CharStyle95"><text:span text:style-name="T12">t</text:span></text:span><text:span text:style-name="CharStyle95"><text:span text:style-name="T38">:</text:span></text:span></text:p>
        </text:list-item>
      </text:list>
      <text:p text:style-name="P12"><text:span text:style-name="CharStyle38"><text:span text:style-name="T38">Deus qui coepit in te, ipse perf</text:span></text:span><text:span text:style-name="CharStyle38"><text:span text:style-name="T45">í</text:span></text:span><text:span text:style-name="CharStyle38"><text:span text:style-name="T38">ciat usque in diem Christi Jesu.</text:span></text:span></text:p>
      <text:p text:style-name="P26"><text:soft-page-break/><text:span text:style-name="CharStyle95"><text:span text:style-name="T38">Responsoque : </text:span></text:span><text:span text:style-name="CharStyle95"><text:span text:style-name="T49">Amen </text:span></text:span><text:span text:style-name="CharStyle95"><text:span text:style-name="T38">ab omnibus, singuli genuaflectant contra Altare. Tum Abb</text:span></text:span><text:span text:style-name="CharStyle95"><text:span text:style-name="T12">a</text:span></text:span><text:span text:style-name="CharStyle95"><text:span text:style-name="T38">s discoopertus incipiat, genibus flexis, Hymnu</text:span></text:span><text:span text:style-name="CharStyle95"><text:span text:style-name="T12">m </text:span></text:span><text:span text:style-name="CharStyle224"><text:span text:style-name="T9">V</text:span></text:span><text:span text:style-name="CharStyle224"><text:span text:style-name="T11">eni</text:span></text:span><text:span text:style-name="CharStyle224"><text:span text:style-name="T36"> </text:span></text:span><text:span text:style-name="CharStyle224"><text:span text:style-name="T9">C</text:span></text:span><text:span text:style-name="CharStyle224"><text:span text:style-name="T36">r</text:span></text:span><text:span text:style-name="CharStyle224"><text:span text:style-name="T37">ea</text:span></text:span><text:span text:style-name="CharStyle224"><text:span text:style-name="T9">t</text:span></text:span><text:span text:style-name="CharStyle224"><text:span text:style-name="T11">o</text:span></text:span><text:span text:style-name="CharStyle224"><text:span text:style-name="T9">r</text:span></text:span><text:span text:style-name="CharStyle95"><text:span text:style-name="T38"> et totus Conventus prosequatur, Cantore singulas strophes resumente.</text:span></text:span></text:p>
      <text:list xml:id="list165733001148704" text:continue-numbering="true" text:style-name="L2">
        <text:list-item>
          <text:p text:style-name="P72"><text:bookmark text:name="bookmark1259"/><text:span text:style-name="CharStyle95"><text:span text:style-name="T38"><text:tab/>Finito Hymno, surgat Abbas, et stans versus Altare cum Ministris sacris cantet ex libro, manibus junctis :</text:span></text:span></text:p>
        </text:list-item>
      </text:list>
      <text:p text:style-name="P13"><text:span text:style-name="CharStyle38"><text:span text:style-name="T17">V/</text:span></text:span><text:span text:style-name="CharStyle38"><text:span text:style-name="T12">.</text:span></text:span><text:span text:style-name="CharStyle38"><text:span text:style-name="T38"> Em</text:span></text:span><text:span text:style-name="CharStyle38"><text:span text:style-name="T45">í</text:span></text:span><text:span text:style-name="CharStyle38"><text:span text:style-name="T38">tte Sp</text:span></text:span><text:span text:style-name="CharStyle38"><text:span text:style-name="T45">í</text:span></text:span><text:span text:style-name="CharStyle38"><text:span text:style-name="T38">ritum tuum et creab</text:span></text:span><text:span text:style-name="CharStyle38"><text:span text:style-name="T45">ú</text:span></text:span><text:span text:style-name="CharStyle38"><text:span text:style-name="T38">ntur. </text:span></text:span><text:span text:style-name="CharStyle38"><text:span text:style-name="T17">§</text:span></text:span></text:p>
      <text:p text:style-name="P13"><text:span text:style-name="CharStyle207"><text:span text:style-name="T37">R/. </text:span></text:span><text:span text:style-name="CharStyle207"><text:span text:style-name="T36">Et re</text:span></text:span><text:span text:style-name="CharStyle38"><text:span text:style-name="T36">nov</text:span></text:span><text:span text:style-name="CharStyle38"><text:span text:style-name="T37">á</text:span></text:span><text:span text:style-name="CharStyle38"><text:span text:style-name="T36">bis</text:span></text:span><text:span text:style-name="CharStyle38"><text:span text:style-name="T38"> f</text:span></text:span><text:span text:style-name="CharStyle38"><text:span text:style-name="T45">á</text:span></text:span><text:span text:style-name="CharStyle38"><text:span text:style-name="T38">ciem terrae. </text:span></text:span><text:span text:style-name="CharStyle38"><text:span text:style-name="T17">§</text:span></text:span></text:p>
      <text:p text:style-name="P14"><text:span text:style-name="CharStyle38"><text:span text:style-name="T17">V/</text:span></text:span><text:span text:style-name="CharStyle38"><text:span text:style-name="T12">.</text:span></text:span><text:span text:style-name="CharStyle38"><text:span text:style-name="T38"> D</text:span></text:span><text:span text:style-name="CharStyle38"><text:span text:style-name="T17">ó</text:span></text:span><text:span text:style-name="CharStyle38"><text:span text:style-name="T38">mine, ex</text:span></text:span><text:span text:style-name="CharStyle38"><text:span text:style-name="T45">á</text:span></text:span><text:span text:style-name="CharStyle38"><text:span text:style-name="T38">udi orati</text:span></text:span><text:span text:style-name="CharStyle38"><text:span text:style-name="T45">ó</text:span></text:span><text:span text:style-name="CharStyle38"><text:span text:style-name="T38">nem meam. </text:span></text:span><text:span text:style-name="CharStyle38"><text:span text:style-name="T17">§</text:span></text:span></text:p>
      <text:p text:style-name="P14"><text:span text:style-name="CharStyle207"><text:span text:style-name="T37">R/.</text:span></text:span><text:span text:style-name="CharStyle38"><text:span text:style-name="T38"> Et clamor meus ad te v</text:span></text:span><text:span text:style-name="CharStyle38"><text:span text:style-name="T45">é</text:span></text:span><text:span text:style-name="CharStyle38"><text:span text:style-name="T38">niat. </text:span></text:span><text:span text:style-name="CharStyle38"><text:span text:style-name="T17">§</text:span></text:span></text:p>
      <text:p text:style-name="P14"><text:span text:style-name="CharStyle38"><text:span text:style-name="T17">V/</text:span></text:span><text:span text:style-name="CharStyle38"><text:span text:style-name="T12">.</text:span></text:span><text:span text:style-name="CharStyle38"><text:span text:style-name="T38"> D</text:span></text:span><text:span text:style-name="CharStyle38"><text:span text:style-name="T17">ó</text:span></text:span><text:span text:style-name="CharStyle38"><text:span text:style-name="T38">minus vob</text:span></text:span><text:span text:style-name="CharStyle38"><text:span text:style-name="T45">í</text:span></text:span><text:span text:style-name="CharStyle38"><text:span text:style-name="T38">scum. </text:span></text:span><text:span text:style-name="CharStyle38"><text:span text:style-name="T17">§</text:span></text:span></text:p>
      <text:p text:style-name="P14"><text:span text:style-name="CharStyle207"><text:span text:style-name="T37">R/.</text:span></text:span><text:span text:style-name="CharStyle38"><text:span text:style-name="T38"> Et cum sp</text:span></text:span><text:span text:style-name="CharStyle38"><text:span text:style-name="T45">í</text:span></text:span><text:span text:style-name="CharStyle38"><text:span text:style-name="T38">ritu tuo.</text:span></text:span></text:p>
      <text:p text:style-name="P35"><text:span text:style-name="CharStyle47"><text:span text:style-name="T12">Or</text:span></text:span><text:span text:style-name="CharStyle47"><text:span text:style-name="T17">é</text:span></text:span><text:span text:style-name="CharStyle47"><text:span text:style-name="T12">mus. </text:span></text:span><text:span text:style-name="CharStyle47"><text:span text:style-name="T17">§</text:span></text:span><text:span text:style-name="CharStyle210"><text:span text:style-name="T38"> </text:span></text:span></text:p>
      <text:p text:style-name="P31"><text:span text:style-name="CharStyle47"><text:span text:style-name="T12">DE</text:span></text:span><text:span text:style-name="CharStyle47"><text:span text:style-name="T17">u</text:span></text:span><text:span text:style-name="CharStyle47"><text:span text:style-name="T12">s</text:span></text:span><text:span text:style-name="CharStyle38"><text:span text:style-name="T38"> qui corda fid</text:span></text:span><text:span text:style-name="CharStyle38"><text:span text:style-name="T45">é</text:span></text:span><text:span text:style-name="CharStyle38"><text:span text:style-name="T38">lium Sancti Sp</text:span></text:span><text:span text:style-name="CharStyle38"><text:span text:style-name="T45">í</text:span></text:span><text:span text:style-name="CharStyle38"><text:span text:style-name="T38">ritus illustrati</text:span></text:span><text:span text:style-name="CharStyle38"><text:span text:style-name="T45">ó</text:span></text:span><text:span text:style-name="CharStyle38"><text:span text:style-name="T38">ne docu</text:span></text:span><text:span text:style-name="CharStyle38"><text:span text:style-name="T45">í</text:span></text:span><text:span text:style-name="CharStyle38"><text:span text:style-name="T38">sti, * da nobis in e</text:span></text:span><text:span text:style-name="CharStyle38"><text:span text:style-name="T17">ó</text:span></text:span><text:span text:style-name="CharStyle38"><text:span text:style-name="T38">dem Sp</text:span></text:span><text:span text:style-name="CharStyle38"><text:span text:style-name="T45">í</text:span></text:span><text:span text:style-name="CharStyle38"><text:span text:style-name="T38">ritu recta s</text:span></text:span><text:span text:style-name="CharStyle38"><text:span text:style-name="T17">á</text:span></text:span><text:span text:style-name="CharStyle38"><text:span text:style-name="T38">pere, </text:span></text:span><text:span text:style-name="CharStyle38"><text:span text:style-name="T17">§</text:span></text:span><text:span text:style-name="CharStyle38"><text:span text:style-name="T38"> et de ejus semper consolati</text:span></text:span><text:span text:style-name="CharStyle38"><text:span text:style-name="T45">ó</text:span></text:span><text:span text:style-name="CharStyle38"><text:span text:style-name="T38">ne gaud</text:span></text:span><text:span text:style-name="CharStyle38"><text:span text:style-name="T45">é</text:span></text:span><text:span text:style-name="CharStyle38"><text:span text:style-name="T38">re. Per Christum D</text:span></text:span><text:span text:style-name="CharStyle38"><text:span text:style-name="T17">ó</text:span></text:span><text:span text:style-name="CharStyle38"><text:span text:style-name="T38">minum nostrum. </text:span></text:span><text:span text:style-name="CharStyle38"><text:span text:style-name="T17">§</text:span></text:span><text:span text:style-name="CharStyle38"><text:span text:style-name="T38"> </text:span></text:span><text:span text:style-name="CharStyle38"><text:span text:style-name="T45">R/</text:span></text:span><text:span text:style-name="CharStyle38"><text:span text:style-name="T38">. Amen.</text:span></text:span></text:p>
      <text:p text:style-name="P27"><text:span text:style-name="CharStyle95"><text:span text:style-name="T38">9</text:span></text:span><text:span text:style-name="CharStyle95"><text:span text:style-name="T12">.</text:span></text:span><text:span text:style-name="CharStyle95"><text:span text:style-name="T38"> </text:span></text:span><text:span text:style-name="CharStyle95"><text:span text:style-name="T46">Post </text:span></text:span><text:span text:style-name="CharStyle95"><text:span text:style-name="T38">Collectam</text:span></text:span><text:span text:style-name="CharStyle95"><text:span text:style-name="T12">,</text:span></text:span><text:span text:style-name="CharStyle95"><text:span text:style-name="T38"> </text:span></text:span><text:span text:style-name="CharStyle118"><text:span text:style-name="T36">resid</text:span></text:span><text:span text:style-name="CharStyle95"><text:span text:style-name="T36">eat </text:span></text:span><text:span text:style-name="CharStyle95"><text:span text:style-name="T38">Abbas cum Ministris capite tecto, et Conventus stet ut prius. Magister autem accedens ad Novitium erigat eum, factaque cum illo reverentia Abbati, ipse Novitius stans a sinistris Magistri ante medium gradum </text:span></text:span><text:span text:style-name="CharStyle95"><text:span text:style-name="T12">leg</text:span></text:span><text:span text:style-name="CharStyle95"><text:span text:style-name="T18">at</text:span></text:span><text:span text:style-name="CharStyle95"><text:span text:style-name="T38"> </text:span></text:span><text:span text:style-name="CharStyle95"><text:span text:style-name="T12">c</text:span></text:span><text:span text:style-name="CharStyle95"><text:span text:style-name="T38">um cantu f</text:span></text:span><text:span text:style-name="CharStyle95"><text:span text:style-name="T12">or</text:span></text:span><text:span text:style-name="CharStyle118"><text:span text:style-name="T9">ma</text:span></text:span><text:span text:style-name="CharStyle118"><text:span text:style-name="T36">m</text:span></text:span><text:span text:style-name="CharStyle95"><text:span text:style-name="T38"> Professionis quam tenet prae manibus, expresso solo nomine baptismali, non vero familiae, Abbatis in cujus praesentia profitetur.</text:span></text:span></text:p>
      <text:list xml:id="list2367640002" text:style-name="L3">
        <text:list-item>
          <text:p text:style-name="P73"><text:span text:style-name="CharStyle95"><text:span text:style-name="T38"><text:tab/>Lecta Professione et facta ab utroque inclinatione, accedant ad mensam cui superpositum fuit atramentarium, </text:span></text:span><text:bookmark text:name="bookmark1260"/><text:span text:style-name="CharStyle95"><text:span text:style-name="T38">ibique Novitius, accepto calamo, subscribat Professioni nomine et agnomine suo et in fine Crucem faciat. Deinde inclinans cum Magistro accedat ad Altare et, petita </text:span></text:span><text:span text:style-name="CharStyle100"><text:span text:style-name="T38">venia</text:span></text:span><text:span text:style-name="CharStyle95"><text:span text:style-name="T38"> ad gradum ipsius, ponat Professionem super dextrum cornu, id est Epistolae, osculans illud. Q</text:span></text:span><text:span text:style-name="CharStyle95"><text:span text:style-name="T12">u</text:span></text:span><text:span text:style-name="CharStyle95"><text:span text:style-name="T38">o facto, descendentes inclinent ad gradum Altaris, et revertantur ad gradum Presbyterii.</text:span></text:span><text:bookmark text:name="bookmark1261"/><text:span text:style-name="CharStyle95"><text:span text:style-name="T38"><text:tab/></text:span></text:span></text:p>
        </text:list-item>
        <text:list-item>
          <text:p text:style-name="P74"><text:span text:style-name="CharStyle95"><text:span text:style-name="T38"><text:s/>Ibi facta inclinatione, Magister redeat in locum priorem, et Novitius erectus manibus sub Cappa ad latera demissis, ter dicat cum flexa :</text:span></text:span></text:p>
          <text:p text:style-name="P75"><text:span text:style-name="CharStyle55"><text:span text:style-name="T18">V/.</text:span></text:span><text:bookmark-start text:name="bookmark1263"/><text:bookmark-start text:name="bookmark1264"/><text:bookmark-start text:name="bookmark1262"/><text:span text:style-name="CharStyle55"><text:span text:style-name="T38"> S</text:span></text:span><text:span text:style-name="CharStyle55"><text:span text:style-name="T18">ú</text:span></text:span><text:span text:style-name="CharStyle55"><text:span text:style-name="T38">scipe me, D</text:span></text:span><text:span text:style-name="CharStyle55"><text:span text:style-name="T18">ó</text:span></text:span><text:span text:style-name="CharStyle55"><text:span text:style-name="T38">mine, sec</text:span></text:span><text:span text:style-name="CharStyle55"><text:span text:style-name="T46">ú</text:span></text:span><text:span text:style-name="CharStyle55"><text:span text:style-name="T38">ndum el</text:span></text:span><text:span text:style-name="CharStyle55"><text:span text:style-name="T46">ó</text:span></text:span><text:span text:style-name="CharStyle55"><text:span text:style-name="T38">quium tuum, et vivam, </text:span></text:span><text:span text:style-name="CharStyle55"><text:span text:style-name="T46">§</text:span></text:span><text:span text:style-name="CharStyle55"><text:span text:style-name="T38"> et non conf</text:span></text:span><text:span text:style-name="CharStyle55"><text:span text:style-name="T46">ú</text:span></text:span><text:span text:style-name="CharStyle55"><text:span text:style-name="T38">ndas me ab expectati</text:span></text:span><text:span text:style-name="CharStyle55"><text:span text:style-name="T18">ó</text:span></text:span><text:span text:style-name="CharStyle55"><text:span text:style-name="T38">ne mea. </text:span></text:span><text:bookmark-end text:name="bookmark1263"/><text:bookmark-end text:name="bookmark1264"/><text:bookmark-end text:name="bookmark1262"/><text:span text:style-name="CharStyle55"><text:span text:style-name="T18">§</text:span></text:span></text:p>
        </text:list-item>
      </text:list>
      <text:p text:style-name="P24"><text:soft-page-break/><text:span text:style-name="CharStyle95"><text:span text:style-name="T38">Petens </text:span></text:span><text:span text:style-name="CharStyle100"><text:span text:style-name="T38">veniam</text:span></text:span><text:span text:style-name="CharStyle95"><text:span text:style-name="T38"> manibus et genibus in terra positis, quoties finierit ipsum. Conventus eumdem versum ter repetat adjungens in fine tertiae repetitionis </text:span></text:span><text:span text:style-name="CharStyle100"><text:span text:style-name="T12">G</text:span></text:span><text:span text:style-name="CharStyle100"><text:span text:style-name="T38">lo</text:span></text:span><text:span text:style-name="CharStyle100"><text:span text:style-name="T12">r</text:span></text:span><text:span text:style-name="CharStyle100"><text:span text:style-name="T38">ia </text:span></text:span><text:span text:style-name="CharStyle100"><text:span text:style-name="T12">Pa</text:span></text:span><text:span text:style-name="CharStyle100"><text:span text:style-name="T38">tr</text:span></text:span><text:span text:style-name="CharStyle100"><text:span text:style-name="T12">i</text:span></text:span><text:span text:style-name="CharStyle95"><text:span text:style-name="T2"><text:note text:id="ftn5" text:note-class="footnote"><text:note-citation>5</text:note-citation><text:note-body><text:p text:style-name="P38"><text:span text:style-name="CharStyle109"><text:span text:style-name="T38"><text:s/>... Gloria Patri</text:span></text:span><text:span text:style-name="CharStyle109"><text:span text:style-name="T12">.</text:span></text:span><text:span text:style-name="CharStyle109"><text:span text:style-name="T38"> </text:span></text:span><text:span text:style-name="CharStyle109"><text:span text:style-name="T12">—</text:span></text:span><text:span text:style-name="CharStyle107"><text:span text:style-name="T38"> 12. Novitius vero...</text:span></text:span></text:p></text:note-body></text:note></text:span></text:span><text:span text:style-name="CharStyle95"><text:span text:style-name="T38"> sine aliqua inclinatione.</text:span></text:span></text:p>
      <text:list xml:id="list165731966785844" text:continue-numbering="true" text:style-name="L3">
        <text:list-item>
          <text:p text:style-name="P76"><text:bookmark text:name="bookmark1265"/><text:span text:style-name="CharStyle95"><text:span text:style-name="T38"><text:tab/>Interim Diaconus signo manus dextrae jussus ab Abbate surgit, detecto capite inclinat ei et, petita </text:span></text:span><text:span text:style-name="CharStyle100"><text:span text:style-name="T38">venia</text:span></text:span><text:span text:style-name="CharStyle95"><text:span text:style-name="T38"> ad gradum Altaris, ascendit ad cornu Epistolae, tollit inde chartulam Professionis et, facta genuflexione ad gradum, defert eam ambabus manibus cum debita reverentia ad Abbatem, ut eam servet.</text:span></text:span></text:p>
        </text:list-item>
        <text:list-item>
          <text:p text:style-name="P76"><text:bookmark text:name="bookmark1266"/><text:span text:style-name="CharStyle95"><text:span text:style-name="T38"><text:tab/>Novitius vero, petita ultimo </text:span></text:span><text:span text:style-name="CharStyle100"><text:span text:style-name="T38">ve</text:span></text:span><text:span text:style-name="CharStyle100"><text:span text:style-name="T12">ni</text:span></text:span><text:span text:style-name="CharStyle100"><text:span text:style-name="T38">a</text:span></text:span><text:span text:style-name="CharStyle100"><text:span text:style-name="T12">,</text:span></text:span><text:span text:style-name="CharStyle95"><text:span text:style-name="T38"> post versum </text:span></text:span><text:span text:style-name="CharStyle100"><text:span text:style-name="T38">Sus</text:span></text:span><text:span text:style-name="CharStyle100"><text:span text:style-name="T12">­</text:span></text:span><text:span text:style-name="CharStyle100"><text:span text:style-name="T38">cipe</text:span></text:span><text:span text:style-name="CharStyle100"><text:span text:style-name="T12">,</text:span></text:span><text:span text:style-name="CharStyle95"><text:span text:style-name="T38"> etc. a se tertio repetitum,</text:span></text:span><text:span text:style-name="CharStyle95"><text:span text:style-name="T2"><text:note text:id="ftn6" text:note-class="footnote"><text:note-citation>6</text:note-citation><text:note-body><text:p text:style-name="P39"><text:span text:style-name="CharStyle107"><text:span text:style-name="T38"><text:s/>... repetitum, inclinat, Chorus autem inclinatus extra Stalla dicit </text:span></text:span><text:span text:style-name="CharStyle109"><text:span text:style-name="T38">Gloria Patri,</text:span></text:span><text:span text:style-name="CharStyle107"><text:span text:style-name="T38"> etc. et erigitur ad </text:span></text:span><text:span text:style-name="CharStyle109"><text:span text:style-name="T38">Sicut erat,</text:span></text:span><text:span text:style-name="CharStyle107"><text:span text:style-name="T38"> etc. stat in Stallis. Deinde residens super </text:span></text:span><text:span text:style-name="CharStyle109"><text:span text:style-name="T38">Misericordias</text:span></text:span><text:span text:style-name="CharStyle107"><text:span text:style-name="T38"> Cantor incipit </text:span></text:span><text:span text:style-name="CharStyle109"><text:span text:style-name="T38">Kyrie ele</text:span></text:span><text:span text:style-name="CharStyle109"><text:span text:style-name="T12">y</text:span></text:span><text:span text:style-name="CharStyle109"><text:span text:style-name="T38">son, </text:span></text:span><text:span text:style-name="CharStyle107"><text:span text:style-name="T38">Chorus prosequitur </text:span></text:span><text:span text:style-name="CharStyle109"><text:span text:style-name="T38">Christ</text:span></text:span><text:span text:style-name="CharStyle109"><text:span text:style-name="T12">e e</text:span></text:span><text:span text:style-name="CharStyle109"><text:span text:style-name="T38">leyson, Kyrie eleyson</text:span></text:span><text:span text:style-name="CharStyle109"><text:span text:style-name="T12">,</text:span></text:span><text:span text:style-name="CharStyle107"><text:span text:style-name="T38"> et Abbas incli­natus cum Ministris dicit secreto </text:span></text:span><text:span text:style-name="CharStyle109"><text:span text:style-name="T38">Pater noster</text:span></text:span><text:span text:style-name="CharStyle107"><text:span text:style-name="T38"> et alta voce pronuntiat </text:span></text:span><text:span text:style-name="CharStyle109"><text:span text:style-name="T38">Et ne nos,</text:span></text:span><text:span text:style-name="CharStyle107"><text:span text:style-name="T38"> etc. et responso a Choro </text:span></text:span><text:span text:style-name="CharStyle109"><text:span text:style-name="T38">Sed libera nos a malo</text:span></text:span><text:span text:style-name="CharStyle109"><text:span text:style-name="T12">, </text:span></text:span><text:span text:style-name="CharStyle107"><text:span text:style-name="T38">Cantor erectus imponit Psalmum </text:span></text:span><text:span text:style-name="CharStyle109"><text:span text:style-name="T38">Miserere mei </text:span></text:span><text:span text:style-name="CharStyle109"><text:span text:style-name="T12">D</text:span></text:span><text:span text:style-name="CharStyle109"><text:span text:style-name="T38">eus</text:span></text:span><text:span text:style-name="CharStyle109"><text:span text:style-name="T12">,</text:span></text:span><text:span text:style-name="CharStyle107"><text:span text:style-name="T38"> de 6. tono solemni, a Choro stante alternatim decantandum</text:span></text:span><text:span text:style-name="CharStyle107"><text:span text:style-name="T12">.</text:span></text:span><text:span text:style-name="CharStyle107"><text:span text:style-name="T38"> Abbate cum Ministris interea sedente.</text:span></text:span></text:p><text:p text:style-name="P41"><text:span text:style-name="CharStyle107"><text:span text:style-name="T19">1</text:span></text:span><text:span text:style-name="CharStyle107"><text:span text:style-name="T12">3</text:span></text:span><text:span text:style-name="CharStyle107"><text:span text:style-name="T38">. Statim Novitius comitante Magistro humiliet se...</text:span></text:span></text:p></text:note-body></text:note></text:span></text:span><text:span text:style-name="CharStyle95"><text:span text:style-name="T38"> statim comitante Magistro, humiliet se prostratus super genua ad pedes Abbatis et Ab­batum si plures fuerint, et Ministrorum Altaris dicens sin­gulis :</text:span></text:span></text:p>
        </text:list-item>
      </text:list>
      <text:h text:style-name="P48" text:outline-level="6"><text:bookmark-start text:name="bookmark1267"/><text:bookmark-start text:name="bookmark1269"/><text:bookmark-start text:name="bookmark1268"/><text:span text:style-name="CharStyle55"><text:span text:style-name="T38">Ora</text:span></text:span><text:span text:style-name="CharStyle225"><text:span text:style-name="T38"> </text:span></text:span><text:span text:style-name="CharStyle55"><text:span text:style-name="T38">pro me, Pater,</text:span></text:span><text:bookmark-end text:name="bookmark1267"/><text:bookmark-end text:name="bookmark1269"/><text:bookmark-end text:name="bookmark1268"/></text:h>
      <text:p text:style-name="P25"><text:span text:style-name="CharStyle95"><text:span text:style-name="T38">ipsis eum amplexantibus et respondentibu</text:span></text:span><text:span text:style-name="CharStyle95"><text:span text:style-name="T12">s:</text:span></text:span></text:p>
      <text:h text:style-name="P46" text:outline-level="6"><text:bookmark-start text:name="bookmark1270"/><text:bookmark-start text:name="bookmark1272"/><text:bookmark-start text:name="bookmark1271"/><text:span text:style-name="CharStyle55"><text:span text:style-name="T38">D</text:span></text:span><text:span text:style-name="CharStyle55"><text:span text:style-name="T18">ó</text:span></text:span><text:span text:style-name="CharStyle55"><text:span text:style-name="T38">minus cust</text:span></text:span><text:span text:style-name="CharStyle55"><text:span text:style-name="T18">ó</text:span></text:span><text:span text:style-name="CharStyle55"><text:span text:style-name="T38">diat int</text:span></text:span><text:span text:style-name="CharStyle55"><text:span text:style-name="T12">r</text:span></text:span><text:span text:style-name="CharStyle55"><text:span text:style-name="T18">ó</text:span></text:span><text:span text:style-name="CharStyle55"><text:span text:style-name="T38">itum tuum et </text:span></text:span><text:span text:style-name="CharStyle55"><text:span text:style-name="T46">é</text:span></text:span><text:span text:style-name="CharStyle55"><text:span text:style-name="T38">xit</text:span></text:span><text:bookmark-end text:name="bookmark1270"/><text:bookmark-end text:name="bookmark1272"/><text:bookmark-end text:name="bookmark1271"/><text:span text:style-name="CharStyle55"><text:span text:style-name="T46">um </text:span></text:span><text:bookmark-start text:name="bookmark12701"/><text:bookmark-start text:name="bookmark1273"/><text:bookmark-start text:name="bookmark12711"/><text:span text:style-name="CharStyle55"><text:span text:style-name="T38">tuum.</text:span></text:span><text:bookmark-end text:name="bookmark12701"/><text:bookmark-end text:name="bookmark1273"/><text:bookmark-end text:name="bookmark12711"/></text:h>
      <text:p text:style-name="P40"><text:span text:style-name="CharStyle95"><text:span text:style-name="T38">Postea humiliet se </text:span></text:span><text:span text:style-name="CharStyle95"><text:span text:style-name="T12"><text:note text:id="ftn7" text:note-class="footnote"><text:note-citation>7</text:note-citation><text:note-body><text:p text:style-name="P41"><text:span text:style-name="CharStyle107"><text:span text:style-name="T12"><text:s/></text:span></text:span><text:span text:style-name="CharStyle107"><text:span text:style-name="T38">... humiliet se genuflexus ante pedes...</text:span></text:span></text:p></text:note-body></text:note></text:span></text:span><text:span text:style-name="CharStyle95"><text:span text:style-name="T38"><text:s/>ante pedes Prioris et singulorum Chori ipsiu</text:span></text:span><text:span text:style-name="CharStyle95"><text:span text:style-name="T12">s</text:span></text:span><text:span text:style-name="CharStyle95"><text:span text:style-name="T38">; et rediens per medium Chorum, percurrat dextrum sicut fecit sinistrum. Sed absente Priore, nisi Abbas in sinistro Choro fuerit, prius percurrat dextrum quam sinistrum. Inde exiens in Retrochorum prosternat se ad pedes Infirmorum, si adfuerint: non autem Novitiorum vel Conversorum. Quo facto, revertens per medium Chorum, toto cor­pore prosternatur humi nud</text:span></text:span><text:span text:style-name="CharStyle95"><text:span text:style-name="T19">ae</text:span></text:span><text:span text:style-name="CharStyle95"><text:span text:style-name="T38"> sub gradum ante Abbatem, recedente Magistro post inclinationem, nec ullo panno nigro vel alio tegatur.</text:span></text:span></text:p>
      <text:list xml:id="list165732314728233" text:continue-numbering="true" text:style-name="L3">
        <text:list-item>
          <text:p text:style-name="P67"><text:bookmark text:name="bookmark1274"/><text:span text:style-name="CharStyle95"><text:span text:style-name="T38"><text:tab/></text:span></text:span><text:span text:style-name="CharStyle95"><text:span text:style-name="T2"><text:note text:id="ftn8" text:note-class="footnote"><text:note-citation>8</text:note-citation><text:note-body><text:p text:style-name="P41"><text:span text:style-name="CharStyle109"><text:span text:style-name="T34"><text:s/>Omittitur totum alinea.</text:span></text:span></text:p></text:note-body></text:note></text:span></text:span><text:span text:style-name="CharStyle95"><text:span text:style-name="T38"> Porr</text:span></text:span><text:span text:style-name="CharStyle118"><text:span text:style-name="T9">o_ </text:span></text:span><text:span text:style-name="CharStyle118"><text:span text:style-name="T36">Can</text:span></text:span><text:span text:style-name="CharStyle118"><text:span text:style-name="T9">to</text:span></text:span><text:span text:style-name="CharStyle118"><text:span text:style-name="T36">r d</text:span></text:span><text:span text:style-name="CharStyle95"><text:span text:style-name="T38">icto </text:span></text:span><text:span text:style-name="CharStyle100"><text:span text:style-name="T38">Gloria Patri</text:span></text:span><text:span text:style-name="CharStyle95"><text:span text:style-name="T38"> post ultimam repetitionem versus </text:span></text:span><text:span text:style-name="CharStyle100"><text:span text:style-name="T38">Suscipe</text:span></text:span><text:span text:style-name="CharStyle100"><text:span text:style-name="T12">,</text:span></text:span><text:span text:style-name="CharStyle95"><text:span text:style-name="T38"> etc. incipiat </text:span></text:span><text:span text:style-name="CharStyle100"><text:span text:style-name="T12">Ky</text:span></text:span><text:span text:style-name="CharStyle100"><text:span text:style-name="T38">rie</text:span></text:span><text:span text:style-name="CharStyle224"><text:span text:style-name="T38"> </text:span></text:span><text:span text:style-name="CharStyle100"><text:span text:style-name="T38">el</text:span></text:span><text:span text:style-name="CharStyle100"><text:span text:style-name="T12">e</text:span></text:span><text:span text:style-name="CharStyle100"><text:span text:style-name="T38">ys</text:span></text:span><text:span text:style-name="CharStyle100"><text:span text:style-name="T12">o</text:span></text:span><text:span text:style-name="CharStyle100"><text:span text:style-name="T38">n</text:span></text:span><text:span text:style-name="CharStyle95"><text:span text:style-name="T38"> et Chorus tunc ad invicem versus ac inclinatus subsequatu</text:span></text:span><text:span text:style-name="CharStyle95"><text:span text:style-name="T12">r</text:span></text:span><text:span text:style-name="CharStyle95"><text:span text:style-name="T38">: </text:span></text:span><text:span text:style-name="CharStyle100"><text:span text:style-name="T38">Christe eleyson</text:span></text:span><text:span text:style-name="CharStyle100"><text:span text:style-name="T12">;</text:span></text:span><text:span text:style-name="CharStyle100"><text:span text:style-name="T38"> K</text:span></text:span><text:span text:style-name="CharStyle100"><text:span text:style-name="T12">yr</text:span></text:span><text:span text:style-name="CharStyle100"><text:span text:style-name="T38">i</text:span></text:span><text:span text:style-name="CharStyle100"><text:span text:style-name="T12">e</text:span></text:span><text:span text:style-name="CharStyle100"><text:span text:style-name="T38"> eleyson</text:span></text:span><text:span text:style-name="CharStyle95"><text:span text:style-name="T38"> et secreto </text:span></text:span><text:span text:style-name="CharStyle100"><text:span text:style-name="T38">Pater noster</text:span></text:span><text:span text:style-name="CharStyle100"><text:span text:style-name="T12">.</text:span></text:span><text:span text:style-name="CharStyle95"><text:span text:style-name="T38"> Abbas detecto capite super sedem residens similiter inclinatus dicit eamdem orationem, et p</text:span></text:span><text:span text:style-name="CharStyle95"><text:span text:style-name="T12">o</text:span></text:span><text:span text:style-name="CharStyle95"><text:span text:style-name="T38">stea </text:span></text:span><text:soft-page-break/><text:span text:style-name="CharStyle95"><text:span text:style-name="T38">pronuntiat </text:span></text:span><text:span text:style-name="CharStyle100"><text:span text:style-name="T38">Et ne </text:span></text:span><text:span text:style-name="CharStyle100"><text:span text:style-name="T12">n</text:span></text:span><text:span text:style-name="CharStyle100"><text:span text:style-name="T38">os inducas</text:span></text:span><text:span text:style-name="CharStyle100"><text:span text:style-name="T12">,</text:span></text:span><text:span text:style-name="CharStyle95"><text:span text:style-name="T38"> etc. Cui responso a Conventu </text:span></text:span><text:span text:style-name="CharStyle100"><text:span text:style-name="T38">Sed libera,</text:span></text:span><text:span text:style-name="CharStyle95"><text:span text:style-name="T38"> etc. </text:span></text:span><text:span text:style-name="CharStyle118"><text:span text:style-name="T36">Cantor </text:span></text:span><text:span text:style-name="CharStyle118"><text:span text:style-name="T9">in</text:span></text:span><text:span text:style-name="CharStyle118"><text:span text:style-name="T10">to</text:span></text:span><text:span text:style-name="CharStyle118"><text:span text:style-name="T9">net </text:span></text:span><text:span text:style-name="CharStyle118"><text:span text:style-name="T36">P</text:span></text:span><text:span text:style-name="CharStyle95"><text:span text:style-name="T38">salmum </text:span></text:span><text:span text:style-name="CharStyle118"><text:span text:style-name="T10">50</text:span></text:span><text:span text:style-name="CharStyle118"><text:span text:style-name="T9">.</text:span></text:span><text:span text:style-name="CharStyle118"><text:span text:style-name="T36"> </text:span></text:span><text:span text:style-name="CharStyle224"><text:span text:style-name="T36">Miserere</text:span></text:span><text:span text:style-name="CharStyle100"><text:span text:style-name="T38">,</text:span></text:span><text:span text:style-name="CharStyle95"><text:span text:style-name="T38"> ab utroque Choro stante, de </text:span></text:span><text:span text:style-name="CharStyle118"><text:span text:style-name="T36">sexto</text:span></text:span><text:span text:style-name="CharStyle95"><text:span text:style-name="T36"> </text:span></text:span><text:span text:style-name="CharStyle95"><text:span text:style-name="T38">tono, alternatim decantandum : Abbate cum Ministris interea sedente.</text:span></text:span></text:p>
        </text:list-item>
        <text:list-item>
          <text:p text:style-name="P77"><text:bookmark text:name="bookmark1275"/><text:span text:style-name="CharStyle95"><text:span text:style-name="T38"><text:tab/></text:span></text:span><text:span text:style-name="CharStyle95"><text:span text:style-name="T2"><text:note text:id="ftn9" text:note-class="footnote"><text:note-citation>9</text:note-citation><text:note-body><text:p text:style-name="P41"><text:span text:style-name="CharStyle107"><text:span text:style-name="T12"><text:s/>1</text:span></text:span><text:span text:style-name="CharStyle107"><text:span text:style-name="T38">4. Percantato...</text:span></text:span></text:p></text:note-body></text:note></text:span></text:span><text:span text:style-name="CharStyle95"><text:span text:style-name="T38"> Percantato Psalmo cum </text:span></text:span><text:span text:style-name="CharStyle100"><text:span text:style-name="T38">Gloria</text:span></text:span><text:span text:style-name="CharStyle100"><text:span text:style-name="T12">,</text:span></text:span><text:span text:style-name="CharStyle95"><text:span text:style-name="T38"> ad quam non est inclinandum, Conventus vertit se ad Altare, et Abbas detectus capite, surgens, accepto Baculo in manu sinistra, dextera apposita pectori, dicit ex libro, super Novitium prostratum : </text:span></text:span></text:p>
          <text:p text:style-name="P78"><text:span text:style-name="CharStyle95"><text:span text:style-name="T51">V/.</text:span></text:span><text:span text:style-name="CharStyle182"><text:span text:style-name="T49"> S</text:span></text:span><text:span text:style-name="CharStyle182"><text:span text:style-name="T38">alvum fac servum tuum </text:span></text:span><text:span text:style-name="CharStyle193"><text:span text:style-name="T38">(anc</text:span></text:span><text:span text:style-name="CharStyle193"><text:span text:style-name="T40">í</text:span></text:span><text:span text:style-name="CharStyle193"><text:span text:style-name="T38">llam tuam). </text:span></text:span><text:span text:style-name="CharStyle193"><text:span text:style-name="T35">§</text:span></text:span><text:span text:style-name="CharStyle193"><text:span text:style-name="T38"> </text:span></text:span></text:p>
          <text:p text:style-name="P79"><text:span text:style-name="CharStyle193"><text:span text:style-name="T35">R/</text:span></text:span><text:span text:style-name="CharStyle182"><text:span text:style-name="T12">.</text:span></text:span><text:span text:style-name="CharStyle182"><text:span text:style-name="T38"> Deus meus, sper</text:span></text:span><text:span text:style-name="CharStyle182"><text:span text:style-name="T40">á</text:span></text:span><text:span text:style-name="CharStyle182"><text:span text:style-name="T38">ntem in te. </text:span></text:span><text:span text:style-name="CharStyle182"><text:span text:style-name="T40">§</text:span></text:span></text:p>
          <text:p text:style-name="P49"><text:span text:style-name="CharStyle95"><text:span text:style-name="T51">V/.</text:span></text:span><text:span text:style-name="CharStyle38"><text:span text:style-name="T38"> Mitte ei, D</text:span></text:span><text:span text:style-name="CharStyle38"><text:span text:style-name="T40">ó</text:span></text:span><text:span text:style-name="CharStyle38"><text:span text:style-name="T38">mine, aux</text:span></text:span><text:span text:style-name="CharStyle38"><text:span text:style-name="T40">í</text:span></text:span><text:span text:style-name="CharStyle38"><text:span text:style-name="T38">lium de sancto. </text:span></text:span><text:span text:style-name="CharStyle38"><text:span text:style-name="T40">§</text:span></text:span></text:p>
          <text:p text:style-name="P49"><text:span text:style-name="CharStyle193"><text:span text:style-name="T35">R/</text:span></text:span><text:span text:style-name="CharStyle182"><text:span text:style-name="T12">.</text:span></text:span><text:span text:style-name="CharStyle38"><text:span text:style-name="T38"> Et de Sion tu</text:span></text:span><text:span text:style-name="CharStyle38"><text:span text:style-name="T40">é</text:span></text:span><text:span text:style-name="CharStyle38"><text:span text:style-name="T38">re eum </text:span></text:span><text:span text:style-name="CharStyle64"><text:span text:style-name="T38">(eam)</text:span></text:span><text:span text:style-name="CharStyle64"><text:span text:style-name="T12">.</text:span></text:span><text:span text:style-name="CharStyle64"><text:span text:style-name="T38"> </text:span></text:span><text:span text:style-name="CharStyle64"><text:span text:style-name="T8">§</text:span></text:span></text:p>
          <text:p text:style-name="P49"><text:span text:style-name="CharStyle95"><text:span text:style-name="T51">V/.</text:span></text:span><text:span text:style-name="CharStyle38"><text:span text:style-name="T38"> Nihil prof</text:span></text:span><text:span text:style-name="CharStyle38"><text:span text:style-name="T40">í</text:span></text:span><text:span text:style-name="CharStyle38"><text:span text:style-name="T38">ciat inim</text:span></text:span><text:span text:style-name="CharStyle38"><text:span text:style-name="T40">í</text:span></text:span><text:span text:style-name="CharStyle38"><text:span text:style-name="T38">cus in eo </text:span></text:span><text:span text:style-name="CharStyle64"><text:span text:style-name="T38">(ea). </text:span></text:span><text:span text:style-name="CharStyle64"><text:span text:style-name="T8">§</text:span></text:span></text:p>
          <text:p text:style-name="P49"><text:span text:style-name="CharStyle193"><text:span text:style-name="T35">R/</text:span></text:span><text:span text:style-name="CharStyle182"><text:span text:style-name="T12">.</text:span></text:span><text:span text:style-name="CharStyle38"><text:span text:style-name="T38"> Et f</text:span></text:span><text:span text:style-name="CharStyle38"><text:span text:style-name="T40">í</text:span></text:span><text:span text:style-name="CharStyle38"><text:span text:style-name="T38">lius iniquit</text:span></text:span><text:span text:style-name="CharStyle38"><text:span text:style-name="T40">á</text:span></text:span><text:span text:style-name="CharStyle38"><text:span text:style-name="T38">tis non app</text:span></text:span><text:span text:style-name="CharStyle38"><text:span text:style-name="T13">ó</text:span></text:span><text:span text:style-name="CharStyle38"><text:span text:style-name="T38">nat n</text:span></text:span><text:span text:style-name="CharStyle38"><text:span text:style-name="T40">ó</text:span></text:span><text:span text:style-name="CharStyle38"><text:span text:style-name="T38">c</text:span></text:span><text:span text:style-name="CharStyle38"><text:span text:style-name="T12">e</text:span></text:span><text:span text:style-name="CharStyle38"><text:span text:style-name="T38">re ei. </text:span></text:span><text:span text:style-name="CharStyle38"><text:span text:style-name="T40">§</text:span></text:span></text:p>
          <text:p text:style-name="P50"><text:span text:style-name="CharStyle95"><text:span text:style-name="T51">V/. </text:span></text:span><text:span text:style-name="CharStyle38"><text:span text:style-name="T38">Esto ei, D</text:span></text:span><text:span text:style-name="CharStyle38"><text:span text:style-name="T13">ó</text:span></text:span><text:span text:style-name="CharStyle38"><text:span text:style-name="T38">mine, turris fortit</text:span></text:span><text:span text:style-name="CharStyle38"><text:span text:style-name="T40">ú</text:span></text:span><text:span text:style-name="CharStyle38"><text:span text:style-name="T38">dinis</text:span></text:span><text:span text:style-name="CharStyle38"><text:span text:style-name="T12">.</text:span></text:span><text:span text:style-name="CharStyle38"><text:span text:style-name="T38"> </text:span></text:span><text:span text:style-name="CharStyle38"><text:span text:style-name="T13">§</text:span></text:span></text:p>
          <text:p text:style-name="P50"><text:span text:style-name="CharStyle193"><text:span text:style-name="T35">R/</text:span></text:span><text:span text:style-name="CharStyle182"><text:span text:style-name="T12">.</text:span></text:span><text:span text:style-name="CharStyle38"><text:span text:style-name="T38"> A facie inim</text:span></text:span><text:span text:style-name="CharStyle38"><text:span text:style-name="T40">í</text:span></text:span><text:span text:style-name="CharStyle38"><text:span text:style-name="T38">ci</text:span></text:span><text:span text:style-name="CharStyle38"><text:span text:style-name="T12">.</text:span></text:span><text:span text:style-name="CharStyle38"><text:span text:style-name="T38"> </text:span></text:span><text:span text:style-name="CharStyle38"><text:span text:style-name="T13">§</text:span></text:span></text:p>
          <text:p text:style-name="P51"><text:span text:style-name="CharStyle95"><text:span text:style-name="T51">V/. </text:span></text:span><text:span text:style-name="CharStyle38"><text:span text:style-name="T38">D</text:span></text:span><text:span text:style-name="CharStyle38"><text:span text:style-name="T40">ó</text:span></text:span><text:span text:style-name="CharStyle38"><text:span text:style-name="T38">mine Deus virt</text:span></text:span><text:span text:style-name="CharStyle38"><text:span text:style-name="T40">ú</text:span></text:span><text:span text:style-name="CharStyle38"><text:span text:style-name="T38">tum, conv</text:span></text:span><text:span text:style-name="CharStyle38"><text:span text:style-name="T40">é</text:span></text:span><text:span text:style-name="CharStyle38"><text:span text:style-name="T38">rte nos. </text:span></text:span><text:span text:style-name="CharStyle38"><text:span text:style-name="T40">§</text:span></text:span></text:p>
          <text:p text:style-name="P52"><text:span text:style-name="CharStyle193"><text:span text:style-name="T35">R/</text:span></text:span><text:span text:style-name="CharStyle182"><text:span text:style-name="T12">.</text:span></text:span><text:span text:style-name="CharStyle38"><text:span text:style-name="T38"> Et ost</text:span></text:span><text:span text:style-name="CharStyle38"><text:span text:style-name="T13">é</text:span></text:span><text:span text:style-name="CharStyle38"><text:span text:style-name="T38">nde f</text:span></text:span><text:span text:style-name="CharStyle38"><text:span text:style-name="T40">á</text:span></text:span><text:span text:style-name="CharStyle38"><text:span text:style-name="T38">ciem tuam. </text:span></text:span><text:span text:style-name="CharStyle38"><text:span text:style-name="T40">§</text:span></text:span></text:p>
          <text:p text:style-name="P53"><text:span text:style-name="CharStyle95"><text:span text:style-name="T51">V/. </text:span></text:span><text:span text:style-name="CharStyle38"><text:span text:style-name="T38">D</text:span></text:span><text:span text:style-name="CharStyle38"><text:span text:style-name="T13">ó</text:span></text:span><text:span text:style-name="CharStyle38"><text:span text:style-name="T38">minus vob</text:span></text:span><text:span text:style-name="CharStyle38"><text:span text:style-name="T40">í</text:span></text:span><text:span text:style-name="CharStyle38"><text:span text:style-name="T38">scum</text:span></text:span><text:span text:style-name="CharStyle38"><text:span text:style-name="T12">.</text:span></text:span><text:span text:style-name="CharStyle38"><text:span text:style-name="T38"> </text:span></text:span><text:span text:style-name="CharStyle38"><text:span text:style-name="T40">§</text:span></text:span></text:p>
          <text:p text:style-name="P53"><text:span text:style-name="CharStyle193"><text:span text:style-name="T35">R/</text:span></text:span><text:span text:style-name="CharStyle182"><text:span text:style-name="T12">.</text:span></text:span><text:span text:style-name="CharStyle38"><text:span text:style-name="T38"> Et cum sp</text:span></text:span><text:span text:style-name="CharStyle38"><text:span text:style-name="T40">í</text:span></text:span><text:span text:style-name="CharStyle38"><text:span text:style-name="T38">ritu tuo.</text:span></text:span></text:p>
          <text:p text:style-name="P54"><text:span text:style-name="CharStyle47"><text:span text:style-name="T12">Or</text:span></text:span><text:span text:style-name="CharStyle47"><text:span text:style-name="T13">é</text:span></text:span><text:span text:style-name="CharStyle47"><text:span text:style-name="T12">mus.</text:span></text:span></text:p>
          <text:p text:style-name="P62"><text:span text:style-name="CharStyle47"><text:span text:style-name="T12">D</text:span></text:span><text:span text:style-name="CharStyle47"><text:span text:style-name="T13">e</text:span></text:span><text:span text:style-name="CharStyle47"><text:span text:style-name="T12">us</text:span></text:span><text:span text:style-name="CharStyle38"><text:span text:style-name="T38"> indulg</text:span></text:span><text:span text:style-name="CharStyle38"><text:span text:style-name="T39">é</text:span></text:span><text:span text:style-name="CharStyle38"><text:span text:style-name="T38">ntia</text:span></text:span><text:span text:style-name="CharStyle38"><text:span text:style-name="T40">e</text:span></text:span><text:span text:style-name="CharStyle38"><text:span text:style-name="T38"> Pater, </text:span></text:span><text:span text:style-name="CharStyle38"><text:span text:style-name="T39">qui severitátem </text:span></text:span><text:span text:style-name="CharStyle38"><text:span text:style-name="T41">tuae</text:span></text:span><text:span text:style-name="CharStyle38"><text:span text:style-name="T39"> </text:span></text:span><text:span text:style-name="CharStyle38"><text:span text:style-name="T38">districti</text:span></text:span><text:span text:style-name="CharStyle38"><text:span text:style-name="T39">ó</text:span></text:span><text:span text:style-name="CharStyle38"><text:span text:style-name="T38">nis t</text:span></text:span><text:span text:style-name="CharStyle38"><text:span text:style-name="T39">é</text:span></text:span><text:span text:style-name="CharStyle38"><text:span text:style-name="T38">mperans induls</text:span></text:span><text:span text:style-name="CharStyle38"><text:span text:style-name="T14">í</text:span></text:span><text:span text:style-name="CharStyle38"><text:span text:style-name="T38">sti, ne f</text:span></text:span><text:span text:style-name="CharStyle38"><text:span text:style-name="T39">í</text:span></text:span><text:span text:style-name="CharStyle38"><text:span text:style-name="T38">lius portet iniquit</text:span></text:span><text:span text:style-name="CharStyle38"><text:span text:style-name="T39">á</text:span></text:span><text:span text:style-name="CharStyle38"><text:span text:style-name="T38">tem patris, </text:span></text:span><text:span text:style-name="CharStyle38"><text:span text:style-name="T14">§</text:span></text:span><text:span text:style-name="CharStyle38"><text:span text:style-name="T38"> et qui mira dispensati</text:span></text:span><text:span text:style-name="CharStyle38"><text:span text:style-name="T39">ó</text:span></text:span><text:span text:style-name="CharStyle38"><text:span text:style-name="T38">ne </text:span></text:span><text:span text:style-name="CharStyle38"><text:span text:style-name="T39">é</text:span></text:span><text:span text:style-name="CharStyle38"><text:span text:style-name="T38">tiam malis bene utens, tuae dignati</text:span></text:span><text:span text:style-name="CharStyle38"><text:span text:style-name="T39">ó</text:span></text:span><text:span text:style-name="CharStyle38"><text:span text:style-name="T38">nis gr</text:span></text:span><text:span text:style-name="CharStyle38"><text:span text:style-name="T39">á</text:span></text:span><text:span text:style-name="CharStyle38"><text:span text:style-name="T38">tiam per </text:span></text:span><text:span text:style-name="CharStyle38"><text:span text:style-name="T39">e</text:span></text:span><text:span text:style-name="CharStyle38"><text:span text:style-name="T38">os frequ</text:span></text:span><text:span text:style-name="CharStyle38"><text:span text:style-name="T39">é</text:span></text:span><text:span text:style-name="CharStyle38"><text:span text:style-name="T38">nter oper</text:span></text:span><text:span text:style-name="CharStyle38"><text:span text:style-name="T39">á</text:span></text:span><text:span text:style-name="CharStyle38"><text:span text:style-name="T38">ris, </text:span></text:span><text:span text:style-name="CharStyle38"><text:span text:style-name="T14">§</text:span></text:span><text:span text:style-name="CharStyle38"><text:span text:style-name="T38"> quaesumus clem</text:span></text:span><text:span text:style-name="CharStyle38"><text:span text:style-name="T39">é</text:span></text:span><text:span text:style-name="CharStyle38"><text:span text:style-name="T38">ntiam tuam, * ut huic f</text:span></text:span><text:span text:style-name="CharStyle38"><text:span text:style-name="T39">á</text:span></text:span><text:span text:style-name="CharStyle38"><text:span text:style-name="T38">mulo tu</text:span></text:span><text:span text:style-name="CharStyle38"><text:span text:style-name="T12">o </text:span></text:span><text:span text:style-name="CharStyle38"><text:span text:style-name="T14">(</text:span></text:span><text:span text:style-name="CharStyle64"><text:span text:style-name="T12">a</text:span></text:span><text:span text:style-name="CharStyle64"><text:span text:style-name="T38">nc</text:span></text:span><text:span text:style-name="CharStyle64"><text:span text:style-name="T39">í</text:span></text:span><text:span text:style-name="CharStyle64"><text:span text:style-name="T38">l</text:span></text:span><text:span text:style-name="CharStyle64"><text:span text:style-name="T14">l</text:span></text:span><text:span text:style-name="CharStyle64"><text:span text:style-name="T39">ae</text:span></text:span><text:span text:style-name="CharStyle64"><text:span text:style-name="T38"> t</text:span></text:span><text:span text:style-name="CharStyle64"><text:span text:style-name="T12">u</text:span></text:span><text:span text:style-name="CharStyle64"><text:span text:style-name="T14">ae</text:span></text:span><text:span text:style-name="CharStyle64"><text:span text:style-name="T38">)</text:span></text:span><text:span text:style-name="CharStyle38"><text:span text:style-name="T38"> non obs</text:span></text:span><text:span text:style-name="CharStyle38"><text:span text:style-name="T39">í</text:span></text:span><text:span text:style-name="CharStyle38"><text:span text:style-name="T38">stat, quod h</text:span></text:span><text:span text:style-name="CharStyle38"><text:span text:style-name="T39">á</text:span></text:span><text:span text:style-name="CharStyle38"><text:span text:style-name="T38">bitum religi</text:span></text:span><text:span text:style-name="CharStyle38"><text:span text:style-name="T14">ó</text:span></text:span><text:span text:style-name="CharStyle38"><text:span text:style-name="T38">nis per nos, tanta ac tali re ind</text:span></text:span><text:span text:style-name="CharStyle38"><text:span text:style-name="T39">í</text:span></text:span><text:span text:style-name="CharStyle38"><text:span text:style-name="T38">gnos, </text:span></text:span><text:span text:style-name="CharStyle38"><text:span text:style-name="T39">á</text:span></text:span><text:span text:style-name="CharStyle38"><text:span text:style-name="T38">ccipit, </text:span></text:span><text:span text:style-name="CharStyle38"><text:span text:style-name="T14">§</text:span></text:span><text:span text:style-name="CharStyle38"><text:span text:style-name="T38"> sed minist</text:span></text:span><text:span text:style-name="CharStyle38"><text:span text:style-name="T39">é</text:span></text:span><text:span text:style-name="CharStyle38"><text:span text:style-name="T38">rium quod ext</text:span></text:span><text:span text:style-name="CharStyle38"><text:span text:style-name="T39">é</text:span></text:span><text:span text:style-name="CharStyle38"><text:span text:style-name="T38">rius per nos exhib</text:span></text:span><text:span text:style-name="CharStyle38"><text:span text:style-name="T39">é</text:span></text:span><text:span text:style-name="CharStyle38"><text:span text:style-name="T38">tur, tu int</text:span></text:span><text:span text:style-name="CharStyle38"><text:span text:style-name="T39">é</text:span></text:span><text:span text:style-name="CharStyle38"><text:span text:style-name="T38">rius per donum Sancti Sp</text:span></text:span><text:span text:style-name="CharStyle38"><text:span text:style-name="T39">í</text:span></text:span><text:span text:style-name="CharStyle38"><text:span text:style-name="T38">ritus exequ</text:span></text:span><text:span text:style-name="CharStyle38"><text:span text:style-name="T39">á</text:span></text:span><text:span text:style-name="CharStyle38"><text:span text:style-name="T38">ris. Per D</text:span></text:span><text:span text:style-name="CharStyle38"><text:span text:style-name="T14">ó</text:span></text:span><text:span text:style-name="CharStyle38"><text:span text:style-name="T38">minum </text:span></text:span><text:span text:style-name="CharStyle38"><text:span text:style-name="T39">nostrum Jesum Christum, Fílium tuum : § qui tecum</text:span></text:span><text:span text:style-name="CharStyle38"><text:span text:style-name="T38"> </text:span></text:span><text:span text:style-name="CharStyle38"><text:span text:style-name="T39">vivit et regnat </text:span></text:span><text:span text:style-name="CharStyle38"><text:span text:style-name="T38">in unit</text:span></text:span><text:span text:style-name="CharStyle38"><text:span text:style-name="T39">á</text:span></text:span><text:span text:style-name="CharStyle38"><text:span text:style-name="T38">te ej</text:span></text:span><text:span text:style-name="CharStyle38"><text:span text:style-name="T14">ú</text:span></text:span><text:span text:style-name="CharStyle38"><text:span text:style-name="T38">sdem Sp</text:span></text:span><text:span text:style-name="CharStyle38"><text:span text:style-name="T39">í</text:span></text:span><text:span text:style-name="CharStyle38"><text:span text:style-name="T38">ritus Sancti, </text:span></text:span><text:span text:style-name="CharStyle38"><text:span text:style-name="T14">Deus : * per ómnia saecula saeculórum. §<text:tab/>R/. Amen.</text:span></text:span></text:p>
          <text:p text:style-name="P55"><text:span text:style-name="CharStyle47"><text:span text:style-name="T12">Or</text:span></text:span><text:span text:style-name="CharStyle47"><text:span text:style-name="T14">é</text:span></text:span><text:span text:style-name="CharStyle47"><text:span text:style-name="T12">mus,</text:span></text:span><text:span text:style-name="CharStyle47"><text:span text:style-name="T38"> </text:span></text:span><text:span text:style-name="CharStyle47"><text:span text:style-name="T14">§</text:span></text:span></text:p>
          <text:p text:style-name="P57"><text:soft-page-break/><text:span text:style-name="CharStyle47"><text:span text:style-name="T12">DEus,</text:span></text:span><text:span text:style-name="CharStyle38"><text:span text:style-name="T38"> qui per coaet</text:span></text:span><text:span text:style-name="CharStyle38"><text:span text:style-name="T39">é</text:span></text:span><text:span text:style-name="CharStyle38"><text:span text:style-name="T38">rnum tibi F</text:span></text:span><text:span text:style-name="CharStyle38"><text:span text:style-name="T39">í</text:span></text:span><text:span text:style-name="CharStyle38"><text:span text:style-name="T38">lium cuncta cre</text:span></text:span><text:span text:style-name="CharStyle38"><text:span text:style-name="T39">á</text:span></text:span><text:span text:style-name="CharStyle38"><text:span text:style-name="T38">sti, </text:span></text:span><text:span text:style-name="CharStyle38"><text:span text:style-name="T39">§</text:span></text:span><text:span text:style-name="CharStyle38"><text:span text:style-name="T38"> quique mundum pecc</text:span></text:span><text:span text:style-name="CharStyle38"><text:span text:style-name="T14">á</text:span></text:span><text:span text:style-name="CharStyle38"><text:span text:style-name="T38">tis inveter</text:span></text:span><text:span text:style-name="CharStyle38"><text:span text:style-name="T39">á</text:span></text:span><text:span text:style-name="CharStyle38"><text:span text:style-name="T38">tum per myst</text:span></text:span><text:span text:style-name="CharStyle38"><text:span text:style-name="T39">é</text:span></text:span><text:span text:style-name="CharStyle38"><text:span text:style-name="T38">rium Incarnati</text:span></text:span><text:span text:style-name="CharStyle38"><text:span text:style-name="T39">ó</text:span></text:span><text:span text:style-name="CharStyle38"><text:span text:style-name="T38">nis ejus renov</text:span></text:span><text:span text:style-name="CharStyle38"><text:span text:style-name="T39">á</text:span></text:span><text:span text:style-name="CharStyle38"><text:span text:style-name="T38">re dign</text:span></text:span><text:span text:style-name="CharStyle38"><text:span text:style-name="T14">á</text:span></text:span><text:span text:style-name="CharStyle38"><text:span text:style-name="T38">tus es </text:span></text:span><text:span text:style-name="CharStyle38"><text:span text:style-name="T12">:</text:span></text:span><text:span text:style-name="CharStyle38"><text:span text:style-name="T38"> </text:span></text:span><text:span text:style-name="CharStyle38"><text:span text:style-name="T12">*</text:span></text:span><text:span text:style-name="CharStyle38"><text:span text:style-name="T38"> te suppl</text:span></text:span><text:span text:style-name="CharStyle38"><text:span text:style-name="T39">í</text:span></text:span><text:span text:style-name="CharStyle38"><text:span text:style-name="T38">citer exor</text:span></text:span><text:span text:style-name="CharStyle38"><text:span text:style-name="T39">á</text:span></text:span><text:span text:style-name="CharStyle38"><text:span text:style-name="T38">mus, </text:span></text:span><text:span text:style-name="CharStyle38"><text:span text:style-name="T14">§</text:span></text:span><text:span text:style-name="CharStyle38"><text:span text:style-name="T38"> ut ej</text:span></text:span><text:span text:style-name="CharStyle38"><text:span text:style-name="T39">ú</text:span></text:span><text:span text:style-name="CharStyle38"><text:span text:style-name="T38">sdem D</text:span></text:span><text:span text:style-name="CharStyle38"><text:span text:style-name="T39">ó</text:span></text:span><text:span text:style-name="CharStyle38"><text:span text:style-name="T38">mini nostri gr</text:span></text:span><text:span text:style-name="CharStyle38"><text:span text:style-name="T39">á</text:span></text:span><text:span text:style-name="CharStyle38"><text:span text:style-name="T38">tia super hunc f</text:span></text:span><text:span text:style-name="CharStyle38"><text:span text:style-name="T39">á</text:span></text:span><text:span text:style-name="CharStyle38"><text:span text:style-name="T38">mulum tuum </text:span></text:span><text:span text:style-name="CharStyle64"><text:span text:style-name="T12">(</text:span></text:span><text:span text:style-name="CharStyle64"><text:span text:style-name="T38">hanc anc</text:span></text:span><text:span text:style-name="CharStyle64"><text:span text:style-name="T39">í</text:span></text:span><text:span text:style-name="CharStyle64"><text:span text:style-name="T38">llam tuam</text:span></text:span><text:span text:style-name="CharStyle64"><text:span text:style-name="T12">)</text:span></text:span><text:span text:style-name="CharStyle38"><text:span text:style-name="T38"> abrenuntiati</text:span></text:span><text:span text:style-name="CharStyle38"><text:span text:style-name="T14">ó</text:span></text:span><text:span text:style-name="CharStyle38"><text:span text:style-name="T38">nem saeculi profit</text:span></text:span><text:span text:style-name="CharStyle38"><text:span text:style-name="T39">é</text:span></text:span><text:span text:style-name="CharStyle38"><text:span text:style-name="T38">ntem clem</text:span></text:span><text:span text:style-name="CharStyle38"><text:span text:style-name="T39">é</text:span></text:span><text:span text:style-name="CharStyle38"><text:span text:style-name="T38">nter resp</text:span></text:span><text:span text:style-name="CharStyle38"><text:span text:style-name="T39">í</text:span></text:span><text:span text:style-name="CharStyle38"><text:span text:style-name="T38">cere dign</text:span></text:span><text:span text:style-name="CharStyle38"><text:span text:style-name="T39">é</text:span></text:span><text:span text:style-name="CharStyle38"><text:span text:style-name="T38">tur : * pe</text:span></text:span><text:span text:style-name="CharStyle38"><text:span text:style-name="T14">r</text:span></text:span><text:span text:style-name="CharStyle38"><text:span text:style-name="T38"> quam </text:span></text:span><text:span text:style-name="CharStyle38"><text:span text:style-name="T12">i</text:span></text:span><text:span text:style-name="CharStyle38"><text:span text:style-name="T38">n sp</text:span></text:span><text:span text:style-name="CharStyle38"><text:span text:style-name="T39">í</text:span></text:span><text:span text:style-name="CharStyle38"><text:span text:style-name="T38">ritu suae mentis renov</text:span></text:span><text:span text:style-name="CharStyle38"><text:span text:style-name="T39">á</text:span></text:span><text:span text:style-name="CharStyle38"><text:span text:style-name="T38">tus </text:span></text:span><text:span text:style-name="CharStyle64"><text:span text:style-name="T12">(</text:span></text:span><text:span text:style-name="CharStyle64"><text:span text:style-name="T38">renov</text:span></text:span><text:span text:style-name="CharStyle64"><text:span text:style-name="T39">á</text:span></text:span><text:span text:style-name="CharStyle64"><text:span text:style-name="T38">ta</text:span></text:span><text:span text:style-name="CharStyle64"><text:span text:style-name="T12">),</text:span></text:span><text:span text:style-name="CharStyle38"><text:span text:style-name="T38"> v</text:span></text:span><text:span text:style-name="CharStyle38"><text:span text:style-name="T39">é</text:span></text:span><text:span text:style-name="CharStyle38"><text:span text:style-name="T38">terem h</text:span></text:span><text:span text:style-name="CharStyle38"><text:span text:style-name="T39">ó</text:span></text:span><text:span text:style-name="CharStyle38"><text:span text:style-name="T38">minem cum suis </text:span></text:span><text:span text:style-name="CharStyle38"><text:span text:style-name="T39">á</text:span></text:span><text:span text:style-name="CharStyle38"><text:span text:style-name="T38">ctibus </text:span></text:span><text:span text:style-name="CharStyle38"><text:span text:style-name="T14">é</text:span></text:span><text:span text:style-name="CharStyle38"><text:span text:style-name="T38">xuat, </text:span></text:span><text:span text:style-name="CharStyle38"><text:span text:style-name="T14">§</text:span></text:span><text:span text:style-name="CharStyle38"><text:span text:style-name="T38"> et novum qui sec</text:span></text:span><text:span text:style-name="CharStyle38"><text:span text:style-name="T39">ú</text:span></text:span><text:span text:style-name="CharStyle38"><text:span text:style-name="T38">ndum Deum cre</text:span></text:span><text:span text:style-name="CharStyle38"><text:span text:style-name="T14">á</text:span></text:span><text:span text:style-name="CharStyle38"><text:span text:style-name="T38">tus est, ind</text:span></text:span><text:span text:style-name="CharStyle38"><text:span text:style-name="T14">ú</text:span></text:span><text:span text:style-name="CharStyle38"><text:span text:style-name="T38">ere mere</text:span></text:span><text:span text:style-name="CharStyle38"><text:span text:style-name="T39">á</text:span></text:span><text:span text:style-name="CharStyle38"><text:span text:style-name="T38">tur. Per e</text:span></text:span><text:span text:style-name="CharStyle38"><text:span text:style-name="T14">ú</text:span></text:span><text:span text:style-name="CharStyle38"><text:span text:style-name="T38">mde</text:span></text:span><text:span text:style-name="CharStyle38"><text:span text:style-name="T12">m </text:span></text:span><text:span text:style-name="CharStyle38"><text:span text:style-name="T38">D</text:span></text:span><text:span text:style-name="CharStyle38"><text:span text:style-name="T39">ó</text:span></text:span><text:span text:style-name="CharStyle38"><text:span text:style-name="T38">minum </text:span></text:span><text:span text:style-name="CharStyle38"><text:span text:style-name="T39">nostrum Jesum Christum, Fílium tuum : § qui tecum</text:span></text:span><text:span text:style-name="CharStyle38"><text:span text:style-name="T38"> </text:span></text:span><text:span text:style-name="CharStyle38"><text:span text:style-name="T39">vivit et regnat </text:span></text:span><text:span text:style-name="CharStyle38"><text:span text:style-name="T38">in unit</text:span></text:span><text:span text:style-name="CharStyle38"><text:span text:style-name="T39">á</text:span></text:span><text:span text:style-name="CharStyle38"><text:span text:style-name="T38">te ej</text:span></text:span><text:span text:style-name="CharStyle38"><text:span text:style-name="T14">ú</text:span></text:span><text:span text:style-name="CharStyle38"><text:span text:style-name="T38">sdem Sp</text:span></text:span><text:span text:style-name="CharStyle38"><text:span text:style-name="T39">í</text:span></text:span><text:span text:style-name="CharStyle38"><text:span text:style-name="T38">ritus Sancti, </text:span></text:span><text:span text:style-name="CharStyle38"><text:span text:style-name="T14">Deus : * per ómnia saecula saeculórum. §<text:tab/>R/. Amen.</text:span></text:span></text:p>
          <text:p text:style-name="P80"><text:span text:style-name="CharStyle38"><text:span text:style-name="T38"/></text:span></text:p>
          <text:p text:style-name="P59"><text:span text:style-name="CharStyle47"><text:span text:style-name="T12">Or</text:span></text:span><text:span text:style-name="CharStyle47"><text:span text:style-name="T20">é</text:span></text:span><text:span text:style-name="CharStyle47"><text:span text:style-name="T12">mus. </text:span></text:span><text:span text:style-name="CharStyle47"><text:span text:style-name="T20">§</text:span></text:span><text:span text:style-name="CharStyle210"><text:span text:style-name="T38"> </text:span></text:span></text:p>
          <text:p text:style-name="P63"><text:span text:style-name="CharStyle38"><text:span text:style-name="T38">D</text:span></text:span><text:span text:style-name="CharStyle38"><text:span text:style-name="T41">ó</text:span></text:span><text:span text:style-name="CharStyle38"><text:span text:style-name="T38">min</text:span></text:span><text:span text:style-name="CharStyle38"><text:span text:style-name="T12">e</text:span></text:span><text:span text:style-name="CharStyle38"><text:span text:style-name="T38"> Jesu Christe, qui es via, sine qua nemo venit ad Patrem,</text:span></text:span><text:span text:style-name="CharStyle38"><text:span text:style-name="T12"> </text:span></text:span><text:span text:style-name="CharStyle38"><text:span text:style-name="T20">§</text:span></text:span><text:span text:style-name="CharStyle38"><text:span text:style-name="T38"> benign</text:span></text:span><text:span text:style-name="CharStyle38"><text:span text:style-name="T41">í</text:span></text:span><text:span text:style-name="CharStyle38"><text:span text:style-name="T38">ssimam clem</text:span></text:span><text:span text:style-name="CharStyle38"><text:span text:style-name="T41">é</text:span></text:span><text:span text:style-name="CharStyle38"><text:span text:style-name="T38">ntiam tuam postul</text:span></text:span><text:span text:style-name="CharStyle38"><text:span text:style-name="T41">á</text:span></text:span><text:span text:style-name="CharStyle38"><text:span text:style-name="T38">mus: * ut hunc f</text:span></text:span><text:span text:style-name="CharStyle38"><text:span text:style-name="T41">á</text:span></text:span><text:span text:style-name="CharStyle38"><text:span text:style-name="T38">mulum tuum </text:span></text:span><text:span text:style-name="CharStyle64"><text:span text:style-name="T12">(</text:span></text:span><text:span text:style-name="CharStyle64"><text:span text:style-name="T38">hanc a</text:span></text:span><text:span text:style-name="CharStyle64"><text:span text:style-name="T12">nc</text:span></text:span><text:span text:style-name="CharStyle64"><text:span text:style-name="T20">í</text:span></text:span><text:span text:style-name="CharStyle64"><text:span text:style-name="T38">lla</text:span></text:span><text:span text:style-name="CharStyle64"><text:span text:style-name="T12">m</text:span></text:span><text:span text:style-name="CharStyle64"><text:span text:style-name="T38"> </text:span></text:span><text:span text:style-name="CharStyle64"><text:span text:style-name="T12">tu</text:span></text:span><text:span text:style-name="CharStyle64"><text:span text:style-name="T38">am</text:span></text:span><text:span text:style-name="CharStyle64"><text:span text:style-name="T12">),</text:span></text:span><text:span text:style-name="CharStyle38"><text:span text:style-name="T38"> a carn</text:span></text:span><text:span text:style-name="CharStyle38"><text:span text:style-name="T41">á</text:span></text:span><text:span text:style-name="CharStyle38"><text:span text:style-name="T38">libus desid</text:span></text:span><text:span text:style-name="CharStyle38"><text:span text:style-name="T41">é</text:span></text:span><text:span text:style-name="CharStyle38"><text:span text:style-name="T38">riis abstr</text:span></text:span><text:span text:style-name="CharStyle38"><text:span text:style-name="T20">á</text:span></text:span><text:span text:style-name="CharStyle38"><text:span text:style-name="T38">ctum </text:span></text:span><text:span text:style-name="CharStyle64"><text:span text:style-name="T12">(a</text:span></text:span><text:span text:style-name="CharStyle64"><text:span text:style-name="T38">bs</text:span></text:span><text:span text:style-name="CharStyle64"><text:span text:style-name="T12">t</text:span></text:span><text:span text:style-name="CharStyle64"><text:span text:style-name="T38">r</text:span></text:span><text:span text:style-name="CharStyle64"><text:span text:style-name="T41">á</text:span></text:span><text:span text:style-name="CharStyle64"><text:span text:style-name="T12">ct</text:span></text:span><text:span text:style-name="CharStyle64"><text:span text:style-name="T38">am</text:span></text:span><text:span text:style-name="CharStyle64"><text:span text:style-name="T12">),</text:span></text:span><text:span text:style-name="CharStyle38"><text:span text:style-name="T38"> per iter discipl</text:span></text:span><text:span text:style-name="CharStyle38"><text:span text:style-name="T41">í</text:span></text:span><text:span text:style-name="CharStyle38"><text:span text:style-name="T38">na</text:span></text:span><text:span text:style-name="CharStyle38"><text:span text:style-name="T41">e</text:span></text:span><text:span text:style-name="CharStyle38"><text:span text:style-name="T38"> regul</text:span></text:span><text:span text:style-name="CharStyle38"><text:span text:style-name="T41">á</text:span></text:span><text:span text:style-name="CharStyle38"><text:span text:style-name="T38">ris ded</text:span></text:span><text:span text:style-name="CharStyle38"><text:span text:style-name="T41">ú</text:span></text:span><text:span text:style-name="CharStyle38"><text:span text:style-name="T38">cas, </text:span></text:span><text:span text:style-name="CharStyle38"><text:span text:style-name="T41">§</text:span></text:span><text:span text:style-name="CharStyle38"><text:span text:style-name="T12"> </text:span></text:span><text:span text:style-name="CharStyle38"><text:span text:style-name="T38">et qui peccat</text:span></text:span><text:span text:style-name="CharStyle38"><text:span text:style-name="T20">ó</text:span></text:span><text:span text:style-name="CharStyle38"><text:span text:style-name="T38">res voc</text:span></text:span><text:span text:style-name="CharStyle38"><text:span text:style-name="T41">á</text:span></text:span><text:span text:style-name="CharStyle38"><text:span text:style-name="T38">re dign</text:span></text:span><text:span text:style-name="CharStyle38"><text:span text:style-name="T41">á</text:span></text:span><text:span text:style-name="CharStyle38"><text:span text:style-name="T38">tus es, dicen</text:span></text:span><text:span text:style-name="CharStyle38"><text:span text:style-name="T12">s</text:span></text:span><text:span text:style-name="CharStyle38"><text:span text:style-name="T38">: Ven</text:span></text:span><text:span text:style-name="CharStyle38"><text:span text:style-name="T41">í</text:span></text:span><text:span text:style-name="CharStyle38"><text:span text:style-name="T38">te ad me omnes, qui labor</text:span></text:span><text:span text:style-name="CharStyle38"><text:span text:style-name="T41">á</text:span></text:span><text:span text:style-name="CharStyle38"><text:span text:style-name="T38">tis, et oner</text:span></text:span><text:span text:style-name="CharStyle38"><text:span text:style-name="T41">á</text:span></text:span><text:span text:style-name="CharStyle38"><text:span text:style-name="T38">ti estis, et ego vos ref</text:span></text:span><text:span text:style-name="CharStyle38"><text:span text:style-name="T41">í</text:span></text:span><text:span text:style-name="CharStyle38"><text:span text:style-name="T38">ciam : * praesta, ut haec vox invitati</text:span></text:span><text:span text:style-name="CharStyle38"><text:span text:style-name="T41">ó</text:span></text:span><text:span text:style-name="CharStyle38"><text:span text:style-name="T38">nis tu</text:span></text:span><text:span text:style-name="CharStyle38"><text:span text:style-name="T20">ae</text:span></text:span><text:span text:style-name="CharStyle38"><text:span text:style-name="T38"> ita in eo </text:span></text:span><text:span text:style-name="CharStyle64"><text:span text:style-name="T38">(ea</text:span></text:span><text:span text:style-name="CharStyle64"><text:span text:style-name="T12">)</text:span></text:span><text:span text:style-name="CharStyle38"><text:span text:style-name="T38"> conval</text:span></text:span><text:span text:style-name="CharStyle38"><text:span text:style-name="T41">é</text:span></text:span><text:span text:style-name="CharStyle38"><text:span text:style-name="T38">scat, </text:span></text:span><text:span text:style-name="CharStyle38"><text:span text:style-name="T20">§</text:span></text:span><text:span text:style-name="CharStyle38"><text:span text:style-name="T38"> qu</text:span></text:span><text:span text:style-name="CharStyle38"><text:span text:style-name="T20">á</text:span></text:span><text:span text:style-name="CharStyle38"><text:span text:style-name="T38">tenus peccat</text:span></text:span><text:span text:style-name="CharStyle38"><text:span text:style-name="T20">ó</text:span></text:span><text:span text:style-name="CharStyle38"><text:span text:style-name="T38">rum </text:span></text:span><text:span text:style-name="CharStyle38"><text:span text:style-name="T20">ó</text:span></text:span><text:span text:style-name="CharStyle38"><text:span text:style-name="T38">nera dep</text:span></text:span><text:span text:style-name="CharStyle38"><text:span text:style-name="T20">ó</text:span></text:span><text:span text:style-name="CharStyle38"><text:span text:style-name="T38">nens, et quam dulcis es gustans, tua refecti</text:span></text:span><text:span text:style-name="CharStyle38"><text:span text:style-name="T41">ó</text:span></text:span><text:span text:style-name="CharStyle38"><text:span text:style-name="T38">ne sustent</text:span></text:span><text:span text:style-name="CharStyle38"><text:span text:style-name="T41">á</text:span></text:span><text:span text:style-name="CharStyle38"><text:span text:style-name="T38">ri mere</text:span></text:span><text:span text:style-name="CharStyle38"><text:span text:style-name="T41">á</text:span></text:span><text:span text:style-name="CharStyle38"><text:span text:style-name="T38">tur: * sicut attest</text:span></text:span><text:span text:style-name="CharStyle38"><text:span text:style-name="T41">á</text:span></text:span><text:span text:style-name="CharStyle38"><text:span text:style-name="T38">ri de tuis </text:span></text:span><text:span text:style-name="CharStyle38"><text:span text:style-name="T20">ó</text:span></text:span><text:span text:style-name="CharStyle38"><text:span text:style-name="T38">vibus dign</text:span></text:span><text:span text:style-name="CharStyle38"><text:span text:style-name="T41">á</text:span></text:span><text:span text:style-name="CharStyle38"><text:span text:style-name="T38">tus e</text:span></text:span><text:span text:style-name="CharStyle38"><text:span text:style-name="T12">s</text:span></text:span><text:span text:style-name="CharStyle38"><text:span text:style-name="T38">: agn</text:span></text:span><text:span text:style-name="CharStyle38"><text:span text:style-name="T20">ó</text:span></text:span><text:span text:style-name="CharStyle38"><text:span text:style-name="T38">sce eum </text:span></text:span><text:span text:style-name="CharStyle64"><text:span text:style-name="T12">(</text:span></text:span><text:span text:style-name="CharStyle64"><text:span text:style-name="T38">eam</text:span></text:span><text:span text:style-name="CharStyle64"><text:span text:style-name="T12">)</text:span></text:span><text:span text:style-name="CharStyle38"><text:span text:style-name="T38"> inter oves tuas, </text:span></text:span><text:span text:style-name="CharStyle38"><text:span text:style-name="T20">§</text:span></text:span><text:span text:style-name="CharStyle38"><text:span text:style-name="T38"> et ipse </text:span></text:span><text:span text:style-name="CharStyle64"><text:span text:style-name="T12">(</text:span></text:span><text:span text:style-name="CharStyle64"><text:span text:style-name="T38">ipsa</text:span></text:span><text:span text:style-name="CharStyle64"><text:span text:style-name="T12">)</text:span></text:span><text:span text:style-name="CharStyle38"><text:span text:style-name="T38"> te agn</text:span></text:span><text:span text:style-name="CharStyle38"><text:span text:style-name="T41">ó</text:span></text:span><text:span text:style-name="CharStyle38"><text:span text:style-name="T38">scat, ut ali</text:span></text:span><text:span text:style-name="CharStyle38"><text:span text:style-name="T20">é</text:span></text:span><text:span text:style-name="CharStyle38"><text:span text:style-name="T38">num non sequ</text:span></text:span><text:span text:style-name="CharStyle38"><text:span text:style-name="T41">á</text:span></text:span><text:span text:style-name="CharStyle38"><text:span text:style-name="T38">tur, sed te: </text:span></text:span><text:span text:style-name="CharStyle38"><text:span text:style-name="T12">*</text:span></text:span><text:span text:style-name="CharStyle38"><text:span text:style-name="T38"> neque </text:span></text:span><text:span text:style-name="CharStyle38"><text:span text:style-name="T41">á</text:span></text:span><text:span text:style-name="CharStyle38"><text:span text:style-name="T38">udiat vocem alien</text:span></text:span><text:span text:style-name="CharStyle38"><text:span text:style-name="T20">ó</text:span></text:span><text:span text:style-name="CharStyle38"><text:span text:style-name="T38">rum, sed tuam, qua dici</text:span></text:span><text:span text:style-name="CharStyle38"><text:span text:style-name="T12">s</text:span></text:span><text:span text:style-name="CharStyle38"><text:span text:style-name="T38">: Qui mihi min</text:span></text:span><text:span text:style-name="CharStyle38"><text:span text:style-name="T41">í</text:span></text:span><text:span text:style-name="CharStyle38"><text:span text:style-name="T38">strat me sequ</text:span></text:span><text:span text:style-name="CharStyle38"><text:span text:style-name="T41">á</text:span></text:span><text:span text:style-name="CharStyle38"><text:span text:style-name="T38">tur. Qui vivis et regnas Deus, per </text:span></text:span><text:span text:style-name="CharStyle38"><text:span text:style-name="T20">ó</text:span></text:span><text:span text:style-name="CharStyle38"><text:span text:style-name="T38">mnia saecula s</text:span></text:span><text:span text:style-name="CharStyle38"><text:span text:style-name="T41">ae</text:span></text:span><text:span text:style-name="CharStyle38"><text:span text:style-name="T38">cul</text:span></text:span><text:span text:style-name="CharStyle38"><text:span text:style-name="T41">ó</text:span></text:span><text:span text:style-name="CharStyle38"><text:span text:style-name="T38">rum. </text:span></text:span><text:span text:style-name="CharStyle38"><text:span text:style-name="T41">R/</text:span></text:span><text:span text:style-name="CharStyle38"><text:span text:style-name="T38">. Amen.</text:span></text:span></text:p>
          <text:p text:style-name="P56"><text:span text:style-name="CharStyle47"><text:span text:style-name="T12">Or</text:span></text:span><text:span text:style-name="CharStyle47"><text:span text:style-name="T20">é</text:span></text:span><text:span text:style-name="CharStyle47"><text:span text:style-name="T12">mus. </text:span></text:span><text:span text:style-name="CharStyle47"><text:span text:style-name="T20">§</text:span></text:span></text:p>
          <text:p text:style-name="P57"><text:span text:style-name="CharStyle38"><text:span text:style-name="T38">Sancte Sp</text:span></text:span><text:span text:style-name="CharStyle38"><text:span text:style-name="T41">í</text:span></text:span><text:span text:style-name="CharStyle38"><text:span text:style-name="T38">ritus, qui te D</text:span></text:span><text:span text:style-name="CharStyle38"><text:span text:style-name="T20">ó</text:span></text:span><text:span text:style-name="CharStyle38"><text:span text:style-name="T38">minum, ac Deum revel</text:span></text:span><text:span text:style-name="CharStyle38"><text:span text:style-name="T41">á</text:span></text:span><text:span text:style-name="CharStyle38"><text:span text:style-name="T38">re mort</text:span></text:span><text:span text:style-name="CharStyle38"><text:span text:style-name="T41">á</text:span></text:span><text:span text:style-name="CharStyle38"><text:span text:style-name="T38">libus dign</text:span></text:span><text:span text:style-name="CharStyle38"><text:span text:style-name="T41">á</text:span></text:span><text:span text:style-name="CharStyle38"><text:span text:style-name="T38">tus e</text:span></text:span><text:span text:style-name="CharStyle38"><text:span text:style-name="T12">s</text:span></text:span><text:span text:style-name="CharStyle38"><text:span text:style-name="T38">: * imm</text:span></text:span><text:span text:style-name="CharStyle38"><text:span text:style-name="T41">é</text:span></text:span><text:span text:style-name="CharStyle38"><text:span text:style-name="T38">nsam tu</text:span></text:span><text:span text:style-name="CharStyle38"><text:span text:style-name="T41">ae</text:span></text:span><text:span text:style-name="CharStyle38"><text:span text:style-name="T12"> </text:span></text:span><text:span text:style-name="CharStyle38"><text:span text:style-name="T38">bonit</text:span></text:span><text:span text:style-name="CharStyle38"><text:span text:style-name="T41">á</text:span></text:span><text:span text:style-name="CharStyle38"><text:span text:style-name="T38">tis gr</text:span></text:span><text:span text:style-name="CharStyle38"><text:span text:style-name="T41">á</text:span></text:span><text:span text:style-name="CharStyle38"><text:span text:style-name="T38">tiam postul</text:span></text:span><text:span text:style-name="CharStyle38"><text:span text:style-name="T20">á</text:span></text:span><text:span text:style-name="CharStyle38"><text:span text:style-name="T38">mus, ut sicut ubi vis spiras, sic et huic f</text:span></text:span><text:span text:style-name="CharStyle38"><text:span text:style-name="T41">á</text:span></text:span><text:span text:style-name="CharStyle38"><text:span text:style-name="T38">mulo tuo </text:span></text:span><text:span text:style-name="CharStyle64"><text:span text:style-name="T12">(huic</text:span></text:span><text:span text:style-name="CharStyle64"><text:span text:style-name="T38"> an</text:span></text:span><text:span text:style-name="CharStyle64"><text:span text:style-name="T12">c</text:span></text:span><text:span text:style-name="CharStyle64"><text:span text:style-name="T20">í</text:span></text:span><text:span text:style-name="CharStyle64"><text:span text:style-name="T38">lla</text:span></text:span><text:span text:style-name="CharStyle64"><text:span text:style-name="T12">e</text:span></text:span><text:span text:style-name="CharStyle64"><text:span text:style-name="T38"> tu</text:span></text:span><text:span text:style-name="CharStyle64"><text:span text:style-name="T41">ae</text:span></text:span><text:span text:style-name="CharStyle64"><text:span text:style-name="T12">)</text:span></text:span><text:span text:style-name="CharStyle38"><text:span text:style-name="T38"> aff</text:span></text:span><text:span text:style-name="CharStyle38"><text:span text:style-name="T41">é</text:span></text:span><text:span text:style-name="CharStyle38"><text:span text:style-name="T38">ctum devoti</text:span></text:span><text:span text:style-name="CharStyle38"><text:span text:style-name="T20">ó</text:span></text:span><text:span text:style-name="CharStyle38"><text:span text:style-name="T38">nis ind</text:span></text:span><text:span text:style-name="CharStyle38"><text:span text:style-name="T20">ú</text:span></text:span><text:span text:style-name="CharStyle38"><text:span text:style-name="T38">lgeas, </text:span></text:span><text:span text:style-name="CharStyle38"><text:span text:style-name="T20">§</text:span></text:span><text:span text:style-name="CharStyle38"><text:span text:style-name="T38"> et qu</text:span></text:span><text:span text:style-name="CharStyle38"><text:span text:style-name="T20">ó</text:span></text:span><text:span text:style-name="CharStyle38"><text:span text:style-name="T38">niam tua sapi</text:span></text:span><text:span text:style-name="CharStyle38"><text:span text:style-name="T41">é</text:span></text:span><text:span text:style-name="CharStyle38"><text:span text:style-name="T38">ntia est c</text:span></text:span><text:span text:style-name="CharStyle38"><text:span text:style-name="T41">ó</text:span></text:span><text:span text:style-name="CharStyle38"><text:span text:style-name="T38">nditus </text:span></text:span><text:span text:style-name="CharStyle64"><text:span text:style-name="T12">(</text:span></text:span><text:span text:style-name="CharStyle64"><text:span text:style-name="T38">c</text:span></text:span><text:span text:style-name="CharStyle64"><text:span text:style-name="T20">ó</text:span></text:span><text:span text:style-name="CharStyle64"><text:span text:style-name="T38">nd</text:span></text:span><text:span text:style-name="CharStyle64"><text:span text:style-name="T12">i</text:span></text:span><text:span text:style-name="CharStyle64"><text:span text:style-name="T38">ta</text:span></text:span><text:span text:style-name="CharStyle64"><text:span text:style-name="T12">),</text:span></text:span><text:span text:style-name="CharStyle38"><text:span text:style-name="T38"> tua quoque provid</text:span></text:span><text:span text:style-name="CharStyle38"><text:span text:style-name="T41">é</text:span></text:span><text:span text:style-name="CharStyle38"><text:span text:style-name="T38">ntia guber</text:span></text:span><text:span text:style-name="CharStyle38"><text:span text:style-name="T41">né</text:span></text:span><text:span text:style-name="CharStyle38"><text:span text:style-name="T38">tur : * quem </text:span></text:span><text:span text:style-name="CharStyle64"><text:span text:style-name="T12">(</text:span></text:span><text:span text:style-name="CharStyle64"><text:span text:style-name="T38">q</text:span></text:span><text:span text:style-name="CharStyle64"><text:span text:style-name="T12">u</text:span></text:span><text:span text:style-name="CharStyle64"><text:span text:style-name="T38">am</text:span></text:span><text:span text:style-name="CharStyle64"><text:span text:style-name="T12">),</text:span></text:span><text:span text:style-name="CharStyle38"><text:span text:style-name="T38"> juxta con</text:span></text:span><text:soft-page-break/><text:span text:style-name="CharStyle38"><text:span text:style-name="T38">su</text:span></text:span><text:span text:style-name="CharStyle38"><text:span text:style-name="T41">é</text:span></text:span><text:span text:style-name="CharStyle38"><text:span text:style-name="T38">tam tibi gr</text:span></text:span><text:span text:style-name="CharStyle38"><text:span text:style-name="T20">á</text:span></text:span><text:span text:style-name="CharStyle38"><text:span text:style-name="T38">tiam </text:span></text:span><text:span text:style-name="CharStyle38"><text:span text:style-name="T41">ú</text:span></text:span><text:span text:style-name="CharStyle38"><text:span text:style-name="T38">nctio tua de </text:span></text:span><text:span text:style-name="CharStyle38"><text:span text:style-name="T41">ó</text:span></text:span><text:span text:style-name="CharStyle38"><text:span text:style-name="T38">mnibus d</text:span></text:span><text:span text:style-name="CharStyle38"><text:span text:style-name="T20">ó</text:span></text:span><text:span text:style-name="CharStyle38"><text:span text:style-name="T38">ceat, </text:span></text:span><text:span text:style-name="CharStyle38"><text:span text:style-name="T41">§</text:span></text:span><text:span text:style-name="CharStyle38"><text:span text:style-name="T38"> et per intercessi</text:span></text:span><text:span text:style-name="CharStyle38"><text:span text:style-name="T20">ó</text:span></text:span><text:span text:style-name="CharStyle38"><text:span text:style-name="T38">nem beat</text:span></text:span><text:span text:style-name="CharStyle38"><text:span text:style-name="T41">í</text:span></text:span><text:span text:style-name="CharStyle38"><text:span text:style-name="T38">ssimi Bened</text:span></text:span><text:span text:style-name="CharStyle38"><text:span text:style-name="T41">í</text:span></text:span><text:span text:style-name="CharStyle38"><text:span text:style-name="T38">cti, quem praec</text:span></text:span><text:span text:style-name="CharStyle38"><text:span text:style-name="T41">í</text:span></text:span><text:span text:style-name="CharStyle38"><text:span text:style-name="T38">puum hujus sanctae instituti</text:span></text:span><text:span text:style-name="CharStyle38"><text:span text:style-name="T41">ó</text:span></text:span><text:span text:style-name="CharStyle38"><text:span text:style-name="T38">nis legislat</text:span></text:span><text:span text:style-name="CharStyle38"><text:span text:style-name="T41">ó</text:span></text:span><text:span text:style-name="CharStyle38"><text:span text:style-name="T38">rem ded</text:span></text:span><text:span text:style-name="CharStyle38"><text:span text:style-name="T41">í</text:span></text:span><text:span text:style-name="CharStyle38"><text:span text:style-name="T38">sti, necnon et ali</text:span></text:span><text:span text:style-name="CharStyle38"><text:span text:style-name="T20">ó</text:span></text:span><text:span text:style-name="CharStyle38"><text:span text:style-name="T38">rum Sanct</text:span></text:span><text:span text:style-name="CharStyle38"><text:span text:style-name="T41">ó</text:span></text:span><text:span text:style-name="CharStyle38"><text:span text:style-name="T38">rum, ad quorum n</text:span></text:span><text:span text:style-name="CharStyle38"><text:span text:style-name="T20">ó</text:span></text:span><text:span text:style-name="CharStyle38"><text:span text:style-name="T38">mina petiti</text:span></text:span><text:span text:style-name="CharStyle38"><text:span text:style-name="T41">ó</text:span></text:span><text:span text:style-name="CharStyle38"><text:span text:style-name="T38">nem facit, eum </text:span></text:span><text:span text:style-name="CharStyle64"><text:span text:style-name="T12">(</text:span></text:span><text:span text:style-name="CharStyle64"><text:span text:style-name="T38">eam</text:span></text:span><text:span text:style-name="CharStyle64"><text:span text:style-name="T12">)</text:span></text:span><text:span text:style-name="CharStyle38"><text:span text:style-name="T38"> a vanit</text:span></text:span><text:span text:style-name="CharStyle38"><text:span text:style-name="T41">á</text:span></text:span><text:span text:style-name="CharStyle38"><text:span text:style-name="T38">te saeculi ver</text:span></text:span><text:span text:style-name="CharStyle38"><text:span text:style-name="T41">á</text:span></text:span><text:span text:style-name="CharStyle38"><text:span text:style-name="T38">citer conv</text:span></text:span><text:span text:style-name="CharStyle38"><text:span text:style-name="T20">é</text:span></text:span><text:span text:style-name="CharStyle38"><text:span text:style-name="T38">rte : </text:span></text:span><text:span text:style-name="CharStyle38"><text:span text:style-name="T12">*</text:span></text:span><text:span text:style-name="CharStyle38"><text:span text:style-name="T38"> et sicut es </text:span></text:span><text:span text:style-name="CharStyle38"><text:span text:style-name="T20">ó</text:span></text:span><text:span text:style-name="CharStyle38"><text:span text:style-name="T38">mnium peccat</text:span></text:span><text:span text:style-name="CharStyle38"><text:span text:style-name="T41">ó</text:span></text:span><text:span text:style-name="CharStyle38"><text:span text:style-name="T38">rum rem</text:span></text:span><text:span text:style-name="CharStyle38"><text:span text:style-name="T41">ís</text:span></text:span><text:span text:style-name="CharStyle38"><text:span text:style-name="T38">sio, deprim</text:span></text:span><text:span text:style-name="CharStyle38"><text:span text:style-name="T41">é</text:span></text:span><text:span text:style-name="CharStyle38"><text:span text:style-name="T38">ntes impiet</text:span></text:span><text:span text:style-name="CharStyle38"><text:span text:style-name="T41">á</text:span></text:span><text:span text:style-name="CharStyle38"><text:span text:style-name="T38">tis obligati</text:span></text:span><text:span text:style-name="CharStyle38"><text:span text:style-name="T41">ó</text:span></text:span><text:span text:style-name="CharStyle38"><text:span text:style-name="T38">nes in eo </text:span></text:span><text:span text:style-name="CharStyle64"><text:span text:style-name="T12">(</text:span></text:span><text:span text:style-name="CharStyle64"><text:span text:style-name="T38">ea</text:span></text:span><text:span text:style-name="CharStyle64"><text:span text:style-name="T12">)</text:span></text:span><text:span text:style-name="CharStyle38"><text:span text:style-name="T38"> diss</text:span></text:span><text:span text:style-name="CharStyle38"><text:span text:style-name="T20">ó</text:span></text:span><text:span text:style-name="CharStyle38"><text:span text:style-name="T38">lve, </text:span></text:span><text:span text:style-name="CharStyle38"><text:span text:style-name="T20">§</text:span></text:span><text:span text:style-name="CharStyle38"><text:span text:style-name="T38"> et ad observ</text:span></text:span><text:span text:style-name="CharStyle38"><text:span text:style-name="T41">á</text:span></text:span><text:span text:style-name="CharStyle38"><text:span text:style-name="T38">ntiam sancti hujus prop</text:span></text:span><text:span text:style-name="CharStyle38"><text:span text:style-name="T41">ó</text:span></text:span><text:span text:style-name="CharStyle38"><text:span text:style-name="T38">siti fac eum </text:span></text:span><text:span text:style-name="CharStyle64"><text:span text:style-name="T38">(eam)</text:span></text:span><text:span text:style-name="CharStyle38"><text:span text:style-name="T38"> cert</text:span></text:span><text:span text:style-name="CharStyle38"><text:span text:style-name="T20">á</text:span></text:span><text:span text:style-name="CharStyle38"><text:span text:style-name="T38">tim ferv</text:span></text:span><text:span text:style-name="CharStyle38"><text:span text:style-name="T20">é</text:span></text:span><text:span text:style-name="CharStyle38"><text:span text:style-name="T38">re:</text:span></text:span><text:span text:style-name="CharStyle38"><text:span text:style-name="T12">*</text:span></text:span><text:span text:style-name="CharStyle38"><text:span text:style-name="T38"> in tribulati</text:span></text:span><text:span text:style-name="CharStyle38"><text:span text:style-name="T20">ó</text:span></text:span><text:span text:style-name="CharStyle38"><text:span text:style-name="T38">nibus et ang</text:span></text:span><text:span text:style-name="CharStyle38"><text:span text:style-name="T41">ú</text:span></text:span><text:span text:style-name="CharStyle38"><text:span text:style-name="T38">stiis tua indefici</text:span></text:span><text:span text:style-name="CharStyle38"><text:span text:style-name="T41">é</text:span></text:span><text:span text:style-name="CharStyle38"><text:span text:style-name="T38">nti consolati</text:span></text:span><text:span text:style-name="CharStyle38"><text:span text:style-name="T41">ó</text:span></text:span><text:span text:style-name="CharStyle38"><text:span text:style-name="T38">ne v</text:span></text:span><text:span text:style-name="CharStyle38"><text:span text:style-name="T41">á</text:span></text:span><text:span text:style-name="CharStyle38"><text:span text:style-name="T38">leat respir</text:span></text:span><text:span text:style-name="CharStyle38"><text:span text:style-name="T41">á</text:span></text:span><text:span text:style-name="CharStyle38"><text:span text:style-name="T38">re, </text:span></text:span><text:span text:style-name="CharStyle38"><text:span text:style-name="T41">§</text:span></text:span><text:span text:style-name="CharStyle38"><text:span text:style-name="T38"> et pie et sancte per veram humilit</text:span></text:span><text:span text:style-name="CharStyle38"><text:span text:style-name="T41">á</text:span></text:span><text:span text:style-name="CharStyle38"><text:span text:style-name="T38">tem, atque obedi</text:span></text:span><text:span text:style-name="CharStyle38"><text:span text:style-name="T41">é</text:span></text:span><text:span text:style-name="CharStyle38"><text:span text:style-name="T38">ntiam in frat</text:span></text:span><text:span text:style-name="CharStyle38"><text:span text:style-name="T41">é</text:span></text:span><text:span text:style-name="CharStyle38"><text:span text:style-name="T38">rna carit</text:span></text:span><text:span text:style-name="CharStyle38"><text:span text:style-name="T41">á</text:span></text:span><text:span text:style-name="CharStyle38"><text:span text:style-name="T38">te fund</text:span></text:span><text:span text:style-name="CharStyle38"><text:span text:style-name="T41">á</text:span></text:span><text:span text:style-name="CharStyle38"><text:span text:style-name="T38">tus </text:span></text:span><text:span text:style-name="CharStyle64"><text:span text:style-name="T12">(</text:span></text:span><text:span text:style-name="CharStyle64"><text:span text:style-name="T38">fund</text:span></text:span><text:span text:style-name="CharStyle64"><text:span text:style-name="T20">á</text:span></text:span><text:span text:style-name="CharStyle64"><text:span text:style-name="T38">ta</text:span></text:span><text:span text:style-name="CharStyle64"><text:span text:style-name="T12">),</text:span></text:span><text:span text:style-name="CharStyle38"><text:span text:style-name="T38"> quod, te don</text:span></text:span><text:span text:style-name="CharStyle38"><text:span text:style-name="T41">á</text:span></text:span><text:span text:style-name="CharStyle38"><text:span text:style-name="T38">nte, prom</text:span></text:span><text:span text:style-name="CharStyle38"><text:span text:style-name="T41">í</text:span></text:span><text:span text:style-name="CharStyle38"><text:span text:style-name="T38">sit, fel</text:span></text:span><text:span text:style-name="CharStyle38"><text:span text:style-name="T47">í</text:span></text:span><text:span text:style-name="CharStyle38"><text:span text:style-name="T38">ci persever</text:span></text:span><text:span text:style-name="CharStyle38"><text:span text:style-name="T47">á</text:span></text:span><text:span text:style-name="CharStyle38"><text:span text:style-name="T38">ntia c</text:span></text:span><text:span text:style-name="CharStyle38"><text:span text:style-name="T47">ó</text:span></text:span><text:span text:style-name="CharStyle38"><text:span text:style-name="T38">mplea</text:span></text:span><text:span text:style-name="CharStyle38"><text:span text:style-name="T12">t</text:span></text:span><text:span text:style-name="CharStyle38"><text:span text:style-name="T38">: * quod ipse praest</text:span></text:span><text:span text:style-name="CharStyle38"><text:span text:style-name="T47">á</text:span></text:span><text:span text:style-name="CharStyle38"><text:span text:style-name="T38">re dign</text:span></text:span><text:span text:style-name="CharStyle38"><text:span text:style-name="T47">é</text:span></text:span><text:span text:style-name="CharStyle38"><text:span text:style-name="T38">ris, qui cum Deo Patre, Sanct</text:span></text:span><text:span text:style-name="CharStyle38"><text:span text:style-name="T21">ó</text:span></text:span><text:span text:style-name="CharStyle38"><text:span text:style-name="T38">que unig</text:span></text:span><text:span text:style-name="CharStyle38"><text:span text:style-name="T47">é</text:span></text:span><text:span text:style-name="CharStyle38"><text:span text:style-name="T38">nito F</text:span></text:span><text:span text:style-name="CharStyle38"><text:span text:style-name="T47">í</text:span></text:span><text:span text:style-name="CharStyle38"><text:span text:style-name="T38">lio ejus D</text:span></text:span><text:span text:style-name="CharStyle38"><text:span text:style-name="T47">ó</text:span></text:span><text:span text:style-name="CharStyle38"><text:span text:style-name="T38">mino nostro Jesu Christo vivis et glori</text:span></text:span><text:span text:style-name="CharStyle38"><text:span text:style-name="T47">á</text:span></text:span><text:span text:style-name="CharStyle38"><text:span text:style-name="T38">ris Deus, per infin</text:span></text:span><text:span text:style-name="CharStyle38"><text:span text:style-name="T47">í</text:span></text:span><text:span text:style-name="CharStyle38"><text:span text:style-name="T38">ta saecula </text:span></text:span><text:span text:style-name="CharStyle38"><text:span text:style-name="T22">sa</text:span></text:span><text:span text:style-name="CharStyle38"><text:span text:style-name="T23">e</text:span></text:span><text:span text:style-name="CharStyle38"><text:span text:style-name="T22">cul</text:span></text:span><text:span text:style-name="CharStyle38"><text:span text:style-name="T23">ó</text:span></text:span><text:span text:style-name="CharStyle38"><text:span text:style-name="T22">rum. </text:span></text:span><text:span text:style-name="CharStyle38"><text:span text:style-name="T23">§</text:span></text:span><text:span text:style-name="CharStyle38"><text:span text:style-name="T22"> </text:span></text:span><text:span text:style-name="CharStyle38"><text:span text:style-name="T23">R/</text:span></text:span><text:span text:style-name="CharStyle47"><text:span text:style-name="T12">.</text:span></text:span><text:span text:style-name="CharStyle38"><text:span text:style-name="T38"> Amen.</text:span></text:span></text:p>
        </text:list-item>
        <text:list-item>
          <text:p text:style-name="P82"><text:bookmark text:name="bookmark1276"/><text:span text:style-name="CharStyle95"><text:span text:style-name="T38"><text:tab/></text:span></text:span><text:span text:style-name="CharStyle95"><text:span text:style-name="T2"><text:note text:id="ftn10" text:note-class="footnote"><text:note-citation>10</text:note-citation><text:note-body><text:p text:style-name="P44"><text:span text:style-name="CharStyle3"><text:s/></text:span><text:span text:style-name="CharStyle3"><text:span text:style-name="T55">1</text:span></text:span><text:span text:style-name="CharStyle3">5. Expletis...</text:span></text:p></text:note-body></text:note></text:span></text:span><text:span text:style-name="CharStyle95"><text:span text:style-name="T38"> Expletis his quatuor Collectis, ad nutum Magistri erigatur Novitius super genua, et benedicat Abbas Cucullam dicens :</text:span></text:span></text:p>
          <text:p text:style-name="P60"><text:span text:style-name="CharStyle38"><text:span text:style-name="T21">V/</text:span></text:span><text:span text:style-name="CharStyle38"><text:span text:style-name="T38">. D</text:span></text:span><text:span text:style-name="CharStyle38"><text:span text:style-name="T12">o</text:span></text:span><text:span text:style-name="CharStyle38"><text:span text:style-name="T38">minus vobiscum. </text:span></text:span><text:span text:style-name="CharStyle38"><text:span text:style-name="T21">§</text:span></text:span></text:p>
          <text:p text:style-name="P60"><text:span text:style-name="CharStyle38"><text:span text:style-name="T47">R/. </text:span></text:span><text:span text:style-name="CharStyle38"><text:span text:style-name="T38">Et cum spiritu tuo.</text:span></text:span></text:p>
          <text:p text:style-name="P61"><text:span text:style-name="CharStyle47"><text:span text:style-name="T12">O</text:span></text:span><text:span text:style-name="CharStyle47"><text:span text:style-name="T38">r</text:span></text:span><text:span text:style-name="CharStyle47"><text:span text:style-name="T47">é</text:span></text:span><text:span text:style-name="CharStyle47"><text:span text:style-name="T12">mus,</text:span></text:span><text:span text:style-name="CharStyle47"><text:span text:style-name="T38"> </text:span></text:span><text:span text:style-name="CharStyle47"><text:span text:style-name="T21">§</text:span></text:span></text:p>
          <text:p text:style-name="P58"><text:span text:style-name="CharStyle38"><text:span text:style-name="T38">D</text:span></text:span><text:span text:style-name="CharStyle38"><text:span text:style-name="T47">ó</text:span></text:span><text:span text:style-name="CharStyle38"><text:span text:style-name="T38">mine Je</text:span></text:span><text:span text:style-name="CharStyle38"><text:span text:style-name="T12">su</text:span></text:span><text:span text:style-name="CharStyle38"><text:span text:style-name="T38"> Christe, qui tegmen nostrae mortalit</text:span></text:span><text:span text:style-name="CharStyle38"><text:span text:style-name="T47">á</text:span></text:span><text:span text:style-name="CharStyle38"><text:span text:style-name="T38">tis ind</text:span></text:span><text:span text:style-name="CharStyle38"><text:span text:style-name="T47">ú</text:span></text:span><text:span text:style-name="CharStyle38"><text:span text:style-name="T38">ere dign</text:span></text:span><text:span text:style-name="CharStyle38"><text:span text:style-name="T47">á</text:span></text:span><text:span text:style-name="CharStyle38"><text:span text:style-name="T38">tus es: * obsecr</text:span></text:span><text:span text:style-name="CharStyle38"><text:span text:style-name="T47">á</text:span></text:span><text:span text:style-name="CharStyle38"><text:span text:style-name="T38">mus imm</text:span></text:span><text:span text:style-name="CharStyle38"><text:span text:style-name="T47">é</text:span></text:span><text:span text:style-name="CharStyle38"><text:span text:style-name="T38">nsam tuae largit</text:span></text:span><text:span text:style-name="CharStyle38"><text:span text:style-name="T47">á</text:span></text:span><text:span text:style-name="CharStyle38"><text:span text:style-name="T38">tis abund</text:span></text:span><text:span text:style-name="CharStyle38"><text:span text:style-name="T47">á</text:span></text:span><text:span text:style-name="CharStyle38"><text:span text:style-name="T38">ntiam, </text:span></text:span><text:span text:style-name="CharStyle38"><text:span text:style-name="T21">§</text:span></text:span><text:span text:style-name="CharStyle38"><text:span text:style-name="T38"> ut hoc</text:span></text:span><text:span text:style-name="CharStyle107"><text:span text:style-name="T38"> </text:span></text:span><text:span text:style-name="CharStyle38"><text:span text:style-name="T38">genus vestim</text:span></text:span><text:span text:style-name="CharStyle38"><text:span text:style-name="T21">é</text:span></text:span><text:span text:style-name="CharStyle38"><text:span text:style-name="T38">nti, quod Sancti Patres ad innoc</text:span></text:span><text:span text:style-name="CharStyle38"><text:span text:style-name="T47">é</text:span></text:span><text:span text:style-name="CharStyle38"><text:span text:style-name="T38">ntiae vel humilit</text:span></text:span><text:span text:style-name="CharStyle38"><text:span text:style-name="T47">á</text:span></text:span><text:span text:style-name="CharStyle38"><text:span text:style-name="T38">tis ind</text:span></text:span><text:span text:style-name="CharStyle38"><text:span text:style-name="T47">í</text:span></text:span><text:span text:style-name="CharStyle38"><text:span text:style-name="T38">cium abrenunti</text:span></text:span><text:span text:style-name="CharStyle38"><text:span text:style-name="T47">á</text:span></text:span><text:span text:style-name="CharStyle38"><text:span text:style-name="T38">ntibus saeculo ferre sanx</text:span></text:span><text:span text:style-name="CharStyle38"><text:span text:style-name="T47">é</text:span></text:span><text:span text:style-name="CharStyle38"><text:span text:style-name="T38">runt, tu ita bene</text:span></text:span><text:span text:style-name="CharStyle38"><text:span text:style-name="T47">++</text:span></text:span><text:span text:style-name="CharStyle38"><text:span text:style-name="T38">d</text:span></text:span><text:span text:style-name="CharStyle38"><text:span text:style-name="T21">í</text:span></text:span><text:span text:style-name="CharStyle38"><text:span text:style-name="T38">cere dign</text:span></text:span><text:span text:style-name="CharStyle38"><text:span text:style-name="T47">é</text:span></text:span><text:span text:style-name="CharStyle38"><text:span text:style-name="T38">ris : </text:span></text:span><text:span text:style-name="CharStyle38"><text:span text:style-name="T12">*</text:span></text:span><text:span text:style-name="CharStyle38"><text:span text:style-name="T38"> ut</text:span></text:span><text:span text:style-name="CharStyle38"><text:span text:style-name="T12"> </text:span></text:span><text:span text:style-name="CharStyle38"><text:span text:style-name="T38">hic f</text:span></text:span><text:span text:style-name="CharStyle38"><text:span text:style-name="T47">á</text:span></text:span><text:span text:style-name="CharStyle38"><text:span text:style-name="T38">mulus tuus, qui hoc usus </text:span></text:span><text:span text:style-name="CharStyle64"><text:span text:style-name="T38">(h</text:span></text:span><text:span text:style-name="CharStyle64"><text:span text:style-name="T47">ae</text:span></text:span><text:span text:style-name="CharStyle64"><text:span text:style-name="T38">c anc</text:span></text:span><text:span text:style-name="CharStyle64"><text:span text:style-name="T47">í</text:span></text:span><text:span text:style-name="CharStyle64"><text:span text:style-name="T38">lla tua, qu</text:span></text:span><text:span text:style-name="CharStyle64"><text:span text:style-name="T12">a </text:span></text:span><text:span text:style-name="CharStyle64"><text:span text:style-name="T38">hoc usa)</text:span></text:span><text:span text:style-name="CharStyle38"><text:span text:style-name="T38"> f</text:span></text:span><text:span text:style-name="CharStyle38"><text:span text:style-name="T47">úe</text:span></text:span><text:span text:style-name="CharStyle38"><text:span text:style-name="T38">rit, te ind</text:span></text:span><text:span text:style-name="CharStyle38"><text:span text:style-name="T47">ú</text:span></text:span><text:span text:style-name="CharStyle38"><text:span text:style-name="T38">ere mere</text:span></text:span><text:span text:style-name="CharStyle38"><text:span text:style-name="T47">á</text:span></text:span><text:span text:style-name="CharStyle38"><text:span text:style-name="T38">tur. Qui vivis et regnas cum Deo Patre, in unit</text:span></text:span><text:span text:style-name="CharStyle38"><text:span text:style-name="T47">á</text:span></text:span><text:span text:style-name="CharStyle38"><text:span text:style-name="T38">te Sp</text:span></text:span><text:span text:style-name="CharStyle38"><text:span text:style-name="T39">í</text:span></text:span><text:span text:style-name="CharStyle38"><text:span text:style-name="T38">ritus Sancti, </text:span></text:span><text:span text:style-name="CharStyle38"><text:span text:style-name="T14">Deus : * per ómnia saecula saeculórum. §<text:tab/>R/. Amen</text:span></text:span><text:span text:style-name="CharStyle38"><text:span text:style-name="T38">.</text:span></text:span></text:p>
          <text:p text:style-name="P83"><text:span text:style-name="CharStyle95"><text:span text:style-name="T38">Et accepto Aspersorio de manu Diaconi aspergat eam aqua benedicta.</text:span></text:span></text:p>
        </text:list-item>
        <text:list-item>
          <text:p text:style-name="P85"><text:bookmark text:name="bookmark1277"/><text:span text:style-name="CharStyle95"><text:span text:style-name="T38"><text:tab/></text:span></text:span><text:span text:style-name="CharStyle95"><text:span text:style-name="T12"><text:note text:id="ftn11" text:note-class="footnote"><text:note-citation>11</text:note-citation><text:note-body><text:list xml:id="list165733349052853" text:continue-numbering="true" text:style-name="L3"><text:list-item><text:p text:style-name="P84"><text:span text:style-name="CharStyle107"><text:span text:style-name="T34"><text:s/>16. Tum, accedente juvanteque Magistro, exuat...</text:span></text:span></text:p></text:list-item></text:list></text:note-body></text:note></text:span></text:span><text:span text:style-name="CharStyle95"><text:span text:style-name="T38"> Tum, accedente juvanteque Magistro, ut cap. prae- ced. exuat Abbas Professum Caputio et Pallio, dicend</text:span></text:span><text:span text:style-name="CharStyle95"><text:span text:style-name="T12">o</text:span></text:span><text:span text:style-name="CharStyle95"><text:span text:style-name="T38">:</text:span></text:span></text:p>
          <text:p text:style-name="P86"><text:span text:style-name="CharStyle38"><text:span text:style-name="T38">Exuat te D</text:span></text:span><text:span text:style-name="CharStyle38"><text:span text:style-name="T21">ó</text:span></text:span><text:span text:style-name="CharStyle38"><text:span text:style-name="T38">minus v</text:span></text:span><text:span text:style-name="CharStyle38"><text:span text:style-name="T47">é</text:span></text:span><text:span text:style-name="CharStyle38"><text:span text:style-name="T38">terem h</text:span></text:span><text:span text:style-name="CharStyle38"><text:span text:style-name="T21">ó</text:span></text:span><text:span text:style-name="CharStyle38"><text:span text:style-name="T38">minem cum </text:span></text:span><text:span text:style-name="CharStyle38"><text:span text:style-name="T47">á</text:span></text:span><text:span text:style-name="CharStyle38"><text:span text:style-name="T38">ctibus suis.</text:span></text:span></text:p>
          <text:p text:style-name="P87"><text:soft-page-break/><text:span text:style-name="CharStyle95"><text:span text:style-name="T38">Et Co</text:span></text:span><text:span text:style-name="CharStyle95"><text:span text:style-name="T12">n</text:span></text:span><text:span text:style-name="CharStyle95"><text:span text:style-name="T38">ventus respondea</text:span></text:span><text:span text:style-name="CharStyle95"><text:span text:style-name="T12">t</text:span></text:span><text:span text:style-name="CharStyle95"><text:span text:style-name="T38">: </text:span></text:span><text:span text:style-name="CharStyle95"><text:span text:style-name="T49">A</text:span></text:span><text:span text:style-name="CharStyle95"><text:span text:style-name="T27">m</text:span></text:span><text:span text:style-name="CharStyle95"><text:span text:style-name="T49">e</text:span></text:span><text:span text:style-name="CharStyle95"><text:span text:style-name="T25">n</text:span></text:span><text:span text:style-name="CharStyle95"><text:span text:style-name="T49">.</text:span></text:span></text:p>
          <text:p text:style-name="P87"><text:span text:style-name="CharStyle95"><text:span text:style-name="T54">Et similiter induens eum Scapulari, Cingulo nigro, Cuculla et Caputio albis, dicat imponendo Cucullam :</text:span></text:span></text:p>
          <text:p text:style-name="P87"><text:span text:style-name="CharStyle38"><text:span text:style-name="T38">Induat te D</text:span></text:span><text:span text:style-name="CharStyle38"><text:span text:style-name="T21">ó</text:span></text:span><text:span text:style-name="CharStyle38"><text:span text:style-name="T38">minus novum h</text:span></text:span><text:span text:style-name="CharStyle38"><text:span text:style-name="T21">ó</text:span></text:span><text:span text:style-name="CharStyle38"><text:span text:style-name="T38">minem, qui sec</text:span></text:span><text:span text:style-name="CharStyle38"><text:span text:style-name="T47">ú</text:span></text:span><text:span text:style-name="CharStyle38"><text:span text:style-name="T38">n</text:span></text:span><text:span text:style-name="CharStyle38"><text:span text:style-name="T47">d</text:span></text:span><text:span text:style-name="CharStyle38"><text:span text:style-name="T38">um Deum cre</text:span></text:span><text:span text:style-name="CharStyle38"><text:span text:style-name="T47">á</text:span></text:span><text:span text:style-name="CharStyle38"><text:span text:style-name="T38">tus est in just</text:span></text:span><text:span text:style-name="CharStyle38"><text:span text:style-name="T47">í</text:span></text:span><text:span text:style-name="CharStyle38"><text:span text:style-name="T38">tia, et sanctit</text:span></text:span><text:span text:style-name="CharStyle38"><text:span text:style-name="T47">á</text:span></text:span><text:span text:style-name="CharStyle38"><text:span text:style-name="T38">te verit</text:span></text:span><text:span text:style-name="CharStyle38"><text:span text:style-name="T47">á</text:span></text:span><text:span text:style-name="CharStyle38"><text:span text:style-name="T38">tis.</text:span></text:span></text:p>
          <text:p text:style-name="P87"><text:span text:style-name="CharStyle95"><text:span text:style-name="T38">Et Fratres respondeant: </text:span></text:span><text:span text:style-name="CharStyle95"><text:span text:style-name="T49">Amen.</text:span></text:span><text:span text:style-name="CharStyle95"><text:span text:style-name="T38"> </text:span></text:span><text:span text:style-name="CharStyle95"><text:span text:style-name="T2"><text:note text:id="ftn12" text:note-class="footnote"><text:note-citation>12</text:note-citation><text:note-body><text:list xml:id="list165733219905729" text:continue-numbering="true" text:style-name="L3"><text:list-item><text:p text:style-name="P84"><text:span text:style-name="CharStyle109"><text:span text:style-name="T34"><text:s/>... Amen.</text:span></text:span><text:span text:style-name="CharStyle107"><text:span text:style-name="T34"> Interim Vestiarius aufert vestes exutas in Vestiario reponendas. Mox Abbas...</text:span></text:span></text:p></text:list-item></text:list></text:note-body></text:note></text:span></text:span></text:p>
          <text:p text:style-name="P68"><text:span text:style-name="CharStyle95"><text:span text:style-name="T38">Mox Abbas</text:span></text:span><text:span text:style-name="CharStyle118"><text:span text:style-name="T36"> </text:span></text:span><text:span text:style-name="CharStyle95"><text:span text:style-name="T38">erectus cum Ministris vertat se ad Altare, et capite discooperto, incipiat solemniter Canticum </text:span></text:span><text:span text:style-name="CharStyle193"><text:span text:style-name="T36">Te </text:span></text:span><text:span text:style-name="CharStyle226"><text:span text:style-name="T9">De</text:span></text:span><text:span text:style-name="CharStyle193"><text:span text:style-name="T9">um </text:span></text:span><text:span text:style-name="CharStyle226"><text:span text:style-name="T36">l</text:span></text:span><text:span text:style-name="CharStyle226"><text:span text:style-name="T9">a</text:span></text:span><text:span text:style-name="CharStyle226"><text:span text:style-name="T36">udamus</text:span></text:span><text:span text:style-name="CharStyle226"><text:span text:style-name="T9">, </text:span></text:span><text:span text:style-name="CharStyle95"><text:span text:style-name="T21">qu</text:span></text:span><text:span text:style-name="CharStyle95"><text:span text:style-name="T38">od Cantore prosequente, Conventus ad invicem conversus decantet alternatim more solito.</text:span></text:span></text:p>
        </text:list-item>
        <text:list-item>
          <text:p text:style-name="P69"><text:span text:style-name="CharStyle95"><text:span text:style-name="T38"><text:s/></text:span></text:span><text:span text:style-name="CharStyle95"><text:span text:style-name="T38"><text:note text:id="ftn13" text:note-class="footnote"><text:note-citation>13</text:note-citation><text:note-body><text:p text:style-name="P34"><text:span text:style-name="CharStyle107"><text:span text:style-name="T34"><text:s/>17. Dum Canticum...</text:span></text:span></text:p></text:note-body></text:note></text:span></text:span><text:span text:style-name="CharStyle95"><text:span text:style-name="T38"><text:s/>Dum Canticum dicitur, Abbas stat ut supra cum Mi­nistris; noviter Professus paulo recedens retro ipsum genua</text:span></text:span><text:span text:style-name="CharStyle107"><text:span text:style-name="T38"> </text:span></text:span><text:span text:style-name="CharStyle95"><text:span text:style-name="T38">flectit, capite detecto, manicis </text:span></text:span><text:span text:style-name="CharStyle95"><text:span text:style-name="T12"><text:note text:id="ftn14" text:note-class="footnote"><text:note-citation>14</text:note-citation><text:note-body><text:p text:style-name="P42"><text:span text:style-name="CharStyle107"><text:span text:style-name="T34"><text:s/>... capite detecto, manibus ante pectus intra manicas compositis, Magister redit...</text:span></text:span></text:p></text:note-body></text:note></text:span></text:span><text:span text:style-name="CharStyle95"><text:span text:style-name="T38"><text:s/>ante se cancellatis ; Magister redit ad locum suum in capite Chori Novitiorum, et Vestiarius vestes Novitii accipit et reponit ubi solet.</text:span></text:span></text:p>
        </text:list-item>
      </text:list>
      <text:p text:style-name="P7"><text:span text:style-name="CharStyle95"><text:span text:style-name="T12">I</text:span></text:span><text:span text:style-name="CharStyle95"><text:span text:style-name="T38">n fine autem Cantici vertit se Conventus ad Altare, et Abbas cantat ex libro :</text:span></text:span></text:p>
      <text:p text:style-name="P37"><text:span text:style-name="CharStyle38"><text:span text:style-name="T38"/></text:span></text:p>
      <text:p text:style-name="P36"><text:span text:style-name="CharStyle38"><text:span text:style-name="T48">V/. </text:span></text:span><text:span text:style-name="CharStyle38"><text:span text:style-name="T38">Benedic</text:span></text:span><text:span text:style-name="CharStyle38"><text:span text:style-name="T24">á</text:span></text:span><text:span text:style-name="CharStyle38"><text:span text:style-name="T38">mus Patrem et F</text:span></text:span><text:span text:style-name="CharStyle38"><text:span text:style-name="T48">í</text:span></text:span><text:span text:style-name="CharStyle38"><text:span text:style-name="T38">lium, cum Sancto Sp</text:span></text:span><text:span text:style-name="CharStyle38"><text:span text:style-name="T48">í</text:span></text:span><text:span text:style-name="CharStyle38"><text:span text:style-name="T38">ritu. </text:span></text:span><text:span text:style-name="CharStyle38"><text:span text:style-name="T48">§</text:span></text:span></text:p>
      <text:p text:style-name="P16"><text:span text:style-name="CharStyle38"><text:span text:style-name="T24">R/</text:span></text:span><text:span text:style-name="CharStyle38"><text:span text:style-name="T38">. Laud</text:span></text:span><text:span text:style-name="CharStyle38"><text:span text:style-name="T24">é</text:span></text:span><text:span text:style-name="CharStyle38"><text:span text:style-name="T38">mus et superexalt</text:span></text:span><text:span text:style-name="CharStyle38"><text:span text:style-name="T24">é</text:span></text:span><text:span text:style-name="CharStyle38"><text:span text:style-name="T38">mus eum in s</text:span></text:span><text:span text:style-name="CharStyle38"><text:span text:style-name="T42">a</text:span></text:span><text:span text:style-name="CharStyle38"><text:span text:style-name="T38">ecula. </text:span></text:span><text:span text:style-name="CharStyle38"><text:span text:style-name="T48">§</text:span></text:span><text:span text:style-name="CharStyle38"><text:span text:style-name="T38"> </text:span></text:span></text:p>
      <text:p text:style-name="P17"><text:span text:style-name="CharStyle38"><text:span text:style-name="T24">V/. </text:span></text:span><text:span text:style-name="CharStyle38"><text:span text:style-name="T38">D</text:span></text:span><text:span text:style-name="CharStyle38"><text:span text:style-name="T48">ó</text:span></text:span><text:span text:style-name="CharStyle38"><text:span text:style-name="T38">minus vob</text:span></text:span><text:span text:style-name="CharStyle38"><text:span text:style-name="T48">í</text:span></text:span><text:span text:style-name="CharStyle38"><text:span text:style-name="T38">scum. </text:span></text:span><text:span text:style-name="CharStyle38"><text:span text:style-name="T24">§</text:span></text:span></text:p>
      <text:p text:style-name="P18"><text:span text:style-name="CharStyle47"><text:span text:style-name="T24">R/</text:span></text:span><text:span text:style-name="CharStyle47"><text:span text:style-name="T12">.</text:span></text:span><text:span text:style-name="CharStyle38"><text:span text:style-name="T38"> Et cum sp</text:span></text:span><text:span text:style-name="CharStyle38"><text:span text:style-name="T48">í</text:span></text:span><text:span text:style-name="CharStyle38"><text:span text:style-name="T38">ritu tuo.</text:span></text:span></text:p>
      <text:p text:style-name="P35"><text:span text:style-name="CharStyle47"><text:span text:style-name="T12">O</text:span></text:span><text:span text:style-name="CharStyle47"><text:span text:style-name="T38">r</text:span></text:span><text:span text:style-name="CharStyle47"><text:span text:style-name="T24">é</text:span></text:span><text:span text:style-name="CharStyle47"><text:span text:style-name="T38">m</text:span></text:span><text:span text:style-name="CharStyle47"><text:span text:style-name="T12">us.</text:span></text:span><text:span text:style-name="CharStyle47"><text:span text:style-name="T38"> </text:span></text:span><text:span text:style-name="CharStyle47"><text:span text:style-name="T24">§</text:span></text:span></text:p>
      <text:p text:style-name="P33"><text:span text:style-name="CharStyle38"><text:span text:style-name="T38">A</text:span></text:span><text:span text:style-name="CharStyle38"><text:span text:style-name="T48">c</text:span></text:span><text:span text:style-name="CharStyle38"><text:span text:style-name="T38">ti</text:span></text:span><text:span text:style-name="CharStyle38"><text:span text:style-name="T24">ó</text:span></text:span><text:span text:style-name="CharStyle38"><text:span text:style-name="T38">nes nostras quaesumus, D</text:span></text:span><text:span text:style-name="CharStyle38"><text:span text:style-name="T24">ó</text:span></text:span><text:span text:style-name="CharStyle38"><text:span text:style-name="T38">mine, aspir</text:span></text:span><text:span text:style-name="CharStyle38"><text:span text:style-name="T48">á</text:span></text:span><text:span text:style-name="CharStyle38"><text:span text:style-name="T38">ndo praev</text:span></text:span><text:span text:style-name="CharStyle38"><text:span text:style-name="T48">é</text:span></text:span><text:span text:style-name="CharStyle38"><text:span text:style-name="T38">ni, et adjuv</text:span></text:span><text:span text:style-name="CharStyle38"><text:span text:style-name="T48">á</text:span></text:span><text:span text:style-name="CharStyle38"><text:span text:style-name="T38">ndo pros</text:span></text:span><text:span text:style-name="CharStyle38"><text:span text:style-name="T48">é</text:span></text:span><text:span text:style-name="CharStyle38"><text:span text:style-name="T38">quere </text:span></text:span><text:span text:style-name="CharStyle38"><text:span text:style-name="T12">:</text:span></text:span><text:span text:style-name="CharStyle38"><text:span text:style-name="T38"> * ut cuncta nostra or</text:span></text:span><text:span text:style-name="CharStyle38"><text:span text:style-name="T48">á</text:span></text:span><text:span text:style-name="CharStyle38"><text:span text:style-name="T38">tio et oper</text:span></text:span><text:span text:style-name="CharStyle38"><text:span text:style-name="T48">á</text:span></text:span><text:span text:style-name="CharStyle38"><text:span text:style-name="T38">tio a te semper inc</text:span></text:span><text:span text:style-name="CharStyle38"><text:span text:style-name="T48">í</text:span></text:span><text:span text:style-name="CharStyle38"><text:span text:style-name="T38">piat, et per te c</text:span></text:span><text:span text:style-name="CharStyle38"><text:span text:style-name="T48">o</text:span></text:span><text:span text:style-name="CharStyle38"><text:span text:style-name="T38">epta fini</text:span></text:span><text:span text:style-name="CharStyle38"><text:span text:style-name="T48">á</text:span></text:span><text:span text:style-name="CharStyle38"><text:span text:style-name="T38">tur. </text:span></text:span><text:span text:style-name="CharStyle38"><text:span text:style-name="T24">§</text:span></text:span></text:p>
      <text:p text:style-name="P32"><text:span text:style-name="CharStyle38"><text:span text:style-name="T38">D</text:span></text:span><text:span text:style-name="CharStyle38"><text:span text:style-name="T48">e</text:span></text:span><text:span text:style-name="CharStyle38"><text:span text:style-name="T38">us qui nos a vanit</text:span></text:span><text:span text:style-name="CharStyle38"><text:span text:style-name="T48">á</text:span></text:span><text:span text:style-name="CharStyle38"><text:span text:style-name="T38">te saeculi conv</text:span></text:span><text:span text:style-name="CharStyle38"><text:span text:style-name="T48">é</text:span></text:span><text:span text:style-name="CharStyle38"><text:span text:style-name="T38">rsos ad sup</text:span></text:span><text:span text:style-name="CharStyle38"><text:span text:style-name="T24">é</text:span></text:span><text:span text:style-name="CharStyle38"><text:span text:style-name="T38">rnae vocati</text:span></text:span><text:span text:style-name="CharStyle38"><text:span text:style-name="T48">ó</text:span></text:span><text:span text:style-name="CharStyle38"><text:span text:style-name="T38">nis br</text:span></text:span><text:span text:style-name="CharStyle38"><text:span text:style-name="T48">á</text:span></text:span><text:span text:style-name="CharStyle38"><text:span text:style-name="T38">vium acc</text:span></text:span><text:span text:style-name="CharStyle38"><text:span text:style-name="T48">é</text:span></text:span><text:span text:style-name="CharStyle38"><text:span text:style-name="T38">ndis, pect</text:span></text:span><text:span text:style-name="CharStyle38"><text:span text:style-name="T48">ó</text:span></text:span><text:span text:style-name="CharStyle38"><text:span text:style-name="T38">ribus nostris ill</text:span></text:span><text:span text:style-name="CharStyle38"><text:span text:style-name="T24">á</text:span></text:span><text:span text:style-name="CharStyle38"><text:span text:style-name="T38">bere, </text:span></text:span><text:span text:style-name="CharStyle38"><text:span text:style-name="T48">§ </text:span></text:span><text:span text:style-name="CharStyle38"><text:span text:style-name="T38">et gr</text:span></text:span><text:span text:style-name="CharStyle38"><text:span text:style-name="T48">á</text:span></text:span><text:span text:style-name="CharStyle38"><text:span text:style-name="T38">tiam nobis, qua in te persever</text:span></text:span><text:span text:style-name="CharStyle38"><text:span text:style-name="T48">é</text:span></text:span><text:span text:style-name="CharStyle38"><text:span text:style-name="T38">mus, inf</text:span></text:span><text:span text:style-name="CharStyle38"><text:span text:style-name="T24">ú</text:span></text:span><text:span text:style-name="CharStyle38"><text:span text:style-name="T38">nde : </text:span></text:span><text:span text:style-name="CharStyle38"><text:span text:style-name="T12">*</text:span></text:span><text:span text:style-name="CharStyle38"><text:span text:style-name="T38"> ut gr</text:span></text:span><text:span text:style-name="CharStyle38"><text:span text:style-name="T48">á</text:span></text:span><text:span text:style-name="CharStyle38"><text:span text:style-name="T38">tiae tuae mun</text:span></text:span><text:span text:style-name="CharStyle38"><text:span text:style-name="T48">í</text:span></text:span><text:span text:style-name="CharStyle38"><text:span text:style-name="T38">ti praes</text:span></text:span><text:span text:style-name="CharStyle38"><text:span text:style-name="T48">í</text:span></text:span><text:span text:style-name="CharStyle38"><text:span text:style-name="T38">dio, quod, te </text:span></text:span><text:soft-page-break/><text:span text:style-name="CharStyle38"><text:span text:style-name="T38">don</text:span></text:span><text:span text:style-name="CharStyle38"><text:span text:style-name="T48">á</text:span></text:span><text:span text:style-name="CharStyle38"><text:span text:style-name="T38">nte prom</text:span></text:span><text:span text:style-name="CharStyle38"><text:span text:style-name="T48">í</text:span></text:span><text:span text:style-name="CharStyle38"><text:span text:style-name="T38">simus, imple</text:span></text:span><text:span text:style-name="CharStyle38"><text:span text:style-name="T48">á</text:span></text:span><text:span text:style-name="CharStyle38"><text:span text:style-name="T38">mus, </text:span></text:span><text:span text:style-name="CharStyle38"><text:span text:style-name="T24">§</text:span></text:span><text:span text:style-name="CharStyle38"><text:span text:style-name="T38"> et nostrae professi</text:span></text:span><text:span text:style-name="CharStyle38"><text:span text:style-name="T48">ó</text:span></text:span><text:span text:style-name="CharStyle38"><text:span text:style-name="T38">nis execut</text:span></text:span><text:span text:style-name="CharStyle38"><text:span text:style-name="T24">ó</text:span></text:span><text:span text:style-name="CharStyle38"><text:span text:style-name="T38">res eff</text:span></text:span><text:span text:style-name="CharStyle38"><text:span text:style-name="T48">é</text:span></text:span><text:span text:style-name="CharStyle38"><text:span text:style-name="T38">cti, ad ea, quae persever</text:span></text:span><text:span text:style-name="CharStyle38"><text:span text:style-name="T24">á</text:span></text:span><text:span text:style-name="CharStyle38"><text:span text:style-name="T38">ntibus in te dign</text:span></text:span><text:span text:style-name="CharStyle38"><text:span text:style-name="T48">á</text:span></text:span><text:span text:style-name="CharStyle38"><text:span text:style-name="T38">tus es prom</text:span></text:span><text:span text:style-name="CharStyle38"><text:span text:style-name="T48">í</text:span></text:span><text:span text:style-name="CharStyle38"><text:span text:style-name="T38">ttere, perting</text:span></text:span><text:span text:style-name="CharStyle38"><text:span text:style-name="T48">á</text:span></text:span><text:span text:style-name="CharStyle38"><text:span text:style-name="T38">mus. Per Christum D</text:span></text:span><text:span text:style-name="CharStyle38"><text:span text:style-name="T48">ó</text:span></text:span><text:span text:style-name="CharStyle38"><text:span text:style-name="T38">minum nostrum. </text:span></text:span><text:span text:style-name="CharStyle38"><text:span text:style-name="T24">§</text:span></text:span><text:span text:style-name="CharStyle38"><text:span text:style-name="T38"> </text:span></text:span><text:span text:style-name="CharStyle38"><text:span text:style-name="T48">R/</text:span></text:span><text:span text:style-name="CharStyle38"><text:span text:style-name="T38">. Amen.</text:span></text:span></text:p>
      <text:list xml:id="list165732613090870" text:continue-numbering="true" text:style-name="L3">
        <text:list-item>
          <text:p text:style-name="P81"><text:bookmark text:name="bookmark1279"/><text:span text:style-name="CharStyle95"><text:span text:style-name="T38"><text:tab/></text:span></text:span><text:span text:style-name="CharStyle95"><text:span text:style-name="T2"><text:note text:id="ftn15" text:note-class="footnote"><text:note-citation>15</text:note-citation><text:note-body><text:p text:style-name="P43"><text:span text:style-name="CharStyle107"><text:span text:style-name="T38"><text:s/>18. Post haec noviter Professus redeat in Chorum Novitiorum </text:span></text:span><text:span text:style-name="CharStyle107"><text:span text:style-name="T12">e</text:span></text:span><text:span text:style-name="CharStyle107"><text:span text:style-name="T38">t ibi remaneat usque post Missam, cuncta agens ut solent Novitii; statuatur vero in ordine suo in Chorum Monachorum facto signo </text:span></text:span><text:span text:style-name="CharStyle107"><text:span text:style-name="T5">a</text:span></text:span><text:span text:style-name="CharStyle107"><text:span text:style-name="T38"> Priore, tempore congruo. — 19. Denique...</text:span></text:span></text:p></text:note-body></text:note></text:span></text:span><text:span text:style-name="CharStyle95"><text:span text:style-name="T38"> Post haec noviter Professus statuatur in ordine suo</text:span></text:span><text:span text:style-name="CharStyle107"><text:span text:style-name="T2"> </text:span></text:span><text:span text:style-name="CharStyle95"><text:span text:style-name="T38">i</text:span></text:span><text:span text:style-name="CharStyle95"><text:span text:style-name="T12">n</text:span></text:span><text:span text:style-name="CharStyle95"><text:span text:style-name="T38"> Chorum Monachorum a Priore, et Abbas revertens ad Altare prosequatur Missam ; cui junior Monachus communicet, accepta Pace ad gradum : si tamen ad Missam benedicendus fuerit. Potest enim benedici post Sextam vel aliam Horam.</text:span></text:span></text:p>
        </text:list-item>
        <text:list-item>
          <text:p text:style-name="P88"><text:bookmark text:name="bookmark1280"/><text:span text:style-name="CharStyle95"><text:span text:style-name="T38"><text:tab/>Denique, praesentibus cognatis vel certe duobus Testi­bus e s</text:span></text:span><text:span text:style-name="CharStyle95"><text:span text:style-name="T24">ae</text:span></text:span><text:span text:style-name="CharStyle95"><text:span text:style-name="T38">culo ad hoc vocatis, registretur Professio in libro speciali, in quo dies, mensis et annus illius diligenter notentur : eique subscribant primo qui suscepit vota, secundo Monachus qui illa emisit, tertio Testes. Et idem fiat infra subscriptionem chartulae ex qua Novitius Professionem legit.</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loister" svg:font-family="Cloister" style:font-family-generic="roman" style:font-pitch="variable"/>
    <style:font-face style:name="Linux Libertine S.O.Cist." svg:font-family="'Linux Libertine S.O.Cist.'"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ody_20_text_20__28_6_29_" style:display-name="Body text (6)" style:family="paragraph" style:master-page-name="">
      <loext:graphic-properties draw:fill="none" draw:fill-color="#729fcf"/>
      <style:paragraph-properties fo:line-height="150%" style:page-number="auto" fo:background-color="transparent"/>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Heading_20__23_6" style:display-name="Heading #6" style:family="paragraph" style:master-page-name="">
      <loext:graphic-properties draw:fill="none" draw:fill-color="#729fcf"/>
      <style:paragraph-properties fo:text-align="center" style:justify-single-word="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Other" style:family="paragraph" style:master-page-name="">
      <loext:graphic-properties draw:fill="none" draw:fill-color="#729fcf"/>
      <style:paragraph-properties fo:margin-left="0in" fo:margin-right="0in" fo:line-height="96%" fo:text-indent="0.9445in" style:auto-text-indent="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Picture_20_caption" style:display-name="Picture caption" style:family="paragraph" style:master-page-name="">
      <loext:graphic-properties draw:fill="none" draw:fill-color="#729fcf"/>
      <style:paragraph-properties fo:line-height="114%" fo:text-align="center" style:justify-single-word="false" style:page-number="auto" fo:background-color="transparent"/>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ody_20_text_20__28_12_29_" style:display-name="Body text (12)" style:family="paragraph" style:master-page-name="">
      <loext:graphic-properties draw:fill="none" draw:fill-color="#729fcf"/>
      <style:paragraph-properties fo:line-height="94%" fo:text-align="center" style:justify-single-word="false" style:page-number="auto" fo:background-color="transparent"/>
      <style:text-properties style:text-line-through-style="none" style:text-line-through-type="none" style:font-name="Times New Roman" fo:font-family="'Times New Roman'" fo:font-size="11pt" fo:font-style="normal" style:text-underline-style="none" fo:font-weight="bold" fo:background-color="transparent"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Body_20_text_20__28_2_29_" style:display-name="Body text (2)" style:family="paragraph" style:master-page-name="">
      <loext:graphic-properties draw:fill="none" draw:fill-color="#729fcf"/>
      <style:paragraph-properties fo:margin-left="0in" fo:margin-right="0in" fo:line-height="96%" fo:text-indent="0.9445in" style:auto-text-indent="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Body_20_text_20__28_2_29__20__2b__20_DropCap63" style:display-name="Body text (2) + DropCap63" style:family="paragraph" style:parent-style-name="Body_20_text_20__28_2_29_" style:master-page-name="">
      <loext:graphic-properties draw:fill="none" draw:fill-color="#729fcf"/>
      <style:paragraph-properties fo:margin-left="0in" fo:margin-right="0in" style:line-height-at-least="0.2992in" fo:text-align="start" style:justify-single-word="false" fo:text-indent="0.25in"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or_20_footer" style:display-name="Header or footer"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ody_20_text_20__28_11_29_" style:display-name="Body text (11)" style:family="paragraph" style:master-page-name="">
      <loext:graphic-properties draw:fill="none" draw:fill-color="#729fcf"/>
      <style:paragraph-properties fo:line-height="109%" fo:text-align="center" style:justify-single-word="false" style:page-number="auto" fo:background-color="transparent"/>
      <style:text-properties style:text-line-through-style="none" style:text-line-through-type="none" style:font-name="Arial" fo:font-family="Arial" fo:font-size="9.5pt" fo:font-style="normal" style:text-underline-style="none" fo:font-weight="normal" fo:background-color="transparent" style:font-name-asian="Arial" style:font-family-asian="Arial" style:font-size-asian="9.5pt" style:font-style-asian="normal" style:font-weight-asian="normal" style:font-name-complex="Arial" style:font-family-complex="Arial" style:font-size-complex="9.5pt" style:font-style-complex="normal" style:font-weight-complex="normal"/>
    </style:style>
    <style:style style:name="Body_20_text_20__28_2_29__20__2b__20_DropCap64" style:display-name="Body text (2) + DropCap64" style:family="paragraph" style:parent-style-name="Body_20_text_20__28_2_29_" style:master-page-name="">
      <loext:graphic-properties draw:fill="none" draw:fill-color="#729fcf"/>
      <style:paragraph-properties fo:margin-left="0in" fo:margin-right="0in" style:line-height-at-least="0.3016in" fo:text-align="start" style:justify-single-word="false" fo:text-indent="0in" style:auto-text-indent="false" style:page-number="auto" fo:background-color="transparent"/>
    </style:style>
    <style:style style:name="Body_20_text_20__28_2_29__20__2b__20_DropCap66" style:display-name="Body text (2) + DropCap66" style:family="paragraph" style:parent-style-name="Body_20_text_20__28_2_29_" style:master-page-name="">
      <loext:graphic-properties draw:fill="none" draw:fill-color="#729fcf"/>
      <style:paragraph-properties fo:margin-left="0in" fo:margin-right="0in" style:line-height-at-least="0.2984in" fo:text-align="start" style:justify-single-word="false" fo:text-indent="0.25in" style:auto-text-indent="false" style:page-number="auto" fo:background-color="transparent"/>
    </style:style>
    <style:style style:name="Body_20_text_20__28_2_29__20__2b__20_DropCap69" style:display-name="Body text (2) + DropCap69" style:family="paragraph" style:parent-style-name="Body_20_text_20__28_2_29_" style:master-page-name="">
      <loext:graphic-properties draw:fill="none" draw:fill-color="#729fcf"/>
      <style:paragraph-properties fo:margin-left="0in" fo:margin-right="0in" style:line-height-at-least="0.2909in" fo:text-align="start" style:justify-single-word="false" fo:text-indent="0in" style:auto-text-indent="false" style:page-number="auto" fo:background-color="transparent"/>
    </style:style>
    <style:style style:name="Body_20_text_20__28_2_29__20__2b__20_DropCap70" style:display-name="Body text (2) + DropCap70" style:family="paragraph" style:parent-style-name="Body_20_text_20__28_2_29_" style:master-page-name="">
      <loext:graphic-properties draw:fill="none" draw:fill-color="#729fcf"/>
      <style:paragraph-properties fo:margin-left="0in" fo:margin-right="0in" style:line-height-at-least="0.2992in" fo:text-align="start" style:justify-single-word="false" fo:text-indent="0in" style:auto-text-indent="false" style:page-number="auto" fo:background-color="transparent"/>
    </style:style>
    <style:style style:name="Frame_20_contents" style:display-name="Frame contents" style:family="paragraph" style:parent-style-name="Standard" style:class="extra"/>
    <style:style style:name="DefaultFontStyle" style:family="text">
      <style:text-properties fo:color="#000000" loext:opacity="100%" style:text-position="0% 100%" style:font-name="Microsoft Sans Serif" fo:font-family="'Microsoft Sans Serif'" fo:font-size="12pt" fo:letter-spacing="normal" fo:language="la" fo:country="001" style:font-name-asian="Microsoft Sans Serif" style:font-family-asian="'Microsoft Sans Serif'" style:font-size-asian="12pt" style:language-asian="la" style:country-asian="001" style:font-name-complex="Microsoft Sans Serif" style:font-family-complex="'Microsoft Sans Serif'" style:font-size-complex="12pt" style:language-complex="la" style:country-complex="001" style:text-scale="100%"/>
    </style:style>
    <style:style style:name="CharStyle95" style:family="text" style:parent-style-name="DefaultFontStyle">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CharStyle99" style:family="text" style:parent-style-name="CharStyle95">
      <style:text-properties fo:color="#000000" loext:opacity="100%" style:text-position="0% 100%" fo:letter-spacing="normal" fo:language="la" fo:country="001" fo:background-color="#ffffff" style:language-asian="la" style:country-asian="001" style:language-complex="la" style:country-complex="001" style:text-scale="100%"/>
    </style:style>
    <style:style style:name="CharStyle55"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20"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163" style:family="text" style:parent-style-name="CharStyle20">
      <style:text-properties fo:color="#000000" loext:opacity="100%" style:text-position="0% 100%" style:font-name="Arial" fo:font-family="Arial" fo:font-size="11pt" fo:letter-spacing="normal" fo:language="la" fo:country="001" style:font-name-asian="Arial" style:font-family-asian="Arial" style:font-size-asian="11pt" style:language-asian="la" style:country-asian="001" style:font-name-complex="Arial" style:font-family-complex="Arial" style:font-size-complex="11pt" style:language-complex="la" style:country-complex="001" style:text-scale="100%"/>
    </style:style>
    <style:style style:name="CharStyle41" style:family="text" style:parent-style-name="DefaultFontStyle">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CharStyle101" style:family="text" style:parent-style-name="CharStyle41">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97" style:family="text" style:parent-style-name="CharStyle95">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3" style:family="text" style:parent-style-name="DefaultFontStyle">
      <style:text-properties style:text-line-through-style="none" style:text-line-through-type="none" style:font-name="Times New Roman" fo:font-family="'Times New Roman'" fo:font-size="14pt" fo:font-style="normal" style:text-underline-style="none" fo:font-weight="normal" fo:background-color="transparent" style:font-name-asian="Times New Roman" style:font-family-asian="'Times New Roman'" style:font-size-asian="14pt" style:font-style-asian="normal" style:font-weight-asian="normal" style:font-name-complex="Times New Roman" style:font-family-complex="'Times New Roman'" style:font-size-complex="14pt" style:font-style-complex="normal" style:font-weight-complex="normal"/>
    </style:style>
    <style:style style:name="CharStyle8" style:family="text" style:parent-style-name="CharStyle3">
      <style:text-properties fo:color="#000000" loext:opacity="100%" style:text-position="0% 100%" fo:letter-spacing="normal" fo:language="la" fo:country="001" fo:background-color="#ffffff" style:language-asian="la" style:country-asian="001" style:language-complex="la" style:country-complex="001" style:text-scale="100%"/>
    </style:style>
    <style:style style:name="CharStyle169" style:family="text" style:parent-style-name="DefaultFontStyle">
      <style:text-properties style:text-line-through-style="none" style:text-line-through-type="none" style:font-name="Times New Roman" fo:font-family="'Times New Roman'" fo:font-size="11pt" fo:font-style="normal" style:text-underline-style="none" fo:font-weight="bold" fo:background-color="transparent"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38"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190" style:family="text" style:parent-style-name="CharStyle38">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06" style:family="text" style:parent-style-name="CharStyle38">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107" style:family="text" style:parent-style-name="CharStyle95">
      <style:text-properties fo:color="#000000" loext:opacity="100%" style:text-position="0% 100%" fo:font-size="14pt" fo:letter-spacing="normal" fo:language="la" fo:country="001" style:font-size-asian="14pt" style:language-asian="la" style:country-asian="001" style:font-size-complex="14pt" style:language-complex="la" style:country-complex="001" style:text-scale="100%"/>
    </style:style>
    <style:style style:name="CharStyle64" style:family="text" style:parent-style-name="CharStyle38">
      <style:text-properties fo:color="#000000" loext:opacity="100%" style:text-position="0% 100%" fo:letter-spacing="normal" fo:language="la" fo:country="001" fo:font-style="italic" style:language-asian="la" style:country-asian="001" style:font-style-asian="italic" style:language-complex="la" style:country-complex="001" style:font-style-complex="italic" style:text-scale="100%"/>
    </style:style>
    <style:style style:name="CharStyle119" style:family="text" style:parent-style-name="CharStyle95">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93" style:family="text" style:parent-style-name="CharStyle95">
      <style:text-properties fo:color="#000000" loext:opacity="100%" style:text-position="0% 100%" fo:font-size="18pt" fo:letter-spacing="normal" fo:language="la" fo:country="001" fo:font-style="italic" style:font-size-asian="18pt" style:language-asian="la" style:country-asian="001" style:font-style-asian="italic" style:font-size-complex="18pt" style:language-complex="la" style:country-complex="001" style:font-style-complex="italic" style:text-scale="100%"/>
    </style:style>
    <style:style style:name="CharStyle109" style:family="text" style:parent-style-name="CharStyle95">
      <style:text-properties fo:color="#000000" loext:opacity="100%" style:text-position="0% 100%" fo:font-size="14pt" fo:letter-spacing="normal" fo:language="la" fo:country="001" fo:font-style="italic" style:font-size-asian="14pt" style:language-asian="la" style:country-asian="001" style:font-style-asian="italic" style:font-size-complex="14pt" style:language-complex="la" style:country-complex="001" style:font-style-complex="italic" style:text-scale="100%"/>
    </style:style>
    <style:style style:name="CharStyle224" style:family="text" style:parent-style-name="CharStyle95">
      <style:text-properties fo:color="#000000" loext:opacity="100%" style:text-position="0% 100%" fo:letter-spacing="normal" fo:language="la" fo:country="001" fo:font-style="italic" style:text-underline-style="solid" style:text-underline-width="auto" style:text-underline-color="font-color" style:language-asian="la" style:country-asian="001" style:font-style-asian="italic" style:language-complex="la" style:country-complex="001" style:font-style-complex="italic" style:text-scale="100%"/>
    </style:style>
    <style:style style:name="CharStyle207" style:family="text" style:parent-style-name="CharStyle38">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47" style:family="text" style:parent-style-name="CharStyle38">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210" style:family="text" style:parent-style-name="CharStyle38">
      <style:text-properties fo:color="#000000" loext:opacity="100%" style:text-position="0% 100%" fo:font-size="8pt" fo:letter-spacing="normal" fo:language="la" fo:country="001" style:font-size-asian="8pt" style:language-asian="la" style:country-asian="001" style:font-size-complex="8pt" style:language-complex="la" style:country-complex="001" style:text-scale="100%"/>
    </style:style>
    <style:style style:name="CharStyle126" style:family="text" style:parent-style-name="CharStyle20">
      <style:text-properties fo:color="#000000" loext:opacity="100%" style:text-position="0% 100%" style:font-name="Arial" fo:font-family="Arial" fo:font-size="25pt" fo:letter-spacing="normal" fo:language="la" fo:country="001" style:font-name-asian="Arial" style:font-family-asian="Arial" style:font-size-asian="25pt" style:language-asian="la" style:country-asian="001" style:font-name-complex="Arial" style:font-family-complex="Arial" style:font-size-complex="25pt" style:language-complex="la" style:country-complex="001" style:text-scale="100%"/>
    </style:style>
    <style:style style:name="CharStyle135" style:family="text" style:parent-style-name="CharStyle20">
      <style:text-properties fo:color="#000000" loext:opacity="100%" style:text-position="0% 100%" fo:font-size="15pt" fo:letter-spacing="normal" fo:language="la" fo:country="001" fo:font-style="italic" style:font-size-asian="15pt" style:language-asian="la" style:country-asian="001" style:font-style-asian="italic" style:font-size-complex="15pt" style:language-complex="la" style:country-complex="001" style:font-style-complex="italic" style:text-scale="100%"/>
    </style:style>
    <style:style style:name="CharStyle118" style:family="text" style:parent-style-name="CharStyle95">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100" style:family="text" style:parent-style-name="CharStyle95">
      <style:text-properties fo:color="#000000" loext:opacity="100%" style:text-position="0% 100%" fo:letter-spacing="normal" fo:language="la" fo:country="001" fo:font-style="italic" style:language-asian="la" style:country-asian="001" style:font-style-asian="italic" style:language-complex="la" style:country-complex="001" style:font-style-complex="italic" style:text-scale="100%"/>
    </style:style>
    <style:style style:name="CharStyle225" style:family="text" style:parent-style-name="CharStyle55">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26" style:family="text" style:parent-style-name="DefaultFontStyle">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CharStyle48" style:family="text" style:parent-style-name="CharStyle26">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82" style:family="text" style:parent-style-name="CharStyle95">
      <style:text-properties fo:color="#000000" loext:opacity="100%" style:text-position="0% 100%" fo:font-size="18pt" fo:letter-spacing="normal" fo:language="la" fo:country="001" style:font-size-asian="18pt" style:language-asian="la" style:country-asian="001" style:font-size-complex="18pt" style:language-complex="la" style:country-complex="001" style:text-scale="100%"/>
    </style:style>
    <style:style style:name="CharStyle146" style:family="text" style:parent-style-name="DefaultFontStyle">
      <style:text-properties style:text-line-through-style="none" style:text-line-through-type="none" style:font-name="Arial" fo:font-family="Arial" fo:font-size="9.5pt" fo:font-style="normal" style:text-underline-style="none" fo:font-weight="normal" fo:background-color="transparent" style:font-name-asian="Arial" style:font-family-asian="Arial" style:font-size-asian="9.5pt" style:font-style-asian="normal" style:font-weight-asian="normal" style:font-name-complex="Arial" style:font-family-complex="Arial" style:font-size-complex="9.5pt" style:font-style-complex="normal" style:font-weight-complex="normal"/>
    </style:style>
    <style:style style:name="CharStyle147" style:family="text" style:parent-style-name="CharStyle146">
      <style:text-properties fo:color="#000000" loext:opacity="100%" style:text-position="0% 100%" fo:font-size="9pt" fo:letter-spacing="normal" fo:language="la" fo:country="001" style:font-size-asian="9pt" style:language-asian="la" style:country-asian="001" style:font-size-complex="9pt" style:language-complex="la" style:country-complex="001" style:text-scale="100%"/>
    </style:style>
    <style:style style:name="CharStyle91" style:family="text" style:parent-style-name="CharStyle26">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120" style:family="text" style:parent-style-name="CharStyle26">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226" style:family="text" style:parent-style-name="CharStyle95">
      <style:text-properties fo:color="#000000" loext:opacity="100%" style:text-position="0% 100%" fo:font-size="18pt" fo:letter-spacing="normal" fo:language="la" fo:country="001" fo:font-style="italic" style:text-underline-style="solid" style:text-underline-width="auto" style:text-underline-color="font-color" style:font-size-asian="18pt" style:language-asian="la" style:country-asian="001" style:font-style-asian="italic" style:font-size-complex="18pt" style:language-complex="la" style:country-complex="001" style:font-style-complex="italic" style:text-scale="100%"/>
    </style:style>
    <style:style style:name="CharStyle103" style:family="text" style:parent-style-name="CharStyle95">
      <style:text-properties fo:color="#000000" loext:opacity="100%" style:text-position="0% 100%" fo:font-size="9.5pt" fo:letter-spacing="normal" fo:language="la" fo:country="001" style:font-size-asian="9.5pt" style:language-asian="la" style:country-asian="001" style:font-size-complex="9.5pt" style:language-complex="la" style:country-complex="001" style:text-scale="100%"/>
    </style:style>
    <style:style style:name="CharStyle191" style:family="text" style:parent-style-name="CharStyle146">
      <style:text-properties fo:color="#000000" loext:opacity="100%" style:text-position="0% 100%" style:font-name="Times New Roman" fo:font-family="'Times New Roman'" fo:font-size="15pt" fo:letter-spacing="normal" fo:language="la" fo:country="001" style:font-name-asian="Times New Roman" style:font-family-asian="'Times New Roman'" style:font-size-asian="15pt" style:language-asian="la" style:country-asian="001" style:font-name-complex="Times New Roman" style:font-family-complex="'Times New Roman'" style:font-size-complex="15pt" style:language-complex="la" style:country-complex="001"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line-height="0.0008in" style:page-number="auto"/>
    </style:style>
    <style:style style:name="MP2"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028in" style:type="right"/>
        </style:tab-stops>
      </style:paragraph-properties>
    </style:style>
    <style:style style:name="MP5"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11in" style:type="right"/>
        </style:tab-stops>
      </style:paragraph-properties>
    </style:style>
    <style:style style:name="MP6" style:family="paragraph" style:parent-style-name="Header" style:master-page-name="">
      <style:paragraph-properties style:page-number="auto"/>
      <style:text-properties fo:font-size="1pt" style:font-size-asian="1pt" style:font-size-complex="1pt"/>
    </style:style>
    <style:style style:name="MT1" style:family="text">
      <style:text-properties fo:color="#000000" loext:opacity="100%" fo:background-color="#80ffff" loext:char-shading-value="0"/>
    </style:style>
    <style:style style:name="MT2" style:family="text"/>
    <style:style style:name="M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068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98in" fo:margin-left="0in" fo:margin-right="0in" fo:margin-bottom="0in"/>
      </style:header-style>
      <style:footer-style>
        <style:header-footer-properties fo:min-height="0.9835in" fo:margin-left="0in" fo:margin-right="0in" fo:margin-top="0.9835in"/>
      </style:footer-style>
    </style:page-layout>
    <style:page-layout style:name="Mpm3">
      <style:page-layout-properties fo:page-width="8.5in" fo:page-height="11.0681in" style:num-format="1" style:print-orientation="portrait" fo:margin-top="0in" fo:margin-bottom="0in" fo:margin-left="1.322in" fo:margin-right="0.794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937in" fo:margin-left="0in" fo:margin-right="0in" fo:margin-bottom="0in"/>
      </style:header-style>
      <style:footer-style>
        <style:header-footer-properties fo:min-height="0.8465in" fo:margin-left="0in" fo:margin-right="0in" fo:margin-top="0.8465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321" style:page-layout-name="Mpm2" draw:style-name="Mdp1">
      <style:header>
        <text:p text:style-name="MP1"><draw:frame draw:style-name="Mfr1" draw:name="295" text:anchor-type="paragraph" svg:x="3.25in" svg:y="0.6508in" draw:z-index="0"><draw:text-box fo:min-height="0.178in" fo:min-width="3.0252in"><text:p text:style-name="MP2"><text:span text:style-name="CharStyle48"><text:span text:style-name="MT1">LI</text:span></text:span><text:span text:style-name="CharStyle48">B</text:span><text:span text:style-name="CharStyle48"><text:span text:style-name="MT1">.</text:span></text:span><text:span text:style-name="CharStyle48"> VI. DE RITU SUSCIPIENDI FR/</text:span><text:span text:style-name="CharStyle48"><text:span text:style-name="MT1">X</text:span></text:span><text:span text:style-name="CharStyle48">TRES</text:span></text:p></draw:text-box></draw:frame></text:p>
      </style:header>
      <style:footer>
        <text:p text:style-name="MP3"/>
      </style:footer>
    </style:master-page>
    <style:master-page style:name="PageStyle322" style:page-layout-name="Mpm2" draw:style-name="Mdp1">
      <style:header>
        <text:p text:style-name="MP1"/>
      </style:header>
      <style:footer>
        <text:p text:style-name="MP3"/>
      </style:footer>
    </style:master-page>
    <style:master-page style:name="PageStyle323" style:page-layout-name="Mpm2" draw:style-name="Mdp1">
      <style:header>
        <text:p text:style-name="MP1"><draw:frame draw:style-name="Mfr1" draw:name="297" text:anchor-type="paragraph" svg:x="3.25in" svg:y="0.6508in" draw:z-index="0"><draw:text-box fo:min-height="0.178in" fo:min-width="3.0252in"><text:p text:style-name="MP2"><text:span text:style-name="CharStyle48"><text:span text:style-name="MT1">LI</text:span></text:span><text:span text:style-name="CharStyle48">B</text:span><text:span text:style-name="CharStyle48"><text:span text:style-name="MT1">.</text:span></text:span><text:span text:style-name="CharStyle48"> VI. DE RITU SUSCIPIENDI FR/</text:span><text:span text:style-name="CharStyle48"><text:span text:style-name="MT1">X</text:span></text:span><text:span text:style-name="CharStyle48">TRES</text:span></text:p></draw:text-box></draw:frame></text:p>
      </style:header>
      <style:footer>
        <text:p text:style-name="MP3"/>
      </style:footer>
    </style:master-page>
    <style:master-page style:name="PageStyle325" style:page-layout-name="Mpm2" draw:style-name="Mdp1" style:next-style-name="PageStyle324">
      <style:header>
        <text:p text:style-name="MP1"><draw:frame draw:style-name="Mfr1" draw:name="299" text:anchor-type="paragraph" svg:x="2.4307in" svg:y="0.5783in" draw:z-index="0"><draw:text-box fo:min-height="0.2307in" fo:min-width="4.1028in"><text:p text:style-name="MP4"><text:span text:style-name="CharStyle48">CAP. </text:span><text:span text:style-name="CharStyle48"><text:span text:style-name="MT1">I</text:span></text:span><text:span text:style-name="CharStyle48">I. DE PROFESSIONE MONACHORUM<text:tab/></text:span><text:page-number text:select-page="current">0</text:page-number></text:p></draw:text-box></draw:frame></text:p>
      </style:header>
      <style:footer>
        <text:p text:style-name="MP3"/>
      </style:footer>
    </style:master-page>
    <style:master-page style:name="PageStyle324" style:page-layout-name="Mpm2" draw:style-name="Mdp1">
      <style:header>
        <text:p text:style-name="MP1"><draw:frame draw:style-name="Mfr1" draw:name="298" text:anchor-type="paragraph" svg:x="2.1165in" svg:y="0.6008in" draw:z-index="0"><draw:text-box fo:min-height="0.228in" fo:min-width="4.111in"><text:p text:style-name="MP5"><text:page-number text:select-page="current">0</text:page-number><text:span text:style-name="CharStyle91"><text:tab/></text:span><text:span text:style-name="CharStyle120"><text:span text:style-name="MT1">lib.</text:span></text:span><text:span text:style-name="CharStyle26"> VI. DE RITU SUSCIPIENDI FRATRES</text:span></text:p></draw:text-box></draw:frame></text:p>
      </style:header>
      <style:footer>
        <text:p text:style-name="MP3"/>
      </style:footer>
    </style:master-page>
    <style:master-page style:name="PageStyle326" style:page-layout-name="Mpm3" draw:style-name="Mdp1">
      <style:header>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11:51:32.904000000</meta:creation-date>
    <dc:date>2022-08-08T16:57:30.918000000</dc:date>
    <meta:editing-duration>PT49M56S</meta:editing-duration>
    <meta:editing-cycles>9</meta:editing-cycles>
    <meta:generator>LibreOffice/7.3.4.2$Windows_x86 LibreOffice_project/728fec16bd5f605073805c3c9e7c4212a0120dc5</meta:generator>
    <meta:document-statistic meta:table-count="0" meta:image-count="0" meta:object-count="0" meta:page-count="9" meta:paragraph-count="106" meta:word-count="2449" meta:character-count="16192" meta:non-whitespace-character-count="13828"/>
  </office:meta>
</office:document-meta>
</file>